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master-page-name="First_20_Page">
      <style:paragraph-properties style:page-number="auto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a4357a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a4357a"/>
    </style:style>
    <style:style style:name="T4" style:family="text">
      <style:text-properties fo:color="#a4357a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" style:family="text">
      <style:text-properties fo:color="#a4357a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ff"/>
    </style:style>
    <style:style style:name="T9" style:family="text">
      <style:text-properties fo:color="#0080ff"/>
    </style:style>
    <style:style style:name="T10" style:family="text">
      <style:text-properties fo:color="#0080ff" fo:font-weight="bold" style:font-weight-asian="bold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3f7f5f"/>
    </style:style>
    <style:style style:name="T13" style:family="text">
      <style:text-properties fo:color="#3f7f5f" style:text-underline-style="solid" style:text-underline-width="auto" style:text-underline-color="font-color"/>
    </style:style>
    <style:style style:name="T14" style:family="text"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T15" style:family="text">
      <style:text-properties fo:color="#004080"/>
    </style:style>
    <style:style style:name="T16" style:family="text">
      <style:text-properties fo:color="#004080" fo:font-weight="bold" style:font-weight-asian="bold" style:font-weight-complex="bold"/>
    </style:style>
    <style:style style:name="T17" style:family="text">
      <style:text-properties fo:color="#800040"/>
    </style:style>
    <style:style style:name="T18" style:family="text">
      <style:text-properties fo:color="#7f9fbf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"><text:a xlink:type="simple" xlink:href="#__RefHeading__556_325049425" text:style-name="Index_20_Link" text:visited-style-name="Index_20_Link">Mu Torere<text:tab/>2</text:a></text:p>
          <text:p text:style-name="P11"><text:a xlink:type="simple" xlink:href="#__RefHeading__600_325049425" text:style-name="Index_20_Link" text:visited-style-name="Index_20_Link">Mechanism<text:tab/>5</text:a></text:p>
          <text:p text:style-name="P12"><text:a xlink:type="simple" xlink:href="#__RefHeading__558_325049425" text:style-name="Index_20_Link" text:visited-style-name="Index_20_Link">Board<text:tab/>5</text:a></text:p>
          <text:p text:style-name="P12"><text:a xlink:type="simple" xlink:href="#__RefHeading__560_325049425" text:style-name="Index_20_Link" text:visited-style-name="Index_20_Link">MT Tools<text:tab/>7</text:a></text:p>
          <text:p text:style-name="P12"><text:a xlink:type="simple" xlink:href="#__RefHeading__562_325049425" text:style-name="Index_20_Link" text:visited-style-name="Index_20_Link">Piece<text:tab/>7</text:a></text:p>
          <text:p text:style-name="P12"><text:a xlink:type="simple" xlink:href="#__RefHeading__564_325049425" text:style-name="Index_20_Link" text:visited-style-name="Index_20_Link">Tool<text:tab/>8</text:a></text:p>
          <text:p text:style-name="P11"><text:a xlink:type="simple" xlink:href="#__RefHeading__566_325049425" text:style-name="Index_20_Link" text:visited-style-name="Index_20_Link">AI<text:tab/>9</text:a></text:p>
          <text:p text:style-name="P12"><text:a xlink:type="simple" xlink:href="#__RefHeading__602_325049425" text:style-name="Index_20_Link" text:visited-style-name="Index_20_Link">Tree - Node<text:tab/>9</text:a></text:p>
          <text:p text:style-name="P11"><text:a xlink:type="simple" xlink:href="#__RefHeading__604_325049425" text:style-name="Index_20_Link" text:visited-style-name="Index_20_Link">Heuristiques<text:tab/>10</text:a></text:p>
          <text:p text:style-name="P12"><text:a xlink:type="simple" xlink:href="#__RefHeading__606_325049425" text:style-name="Index_20_Link" text:visited-style-name="Index_20_Link">Complex Heuristic<text:tab/>10</text:a></text:p>
          <text:p text:style-name="P12"><text:a xlink:type="simple" xlink:href="#__RefHeading__570_325049425" text:style-name="Index_20_Link" text:visited-style-name="Index_20_Link">Difference Around Empty Spot<text:tab/>10</text:a></text:p>
          <text:p text:style-name="P12"><text:a xlink:type="simple" xlink:href="#__RefHeading__572_325049425" text:style-name="Index_20_Link" text:visited-style-name="Index_20_Link">Maximize Heterogeneity<text:tab/>11</text:a></text:p>
          <text:p text:style-name="P12"><text:a xlink:type="simple" xlink:href="#__RefHeading__574_325049425" text:style-name="Index_20_Link" text:visited-style-name="Index_20_Link">Minimize Heterogeneity<text:tab/>11</text:a></text:p>
          <text:p text:style-name="P12"><text:a xlink:type="simple" xlink:href="#__RefHeading__576_325049425" text:style-name="Index_20_Link" text:visited-style-name="Index_20_Link">Maximize Plays<text:tab/>11</text:a></text:p>
          <text:p text:style-name="P11"><text:a xlink:type="simple" xlink:href="#__RefHeading__608_325049425" text:style-name="Index_20_Link" text:visited-style-name="Index_20_Link">Algorithmes<text:tab/>12</text:a></text:p>
          <text:p text:style-name="P12"><text:a xlink:type="simple" xlink:href="#__RefHeading__578_325049425" text:style-name="Index_20_Link" text:visited-style-name="Index_20_Link">Alpha Beta<text:tab/>12</text:a></text:p>
          <text:p text:style-name="P12"><text:a xlink:type="simple" xlink:href="#__RefHeading__580_325049425" text:style-name="Index_20_Link" text:visited-style-name="Index_20_Link">Hill Climbing<text:tab/>14</text:a></text:p>
          <text:p text:style-name="P12"><text:a xlink:type="simple" xlink:href="#__RefHeading__582_325049425" text:style-name="Index_20_Link" text:visited-style-name="Index_20_Link">Min Max<text:tab/>15</text:a></text:p>
        </text:index-body>
      </text:table-of-content>
      <text:h text:style-name="Heading_20_1" text:outline-level="1"/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556_325049425"/><text:soft-page-break/>Mu Torere<text:bookmark-end text:name="__RefHeading__556_325049425"/></text:h>
      <text:p text:style-name="P4"># encoding: UTF-8</text:p>
      <text:p text:style-name="P6"><text:span text:style-name="T6">require </text:span><text:span text:style-name="T8">'gosu'</text:span></text:p>
      <text:p text:style-name="P6"/>
      <text:p text:style-name="P6"><text:span text:style-name="T5">module </text:span><text:span text:style-name="T6">ZOrder</text:span></text:p>
      <text:p text:style-name="P6"><text:span text:style-name="T6"><text:s text:c="2"/>Background</text:span><text:span text:style-name="T7">, </text:span><text:span text:style-name="T6">Move</text:span><text:span text:style-name="T7">, </text:span><text:span text:style-name="T6">Player</text:span><text:span text:style-name="T7">, </text:span><text:span text:style-name="T6">UI = *</text:span><text:span text:style-name="T10">0</text:span><text:span text:style-name="T6">..</text:span><text:span text:style-name="T10">3</text:span></text:p>
      <text:p text:style-name="P8">end</text:p>
      <text:p text:style-name="P6"/>
      <text:p text:style-name="P6"><text:span text:style-name="T5">def </text:span><text:span text:style-name="T6">recursive_require</text:span><text:span text:style-name="T7">(</text:span><text:span text:style-name="T6">file</text:span><text:span text:style-name="T7">)</text:span></text:p>
      <text:p text:style-name="P6"><text:span text:style-name="T7"><text:s text:c="2"/></text:span><text:span text:style-name="T5">if </text:span><text:span text:style-name="T6">File</text:span><text:span text:style-name="T7">.</text:span><text:span text:style-name="T6">directory?</text:span><text:span text:style-name="T7">(</text:span><text:span text:style-name="T6">file</text:span><text:span text:style-name="T7">)</text:span></text:p>
      <text:p text:style-name="P6"><text:span text:style-name="T7"><text:s text:c="4"/></text:span><text:span text:style-name="T6">Dir</text:span><text:span text:style-name="T7">[</text:span><text:span text:style-name="T6">file + </text:span><text:span text:style-name="T8">'/*'</text:span><text:span text:style-name="T7">].</text:span><text:span text:style-name="T6">each </text:span><text:span text:style-name="T7">{ </text:span><text:span text:style-name="T6">|inner_file| recursive_require</text:span><text:span text:style-name="T7">(</text:span><text:span text:style-name="T6">inner_file</text:span><text:span text:style-name="T7">) }</text:span></text:p>
      <text:p text:style-name="P7"><text:span text:style-name="T6"><text:s text:c="2"/></text:span><text:span text:style-name="T3">else</text:span></text:p>
      <text:p text:style-name="P6"><text:span text:style-name="T5"><text:s text:c="4"/></text:span><text:span text:style-name="T6">require file</text:span></text:p>
      <text:p text:style-name="P6"><text:span text:style-name="T6"><text:s text:c="2"/></text:span><text:span text:style-name="T5">end</text:span></text:p>
      <text:p text:style-name="P8">end</text:p>
      <text:p text:style-name="P6"/>
      <text:p text:style-name="P6"><text:span text:style-name="T6">recursive_require</text:span><text:span text:style-name="T7">(</text:span><text:span text:style-name="T8">'./AI'</text:span><text:span text:style-name="T7">)</text:span></text:p>
      <text:p text:style-name="P6"><text:span text:style-name="T6">recursive_require</text:span><text:span text:style-name="T7">(</text:span><text:span text:style-name="T8">'./Mechanism'</text:span><text:span text:style-name="T7">)</text:span></text:p>
      <text:p text:style-name="P6"/>
      <text:p text:style-name="P6"><text:span text:style-name="T5">class </text:span><text:span text:style-name="T6">MuTorere_AI &lt; Gosu</text:span><text:span text:style-name="T7">::</text:span><text:span text:style-name="T6">Window</text:span></text:p>
      <text:p text:style-name="P6"><text:span text:style-name="T6"><text:s text:c="2"/>attr_reader </text:span><text:span text:style-name="T11">:game_board</text:span><text:span text:style-name="T7">, </text:span><text:span text:style-name="T11">:lost</text:span><text:span text:style-name="T7">, </text:span><text:span text:style-name="T11">:current_player</text:span></text:p>
      <text:p text:style-name="P6"/>
      <text:p text:style-name="P6"><text:span text:style-name="T11"><text:s text:c="2"/></text:span><text:span text:style-name="T5">def </text:span><text:span text:style-name="T6">initialize</text:span></text:p>
      <text:p text:style-name="P6"><text:span text:style-name="T6"><text:s text:c="4"/></text:span><text:span text:style-name="T12"># </text:span><text:span text:style-name="T13">Gosu</text:span></text:p>
      <text:p text:style-name="P6"><text:span text:style-name="T6"><text:s text:c="4"/></text:span><text:span text:style-name="T5">super </text:span><text:span text:style-name="T10">631</text:span><text:span text:style-name="T7">, </text:span><text:span text:style-name="T10">634</text:span></text:p>
      <text:p text:style-name="P6"><text:span text:style-name="T10"><text:s text:c="4"/></text:span><text:span text:style-name="T5">self</text:span><text:span text:style-name="T7">.</text:span><text:span text:style-name="T6">caption = </text:span><text:span text:style-name="T8">"Mu Torere"</text:span></text:p>
      <text:p text:style-name="P6"><text:span text:style-name="T6"><text:s text:c="4"/></text:span><text:span text:style-name="T16">@num </text:span><text:span text:style-name="T6">= </text:span><text:span text:style-name="T10">0 </text:span><text:span text:style-name="T12"># Trace </text:span></text:p>
      <text:p text:style-name="P6"><text:span text:style-name="T6"><text:s text:c="4"/></text:span><text:span text:style-name="T16">@Score </text:span><text:span text:style-name="T6">= Gosu</text:span><text:span text:style-name="T7">::</text:span><text:span text:style-name="T6">Font</text:span><text:span text:style-name="T7">.</text:span><text:span text:style-name="T5">new</text:span><text:span text:style-name="T7">(</text:span><text:span text:style-name="T10">20</text:span><text:span text:style-name="T7">)</text:span></text:p>
      <text:p text:style-name="P6"><text:span text:style-name="T6"><text:s text:c="4"/></text:span><text:span text:style-name="T16">@ScoreUpdate </text:span><text:span text:style-name="T6">= </text:span><text:span text:style-name="T8">"Rouge : 0 / 0 : Jaune"</text:span></text:p>
      <text:p text:style-name="P6"><text:span text:style-name="T6"><text:s text:c="4"/></text:span><text:span text:style-name="T16">@background_image </text:span><text:span text:style-name="T6">= Gosu</text:span><text:span text:style-name="T7">::</text:span><text:span text:style-name="T6">Image</text:span><text:span text:style-name="T7">.</text:span><text:span text:style-name="T5">new</text:span><text:span text:style-name="T7">(</text:span><text:span text:style-name="T8">"media/plateau.jpg"</text:span><text:span text:style-name="T7">, </text:span><text:span text:style-name="T11">:tileable </text:span><text:span text:style-name="T7">=&gt; </text:span><text:span text:style-name="T17">true</text:span><text:span text:style-name="T7">)</text:span></text:p>
      <text:p text:style-name="P6"><text:span text:style-name="T6"><text:s text:c="4"/></text:span><text:span text:style-name="T16">@Position1 </text:span><text:span text:style-name="T6">= </text:span><text:span text:style-name="T16">@Position2 </text:span><text:span text:style-name="T6">= </text:span><text:span text:style-name="T16">@Position3 </text:span><text:span text:style-name="T6">= </text:span><text:span text:style-name="T16">@Position4 </text:span><text:span text:style-name="T6">= </text:span><text:span text:style-name="T16">@Position5 </text:span><text:span text:style-name="T6">= </text:span><text:span text:style-name="T16">@Position6 </text:span><text:span text:style-name="T6">= </text:span><text:span text:style-name="T16">@Position7 </text:span><text:span text:style-name="T6">= </text:span><text:span text:style-name="T16">@Position8 </text:span><text:span text:style-name="T6">= </text:span><text:span text:style-name="T16">@Position9 </text:span><text:span text:style-name="T6">= Gosu</text:span><text:span text:style-name="T7">::</text:span><text:span text:style-name="T6">Font</text:span><text:span text:style-name="T7">.</text:span><text:span text:style-name="T5">new</text:span><text:span text:style-name="T7">(</text:span><text:span text:style-name="T10">20</text:span><text:span text:style-name="T7">)</text:span></text:p>
      <text:p text:style-name="P6"><text:span text:style-name="T7"><text:s text:c="4"/></text:span><text:span text:style-name="T16">@player </text:span><text:span text:style-name="T6">= Gosu</text:span><text:span text:style-name="T7">::</text:span><text:span text:style-name="T6">Font</text:span><text:span text:style-name="T7">.</text:span><text:span text:style-name="T5">new</text:span><text:span text:style-name="T7">(</text:span><text:span text:style-name="T10">20</text:span><text:span text:style-name="T7">)</text:span></text:p>
      <text:p text:style-name="P6"><text:span text:style-name="T7"><text:s text:c="4"/></text:span><text:span text:style-name="T16">@game_over </text:span><text:span text:style-name="T6">= Gosu</text:span><text:span text:style-name="T7">::</text:span><text:span text:style-name="T6">Font</text:span><text:span text:style-name="T7">.</text:span><text:span text:style-name="T5">new</text:span><text:span text:style-name="T7">(</text:span><text:span text:style-name="T10">20</text:span><text:span text:style-name="T7">)</text:span></text:p>
      <text:p text:style-name="P6"><text:span text:style-name="T6"><text:s text:c="4"/></text:span><text:span text:style-name="T16">@red_piece </text:span><text:span text:style-name="T6">= Gosu</text:span><text:span text:style-name="T7">::</text:span><text:span text:style-name="T6">Image</text:span><text:span text:style-name="T7">.</text:span><text:span text:style-name="T5">new</text:span><text:span text:style-name="T7">(</text:span><text:span text:style-name="T8">"media/pion/circle-red.png"</text:span><text:span text:style-name="T7">)</text:span></text:p>
      <text:p text:style-name="P6"><text:span text:style-name="T7"><text:s text:c="4"/></text:span><text:span text:style-name="T16">@orange_piece </text:span><text:span text:style-name="T6">= Gosu</text:span><text:span text:style-name="T7">::</text:span><text:span text:style-name="T6">Image</text:span><text:span text:style-name="T7">.</text:span><text:span text:style-name="T5">new</text:span><text:span text:style-name="T7">(</text:span><text:span text:style-name="T8">"media/pion/circle-orange.png"</text:span><text:span text:style-name="T7">)</text:span></text:p>
      <text:p text:style-name="P6"><text:span text:style-name="T7"><text:s text:c="4"/></text:span><text:span text:style-name="T16">@coordinates </text:span><text:span text:style-name="T6">= </text:span><text:span text:style-name="T7">[[</text:span><text:span text:style-name="T10">314</text:span><text:span text:style-name="T7">, </text:span><text:span text:style-name="T10">40</text:span><text:span text:style-name="T7">], [</text:span><text:span text:style-name="T10">120</text:span><text:span text:style-name="T7">, </text:span><text:span text:style-name="T10">122</text:span><text:span text:style-name="T7">], [</text:span><text:span text:style-name="T10">37</text:span><text:span text:style-name="T7">,</text:span><text:span text:style-name="T10">317</text:span><text:span text:style-name="T7">], [</text:span><text:span text:style-name="T10">119</text:span><text:span text:style-name="T7">, </text:span><text:span text:style-name="T10">512</text:span><text:span text:style-name="T7">], [</text:span><text:span text:style-name="T10">314</text:span><text:span text:style-name="T7">, </text:span><text:span text:style-name="T10">595</text:span><text:span text:style-name="T7">], [</text:span><text:span text:style-name="T10">509</text:span><text:span text:style-name="T7">,</text:span><text:span text:style-name="T10">512</text:span><text:span text:style-name="T7">], [</text:span><text:span text:style-name="T10">592</text:span><text:span text:style-name="T7">, </text:span><text:span text:style-name="T10">317</text:span><text:span text:style-name="T7">], [</text:span><text:span text:style-name="T10">509</text:span><text:span text:style-name="T7">, </text:span><text:span text:style-name="T10">122</text:span><text:span text:style-name="T7">], [</text:span><text:span text:style-name="T10">314</text:span><text:span text:style-name="T7">,</text:span><text:span text:style-name="T10">317</text:span><text:span text:style-name="T7">]]</text:span></text:p>
      <text:p text:style-name="P6"><text:span text:style-name="T7"><text:s text:c="4"/></text:span><text:span text:style-name="T16">@bad_piece </text:span><text:span text:style-name="T6">= </text:span><text:span text:style-name="T17">false</text:span></text:p>
      <text:p text:style-name="P6"/>
      <text:p text:style-name="P6"><text:span text:style-name="T6"><text:s text:c="4"/></text:span><text:span text:style-name="T12"># Game</text:span></text:p>
      <text:p text:style-name="P6"><text:span text:style-name="T6"><text:s text:c="4"/></text:span><text:span text:style-name="T16">@game_board </text:span><text:span text:style-name="T6">= GameBoard</text:span><text:span text:style-name="T7">.</text:span><text:span text:style-name="T5">new</text:span></text:p>
      <text:p text:style-name="P6"><text:span text:style-name="T6"><text:s text:c="4"/></text:span><text:span text:style-name="T16">@lost </text:span><text:span text:style-name="T6">= </text:span><text:span text:style-name="T17">false</text:span></text:p>
      <text:p text:style-name="P6"><text:span text:style-name="T17"><text:s text:c="4"/></text:span><text:span text:style-name="T16">@current_player </text:span><text:span text:style-name="T6">= </text:span><text:span text:style-name="T17">nil</text:span></text:p>
      <text:p text:style-name="P6"><text:span text:style-name="T17"><text:s text:c="4"/></text:span><text:span text:style-name="T16">@input </text:span><text:span text:style-name="T6">= </text:span><text:span text:style-name="T17">nil</text:span></text:p>
      <text:p text:style-name="P6"><text:span text:style-name="T6"><text:s text:c="4"/></text:span><text:span text:style-name="T16">@ai </text:span><text:span text:style-name="T6">= AI</text:span><text:span text:style-name="T7">.</text:span><text:span text:style-name="T5">new</text:span><text:span text:style-name="T7">(</text:span></text:p>
      <text:p text:style-name="P9"><text:span text:style-name="T1"><text:s text:c="6"/></text:span>HillClimbing<text:span text:style-name="T1">,</text:span></text:p>
      <text:p text:style-name="P9"><text:span text:style-name="T1"><text:s text:c="6"/></text:span>MaximizePlays<text:span text:style-name="T1">,</text:span></text:p>
      <text:p text:style-name="P6"><text:span text:style-name="T7"><text:s text:c="6"/></text:span><text:span text:style-name="T8">'A'</text:span></text:p>
      <text:p text:style-name="P9"><text:s text:c="4"/><text:span text:style-name="T1">)</text:span></text:p>
      <text:p text:style-name="P6"><text:span text:style-name="T6"><text:s text:c="4"/></text:span><text:span text:style-name="T16">@ai2 </text:span><text:span text:style-name="T6">= AI</text:span><text:span text:style-name="T7">.</text:span><text:span text:style-name="T5">new</text:span><text:span text:style-name="T7">(</text:span></text:p>
      <text:p text:style-name="P9"><text:span text:style-name="T1"><text:s text:c="6"/></text:span>MinMax<text:span text:style-name="T1">,</text:span></text:p>
      <text:p text:style-name="P9"><text:span text:style-name="T1"><text:s text:c="6"/></text:span>MaximizeHeterogeneity<text:span text:style-name="T1">,</text:span></text:p>
      <text:p text:style-name="P6"><text:span text:style-name="T7"><text:s text:c="6"/></text:span><text:span text:style-name="T8">'B'</text:span></text:p>
      <text:p text:style-name="P9"><text:s text:c="4"/><text:span text:style-name="T1">)</text:span></text:p>
      <text:p text:style-name="P6"><text:span text:style-name="T6"><text:s text:c="2"/></text:span><text:span text:style-name="T5">end</text:span></text:p>
      <text:p text:style-name="P6"/>
      <text:p text:style-name="P6"><text:span text:style-name="T5"><text:s text:c="2"/>def </text:span><text:span text:style-name="T6">next_player</text:span></text:p>
      <text:p text:style-name="P6"><text:span text:style-name="T6"><text:s text:c="4"/></text:span><text:span text:style-name="T16">@current_player </text:span><text:span text:style-name="T6">= </text:span><text:span text:style-name="T16">@current_player </text:span><text:span text:style-name="T6">== </text:span><text:span text:style-name="T8">'A'</text:span><text:span text:style-name="T6"> ? </text:span><text:span text:style-name="T8">'B'</text:span><text:span text:style-name="T6"> : </text:span><text:span text:style-name="T8">'A'</text:span></text:p>
      <text:p text:style-name="P6"><text:span text:style-name="T6"><text:s text:c="2"/></text:span><text:span text:style-name="T5">end</text:span></text:p>
      <text:p text:style-name="P6"><text:soft-page-break/><text:span text:style-name="T6"><text:s text:c="2"/></text:span><text:span text:style-name="T5">def </text:span><text:span text:style-name="T6">move</text:span><text:span text:style-name="T7">(</text:span><text:span text:style-name="T6">input = </text:span><text:span text:style-name="T17">nil</text:span><text:span text:style-name="T7">)</text:span></text:p>
      <text:p text:style-name="P6"><text:span text:style-name="T7"><text:s text:c="4"/></text:span><text:span text:style-name="T5">if </text:span><text:span text:style-name="T6">!</text:span><text:span text:style-name="T16">@lost</text:span></text:p>
      <text:p text:style-name="P6"><text:span text:style-name="T16"><text:s text:c="6"/>@num </text:span><text:span text:style-name="T6">+= </text:span><text:span text:style-name="T10">1 </text:span><text:span text:style-name="T12"># Trace</text:span></text:p>
      <text:p text:style-name="P6"><text:span text:style-name="T6"><text:s text:c="6"/>p </text:span><text:span text:style-name="T16">@num </text:span><text:span text:style-name="T12"># Trace</text:span></text:p>
      <text:p text:style-name="P6"><text:span text:style-name="T6"><text:s text:c="4"/></text:span><text:span text:style-name="T5">end</text:span></text:p>
      <text:p text:style-name="P6"><text:span text:style-name="T5"><text:s text:c="4"/>if </text:span><text:span text:style-name="T16">@num </text:span><text:span text:style-name="T6">&gt; </text:span><text:span text:style-name="T10">45</text:span></text:p>
      <text:p text:style-name="P6"><text:span text:style-name="T10"><text:s text:c="6"/></text:span><text:span text:style-name="T6">close</text:span></text:p>
      <text:p text:style-name="P6"><text:span text:style-name="T6"><text:s text:c="4"/></text:span><text:span text:style-name="T5">end</text:span></text:p>
      <text:p text:style-name="P6"><text:span text:style-name="T5"><text:s text:c="4"/>if </text:span><text:span text:style-name="T16">@current_player </text:span><text:span text:style-name="T6">== </text:span><text:span text:style-name="T16">@ai</text:span><text:span text:style-name="T7">.</text:span><text:span text:style-name="T6">player</text:span></text:p>
      <text:p text:style-name="P6"><text:span text:style-name="T6"><text:s text:c="6"/></text:span><text:span text:style-name="T16">@ai</text:span><text:span text:style-name="T7">.</text:span><text:span text:style-name="T6">play</text:span><text:span text:style-name="T7">(</text:span><text:span text:style-name="T16">@game_board</text:span><text:span text:style-name="T7">)</text:span><text:span text:style-name="T5">if </text:span><text:span text:style-name="T6">!</text:span><text:span text:style-name="T16">@game_board</text:span><text:span text:style-name="T7">.</text:span><text:span text:style-name="T6">lost?</text:span><text:span text:style-name="T7">(</text:span><text:span text:style-name="T16">@current_player</text:span><text:span text:style-name="T7">)</text:span></text:p>
      <text:p text:style-name="P6"><text:span text:style-name="T6"><text:s text:c="4"/></text:span><text:span text:style-name="T5">elsif </text:span><text:span text:style-name="T16">@current_player </text:span><text:span text:style-name="T6">== </text:span><text:span text:style-name="T16">@ai2</text:span><text:span text:style-name="T7">.</text:span><text:span text:style-name="T6">player</text:span></text:p>
      <text:p text:style-name="P6"><text:span text:style-name="T6"><text:s text:c="6"/></text:span><text:span text:style-name="T16">@ai2</text:span><text:span text:style-name="T7">.</text:span><text:span text:style-name="T6">play</text:span><text:span text:style-name="T7">(</text:span><text:span text:style-name="T16">@game_board</text:span><text:span text:style-name="T7">)</text:span><text:span text:style-name="T5">if </text:span><text:span text:style-name="T6">!</text:span><text:span text:style-name="T16">@game_board</text:span><text:span text:style-name="T7">.</text:span><text:span text:style-name="T6">lost?</text:span><text:span text:style-name="T7">(</text:span><text:span text:style-name="T16">@current_player</text:span><text:span text:style-name="T7">)</text:span></text:p>
      <text:p text:style-name="P7"><text:span text:style-name="T6"><text:s text:c="4"/></text:span><text:span text:style-name="T3">end</text:span></text:p>
      <text:p text:style-name="P6"><text:span text:style-name="T5"><text:s text:c="4"/></text:span><text:span text:style-name="T16">@bad_piece </text:span><text:span text:style-name="T6">= </text:span><text:span text:style-name="T17">false</text:span></text:p>
      <text:p text:style-name="P6"><text:span text:style-name="T17"><text:s text:c="4"/></text:span><text:span text:style-name="T6">sleep</text:span><text:span text:style-name="T7">(</text:span><text:span text:style-name="T10">0.5</text:span><text:span text:style-name="T7">)</text:span></text:p>
      <text:p text:style-name="P6"><text:span text:style-name="T7"><text:s text:c="4"/></text:span><text:span text:style-name="T5">return </text:span><text:span text:style-name="T17">true</text:span></text:p>
      <text:p text:style-name="P8"><text:s text:c="2"/>end</text:p>
      <text:p text:style-name="P6"/>
      <text:p text:style-name="P6"><text:span text:style-name="T5"><text:s text:c="2"/>def </text:span><text:span text:style-name="T6">lost?</text:span></text:p>
      <text:p text:style-name="P6"><text:span text:style-name="T6"><text:s text:c="4"/></text:span><text:span text:style-name="T5">if </text:span><text:span text:style-name="T16">@game_board</text:span><text:span text:style-name="T7">.</text:span><text:span text:style-name="T6">lost?</text:span><text:span text:style-name="T7">(</text:span><text:span text:style-name="T16">@current_player</text:span><text:span text:style-name="T7">)</text:span></text:p>
      <text:p text:style-name="P6"><text:span text:style-name="T7"><text:s text:c="6"/></text:span><text:span text:style-name="T16">@lost </text:span><text:span text:style-name="T6">= </text:span><text:span text:style-name="T17">true</text:span></text:p>
      <text:p text:style-name="P6"><text:span text:style-name="T17"><text:s text:c="6"/></text:span><text:span text:style-name="T6">MT_Tools</text:span><text:span text:style-name="T7">.</text:span><text:span text:style-name="T6">save_match</text:span><text:span text:style-name="T7">(</text:span><text:span text:style-name="T16">@ai</text:span><text:span text:style-name="T7">, </text:span><text:span text:style-name="T16">@ai2</text:span><text:span text:style-name="T7">, </text:span><text:span text:style-name="T16">@current_player</text:span><text:span text:style-name="T7">)</text:span></text:p>
      <text:p text:style-name="P6"><text:span text:style-name="T7"><text:s text:c="6"/></text:span><text:span text:style-name="T16">@ai</text:span><text:span text:style-name="T7">.</text:span><text:span text:style-name="T6">tool</text:span><text:span text:style-name="T7">.</text:span><text:span text:style-name="T6">save_data</text:span></text:p>
      <text:p text:style-name="P6"><text:span text:style-name="T6"><text:s text:c="6"/>puts </text:span><text:span text:style-name="T8">"1 saved"</text:span></text:p>
      <text:p text:style-name="P6"><text:span text:style-name="T6"><text:s text:c="6"/></text:span><text:span text:style-name="T16">@ai2</text:span><text:span text:style-name="T7">.</text:span><text:span text:style-name="T6">tool</text:span><text:span text:style-name="T7">.</text:span><text:span text:style-name="T6">save_data</text:span></text:p>
      <text:p text:style-name="P6"><text:span text:style-name="T6"><text:s text:c="6"/>puts </text:span><text:span text:style-name="T8">"2 saved"</text:span></text:p>
      <text:p text:style-name="P6"><text:span text:style-name="T6"><text:s text:c="4"/></text:span><text:span text:style-name="T5">end</text:span></text:p>
      <text:p text:style-name="P8"><text:s text:c="2"/>end</text:p>
      <text:p text:style-name="P6"/>
      <text:p text:style-name="P4"># ------------------------------------------------------------------ <text:s/><text:span text:style-name="T2">Gosu</text:span></text:p>
      <text:p text:style-name="P6"><text:span text:style-name="T6"><text:s text:c="2"/></text:span><text:span text:style-name="T5">def </text:span><text:span text:style-name="T6">show_state</text:span><text:span text:style-name="T7">(</text:span><text:span text:style-name="T6">string</text:span><text:span text:style-name="T7">)</text:span></text:p>
      <text:p text:style-name="P6"><text:span text:style-name="T7"><text:s text:c="6"/></text:span><text:span text:style-name="T5">if </text:span><text:span text:style-name="T16">@current_player </text:span><text:span text:style-name="T6">== </text:span><text:span text:style-name="T8">'A'</text:span></text:p>
      <text:p text:style-name="P6"><text:span text:style-name="T6"><text:s text:c="8"/></text:span><text:span text:style-name="T16">@player</text:span><text:span text:style-name="T7">.</text:span><text:span text:style-name="T6">draw</text:span><text:span text:style-name="T7">(</text:span><text:span text:style-name="T6">string</text:span><text:span text:style-name="T7">, </text:span><text:span text:style-name="T10">10</text:span><text:span text:style-name="T7">, </text:span><text:span text:style-name="T10">30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ff0000</text:span><text:span text:style-name="T7">)</text:span></text:p>
      <text:p text:style-name="P7"><text:span text:style-name="T6"><text:s text:c="6"/></text:span><text:span text:style-name="T3">else</text:span></text:p>
      <text:p text:style-name="P6"><text:span text:style-name="T5"><text:s text:c="8"/></text:span><text:span text:style-name="T16">@player</text:span><text:span text:style-name="T7">.</text:span><text:span text:style-name="T6">draw</text:span><text:span text:style-name="T7">(</text:span><text:span text:style-name="T6">string</text:span><text:span text:style-name="T7">, </text:span><text:span text:style-name="T10">10</text:span><text:span text:style-name="T7">, </text:span><text:span text:style-name="T10">30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ff7700</text:span><text:span text:style-name="T7">)</text:span></text:p>
      <text:p text:style-name="P7"><text:span text:style-name="T6"><text:s text:c="6"/></text:span><text:span text:style-name="T3">end</text:span></text:p>
      <text:p text:style-name="P8"><text:s text:c="2"/>end</text:p>
      <text:p text:style-name="P8"><text:s text:c="2"/></text:p>
      <text:p text:style-name="P6"><text:span text:style-name="T5"><text:s text:c="2"/>def </text:span><text:span text:style-name="T6">draw</text:span></text:p>
      <text:p text:style-name="P6"><text:span text:style-name="T6"><text:s text:c="4"/></text:span><text:span text:style-name="T16">@background_image</text:span><text:span text:style-name="T7">.</text:span><text:span text:style-name="T6">draw</text:span><text:span text:style-name="T7">(</text:span><text:span text:style-name="T10">0</text:span><text:span text:style-name="T7">,</text:span><text:span text:style-name="T10">0</text:span><text:span text:style-name="T7">,</text:span><text:span text:style-name="T10">0</text:span><text:span text:style-name="T7">)</text:span></text:p>
      <text:p text:style-name="P6"><text:span text:style-name="T7"><text:s text:c="4"/></text:span><text:span text:style-name="T16">@Score</text:span><text:span text:style-name="T7">.</text:span><text:span text:style-name="T6">draw</text:span><text:span text:style-name="T7">(</text:span><text:span text:style-name="T8">"#{@ScoreUpdate}"</text:span><text:span text:style-name="T7">, </text:span><text:span text:style-name="T10">10</text:span><text:span text:style-name="T7">, </text:span><text:span text:style-name="T10">10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000000</text:span><text:span text:style-name="T7">)</text:span></text:p>
      <text:p text:style-name="P6"><text:span text:style-name="T7"><text:s text:c="4"/></text:span><text:span text:style-name="T16">@Position1</text:span><text:span text:style-name="T7">.</text:span><text:span text:style-name="T6">draw</text:span><text:span text:style-name="T7">(</text:span><text:span text:style-name="T8">"1"</text:span><text:span text:style-name="T7">, </text:span><text:span text:style-name="T10">310</text:span><text:span text:style-name="T7">, </text:span><text:span text:style-name="T10">200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000000</text:span><text:span text:style-name="T7">)</text:span></text:p>
      <text:p text:style-name="P6"><text:span text:style-name="T7"><text:s text:c="4"/></text:span><text:span text:style-name="T16">@Position2</text:span><text:span text:style-name="T7">.</text:span><text:span text:style-name="T6">draw</text:span><text:span text:style-name="T7">(</text:span><text:span text:style-name="T8">"2"</text:span><text:span text:style-name="T7">, </text:span><text:span text:style-name="T10">248</text:span><text:span text:style-name="T7">, </text:span><text:span text:style-name="T10">245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000000</text:span><text:span text:style-name="T7">)</text:span></text:p>
      <text:p text:style-name="P6"><text:span text:style-name="T7"><text:s text:c="4"/></text:span><text:span text:style-name="T16">@Position3</text:span><text:span text:style-name="T7">.</text:span><text:span text:style-name="T6">draw</text:span><text:span text:style-name="T7">(</text:span><text:span text:style-name="T8">"3"</text:span><text:span text:style-name="T7">, </text:span><text:span text:style-name="T10">208</text:span><text:span text:style-name="T7">, </text:span><text:span text:style-name="T10">304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000000</text:span><text:span text:style-name="T7">)</text:span></text:p>
      <text:p text:style-name="P6"><text:span text:style-name="T7"><text:s text:c="4"/></text:span><text:span text:style-name="T16">@Position4</text:span><text:span text:style-name="T7">.</text:span><text:span text:style-name="T6">draw</text:span><text:span text:style-name="T7">(</text:span><text:span text:style-name="T8">"4"</text:span><text:span text:style-name="T7">, </text:span><text:span text:style-name="T10">248</text:span><text:span text:style-name="T7">, </text:span><text:span text:style-name="T10">365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000000</text:span><text:span text:style-name="T7">)</text:span></text:p>
      <text:p text:style-name="P6"><text:span text:style-name="T7"><text:s text:c="4"/></text:span><text:span text:style-name="T16">@Position5</text:span><text:span text:style-name="T7">.</text:span><text:span text:style-name="T6">draw</text:span><text:span text:style-name="T7">(</text:span><text:span text:style-name="T8">"5"</text:span><text:span text:style-name="T7">, </text:span><text:span text:style-name="T10">310</text:span><text:span text:style-name="T7">, </text:span><text:span text:style-name="T10">406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000000</text:span><text:span text:style-name="T7">)</text:span></text:p>
      <text:p text:style-name="P6"><text:span text:style-name="T7"><text:s text:c="4"/></text:span><text:span text:style-name="T16">@Position6</text:span><text:span text:style-name="T7">.</text:span><text:span text:style-name="T6">draw</text:span><text:span text:style-name="T7">(</text:span><text:span text:style-name="T8">"6"</text:span><text:span text:style-name="T7">, </text:span><text:span text:style-name="T10">373</text:span><text:span text:style-name="T7">, </text:span><text:span text:style-name="T10">365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000000</text:span><text:span text:style-name="T7">)</text:span></text:p>
      <text:p text:style-name="P6"><text:span text:style-name="T7"><text:s text:c="4"/></text:span><text:span text:style-name="T16">@Position7</text:span><text:span text:style-name="T7">.</text:span><text:span text:style-name="T6">draw</text:span><text:span text:style-name="T7">(</text:span><text:span text:style-name="T8">"7"</text:span><text:span text:style-name="T7">, </text:span><text:span text:style-name="T10">407</text:span><text:span text:style-name="T7">, </text:span><text:span text:style-name="T10">304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000000</text:span><text:span text:style-name="T7">)</text:span></text:p>
      <text:p text:style-name="P6"><text:span text:style-name="T7"><text:s text:c="4"/></text:span><text:span text:style-name="T16">@Position8</text:span><text:span text:style-name="T7">.</text:span><text:span text:style-name="T6">draw</text:span><text:span text:style-name="T7">(</text:span><text:span text:style-name="T8">"8"</text:span><text:span text:style-name="T7">, </text:span><text:span text:style-name="T10">373</text:span><text:span text:style-name="T7">, </text:span><text:span text:style-name="T10">245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000000</text:span><text:span text:style-name="T7">)</text:span></text:p>
      <text:p text:style-name="P6"><text:span text:style-name="T7"><text:s text:c="4"/></text:span><text:span text:style-name="T16">@Position9</text:span><text:span text:style-name="T7">.</text:span><text:span text:style-name="T6">draw</text:span><text:span text:style-name="T7">(</text:span><text:span text:style-name="T8">"9"</text:span><text:span text:style-name="T7">, </text:span><text:span text:style-name="T10">310</text:span><text:span text:style-name="T7">, </text:span><text:span text:style-name="T10">304</text:span><text:span text:style-name="T7">, </text:span><text:span text:style-name="T10">0</text:span><text:span text:style-name="T7">, </text:span><text:span text:style-name="T10">1.0</text:span><text:span text:style-name="T7">, </text:span><text:span text:style-name="T10">1.0</text:span><text:span text:style-name="T7">, </text:span><text:span text:style-name="T10">0xff_000000</text:span><text:span text:style-name="T7">) <text:s text:c="3"/></text:span></text:p>
      <text:p text:style-name="P6"/>
      <text:p text:style-name="P7"><text:span text:style-name="T6"><text:s text:c="4"/></text:span><text:span text:style-name="T3">if </text:span><text:span text:style-name="T15">@lost</text:span></text:p>
      <text:p text:style-name="P6"><text:span text:style-name="T16"><text:s text:c="6"/></text:span><text:span text:style-name="T6">show_state</text:span><text:span text:style-name="T7">(</text:span><text:span text:style-name="T8">"Player #{@current_player} win the game"</text:span><text:span text:style-name="T7">)</text:span></text:p>
      <text:p text:style-name="P6"><text:span text:style-name="T7"><text:s text:c="6"/></text:span><text:span text:style-name="T16">@game_over</text:span><text:span text:style-name="T7">.</text:span><text:span text:style-name="T6">draw</text:span><text:span text:style-name="T7">(</text:span><text:span text:style-name="T8">"GAME OVER"</text:span><text:span text:style-name="T7">, </text:span><text:span text:style-name="T10">400</text:span><text:span text:style-name="T7">, </text:span><text:span text:style-name="T10">15</text:span><text:span text:style-name="T7">, </text:span><text:span text:style-name="T10">0</text:span><text:span text:style-name="T7">, </text:span><text:span text:style-name="T10">2.0</text:span><text:span text:style-name="T7">, </text:span><text:span text:style-name="T10">2.0</text:span><text:span text:style-name="T7">, </text:span><text:span text:style-name="T10">0xff_000000</text:span><text:span text:style-name="T7">)</text:span></text:p>
      <text:p text:style-name="P7"><text:span text:style-name="T6"><text:s text:c="4"/></text:span><text:span text:style-name="T3">elsif </text:span><text:span text:style-name="T15">@bad_piece</text:span></text:p>
      <text:p text:style-name="P6"><text:span text:style-name="T16"><text:s text:c="6"/></text:span><text:span text:style-name="T6">show_state</text:span><text:span text:style-name="T7">(</text:span><text:span text:style-name="T8">"You can't move that piece"</text:span><text:span text:style-name="T7">)</text:span></text:p>
      <text:p text:style-name="P7"><text:span text:style-name="T6"><text:s text:c="4"/></text:span><text:span text:style-name="T3">else</text:span></text:p>
      <text:p text:style-name="P6"><text:span text:style-name="T5"><text:s text:c="6"/></text:span><text:span text:style-name="T6">show_state</text:span><text:span text:style-name="T7">(</text:span><text:span text:style-name="T8">"Player #{@current_player} de jouer"</text:span><text:span text:style-name="T7">)</text:span></text:p>
      <text:p text:style-name="P7"><text:span text:style-name="T6"><text:s text:c="4"/></text:span><text:span text:style-name="T3">end</text:span></text:p>
      <text:p text:style-name="P6"/>
      <text:p text:style-name="P6"/>
      <text:p text:style-name="P6"><text:soft-page-break/><text:span text:style-name="T5"><text:s text:c="4"/></text:span><text:span text:style-name="T12"># drawing outer_board</text:span></text:p>
      <text:p text:style-name="P6"><text:span text:style-name="T6"><text:s text:c="4"/></text:span><text:span text:style-name="T16">@game_board</text:span><text:span text:style-name="T7">.</text:span><text:span text:style-name="T6">outer_board</text:span><text:span text:style-name="T7">.</text:span><text:span text:style-name="T6">each_with_index </text:span><text:span text:style-name="T5">do </text:span><text:span text:style-name="T7">|</text:span><text:span text:style-name="T6">p</text:span><text:span text:style-name="T7">, </text:span><text:span text:style-name="T6">i</text:span><text:span text:style-name="T7">|</text:span></text:p>
      <text:p text:style-name="P6"><text:span text:style-name="T7"><text:s text:c="6"/></text:span><text:span text:style-name="T6">draw_piece</text:span><text:span text:style-name="T7">(</text:span><text:span text:style-name="T6">i</text:span><text:span text:style-name="T7">, </text:span><text:span text:style-name="T16">@game_board</text:span><text:span text:style-name="T7">.</text:span><text:span text:style-name="T6">get_string_value</text:span><text:span text:style-name="T7">(</text:span><text:span text:style-name="T6">p</text:span><text:span text:style-name="T7">))</text:span></text:p>
      <text:p text:style-name="P7"><text:span text:style-name="T6"><text:s text:c="4"/></text:span><text:span text:style-name="T3">end</text:span></text:p>
      <text:p text:style-name="P6"><text:span text:style-name="T6"><text:s text:c="4"/></text:span><text:span text:style-name="T12">#Drawing </text:span><text:span text:style-name="T13">putahi</text:span></text:p>
      <text:p text:style-name="P6"><text:span text:style-name="T6"><text:s text:c="4"/>draw_piece</text:span><text:span text:style-name="T7">(</text:span><text:span text:style-name="T10">8</text:span><text:span text:style-name="T7">, </text:span><text:span text:style-name="T16">@game_board</text:span><text:span text:style-name="T7">.</text:span><text:span text:style-name="T6">get_string_value</text:span><text:span text:style-name="T7">(</text:span><text:span text:style-name="T16">@game_board</text:span><text:span text:style-name="T7">.</text:span><text:span text:style-name="T6">putahi</text:span><text:span text:style-name="T7">))</text:span></text:p>
      <text:p text:style-name="P7"><text:span text:style-name="T6"><text:s text:c="2"/></text:span><text:span text:style-name="T3">end</text:span></text:p>
      <text:p text:style-name="P6"/>
      <text:p text:style-name="P6"><text:span text:style-name="T5"><text:s text:c="2"/>def </text:span><text:span text:style-name="T6">update</text:span></text:p>
      <text:p text:style-name="P6"><text:span text:style-name="T6"><text:s text:c="4"/></text:span><text:span text:style-name="T5">if </text:span><text:span text:style-name="T16">@lost</text:span></text:p>
      <text:p text:style-name="P6"><text:span text:style-name="T16"><text:s text:c="6"/></text:span><text:span text:style-name="T6">sleep </text:span><text:span text:style-name="T7">(</text:span><text:span text:style-name="T10">5</text:span><text:span text:style-name="T7">)</text:span></text:p>
      <text:p text:style-name="P9"><text:span text:style-name="T1"><text:s text:c="6"/></text:span>close</text:p>
      <text:p text:style-name="P6"><text:span text:style-name="T6"><text:s text:c="4"/></text:span><text:span text:style-name="T5">end</text:span></text:p>
      <text:p text:style-name="P6"/>
      <text:p text:style-name="P6"><text:span text:style-name="T6"><text:s text:c="4"/></text:span><text:span text:style-name="T5">if </text:span><text:span text:style-name="T6">button_down? Gosu</text:span><text:span text:style-name="T7">::</text:span><text:span text:style-name="T6">Button</text:span><text:span text:style-name="T7">::</text:span><text:span text:style-name="T6">KbNumpad1</text:span></text:p>
      <text:p text:style-name="P6"><text:span text:style-name="T6"><text:s text:c="6"/>num = </text:span><text:span text:style-name="T10">1</text:span></text:p>
      <text:p text:style-name="P6"><text:span text:style-name="T10"><text:s text:c="4"/></text:span><text:span text:style-name="T5">elsif </text:span><text:span text:style-name="T6">button_down? Gosu</text:span><text:span text:style-name="T7">::</text:span><text:span text:style-name="T6">Button</text:span><text:span text:style-name="T7">::</text:span><text:span text:style-name="T6">KbNumpad2</text:span></text:p>
      <text:p text:style-name="P6"><text:span text:style-name="T6"><text:s text:c="6"/>num = </text:span><text:span text:style-name="T10">2</text:span></text:p>
      <text:p text:style-name="P6"><text:span text:style-name="T10"><text:s text:c="4"/></text:span><text:span text:style-name="T5">elsif </text:span><text:span text:style-name="T6">button_down? Gosu</text:span><text:span text:style-name="T7">::</text:span><text:span text:style-name="T6">Button</text:span><text:span text:style-name="T7">::</text:span><text:span text:style-name="T6">KbNumpad3</text:span></text:p>
      <text:p text:style-name="P6"><text:span text:style-name="T6"><text:s text:c="6"/>num = </text:span><text:span text:style-name="T10">3</text:span></text:p>
      <text:p text:style-name="P6"><text:span text:style-name="T10"><text:s text:c="4"/></text:span><text:span text:style-name="T5">elsif </text:span><text:span text:style-name="T6">button_down? Gosu</text:span><text:span text:style-name="T7">::</text:span><text:span text:style-name="T6">Button</text:span><text:span text:style-name="T7">::</text:span><text:span text:style-name="T6">KbNumpad4</text:span></text:p>
      <text:p text:style-name="P6"><text:span text:style-name="T6"><text:s text:c="6"/>num = </text:span><text:span text:style-name="T10">4</text:span></text:p>
      <text:p text:style-name="P6"><text:span text:style-name="T10"><text:s text:c="4"/></text:span><text:span text:style-name="T5">elsif </text:span><text:span text:style-name="T6">button_down? Gosu</text:span><text:span text:style-name="T7">::</text:span><text:span text:style-name="T6">Button</text:span><text:span text:style-name="T7">::</text:span><text:span text:style-name="T6">KbNumpad5</text:span></text:p>
      <text:p text:style-name="P6"><text:span text:style-name="T6"><text:s text:c="6"/>num = </text:span><text:span text:style-name="T10">5</text:span></text:p>
      <text:p text:style-name="P6"><text:span text:style-name="T10"><text:s text:c="4"/></text:span><text:span text:style-name="T5">elsif </text:span><text:span text:style-name="T6">button_down? Gosu</text:span><text:span text:style-name="T7">::</text:span><text:span text:style-name="T6">Button</text:span><text:span text:style-name="T7">::</text:span><text:span text:style-name="T6">KbNumpad6</text:span></text:p>
      <text:p text:style-name="P6"><text:span text:style-name="T6"><text:s text:c="6"/>num = </text:span><text:span text:style-name="T10">6</text:span></text:p>
      <text:p text:style-name="P6"><text:span text:style-name="T10"><text:s text:c="4"/></text:span><text:span text:style-name="T5">elsif </text:span><text:span text:style-name="T6">button_down? Gosu</text:span><text:span text:style-name="T7">::</text:span><text:span text:style-name="T6">Button</text:span><text:span text:style-name="T7">::</text:span><text:span text:style-name="T6">KbNumpad7</text:span></text:p>
      <text:p text:style-name="P6"><text:span text:style-name="T6"><text:s text:c="6"/>num = </text:span><text:span text:style-name="T10">7</text:span></text:p>
      <text:p text:style-name="P6"><text:span text:style-name="T10"><text:s text:c="4"/></text:span><text:span text:style-name="T5">elsif </text:span><text:span text:style-name="T6">button_down? Gosu</text:span><text:span text:style-name="T7">::</text:span><text:span text:style-name="T6">Button</text:span><text:span text:style-name="T7">::</text:span><text:span text:style-name="T6">KbNumpad8</text:span></text:p>
      <text:p text:style-name="P6"><text:span text:style-name="T6"><text:s text:c="6"/>num = </text:span><text:span text:style-name="T10">8</text:span></text:p>
      <text:p text:style-name="P6"><text:span text:style-name="T10"><text:s text:c="4"/></text:span><text:span text:style-name="T5">elsif </text:span><text:span text:style-name="T6">button_down? Gosu</text:span><text:span text:style-name="T7">::</text:span><text:span text:style-name="T6">Button</text:span><text:span text:style-name="T7">::</text:span><text:span text:style-name="T6">KbNumpad9</text:span></text:p>
      <text:p text:style-name="P6"><text:span text:style-name="T6"><text:s text:c="6"/>num = </text:span><text:span text:style-name="T10">9</text:span></text:p>
      <text:p text:style-name="P6"><text:span text:style-name="T6"><text:s text:c="4"/></text:span><text:span text:style-name="T5">end</text:span></text:p>
      <text:p text:style-name="P6"><text:span text:style-name="T5"><text:s text:c="4"/>if </text:span><text:span text:style-name="T6">!lost? &amp;&amp; move</text:span><text:span text:style-name="T7">(</text:span><text:span text:style-name="T6">num</text:span><text:span text:style-name="T7">)</text:span></text:p>
      <text:p text:style-name="P9"><text:s text:c="6"/>next_player </text:p>
      <text:p text:style-name="P6"><text:span text:style-name="T6"><text:s text:c="4"/></text:span><text:span text:style-name="T5">end</text:span></text:p>
      <text:p text:style-name="P8"><text:s text:c="2"/>end</text:p>
      <text:p text:style-name="P6"/>
      <text:p text:style-name="P6"><text:span text:style-name="T5"><text:s text:c="2"/>def </text:span><text:span text:style-name="T6">draw_piece</text:span><text:span text:style-name="T7">(</text:span><text:span text:style-name="T6">index</text:span><text:span text:style-name="T7">, </text:span><text:span text:style-name="T6">player</text:span><text:span text:style-name="T7">)</text:span></text:p>
      <text:p text:style-name="P6"><text:span text:style-name="T7"><text:s text:c="4"/></text:span><text:span text:style-name="T5">if </text:span><text:span text:style-name="T6">player == </text:span><text:span text:style-name="T8">'0'</text:span></text:p>
      <text:p text:style-name="P6"><text:span text:style-name="T6"><text:s text:c="6"/>image = </text:span><text:span text:style-name="T17">nil</text:span></text:p>
      <text:p text:style-name="P6"><text:span text:style-name="T17"><text:s text:c="4"/></text:span><text:span text:style-name="T5">else</text:span></text:p>
      <text:p text:style-name="P6"><text:span text:style-name="T5"><text:s text:c="6"/></text:span><text:span text:style-name="T6">image = player == </text:span><text:span text:style-name="T8">'A'</text:span><text:span text:style-name="T6"> ? </text:span><text:span text:style-name="T16">@red_piece </text:span><text:span text:style-name="T6">: </text:span><text:span text:style-name="T16">@orange_piece</text:span></text:p>
      <text:p text:style-name="P7"><text:span text:style-name="T15"><text:s text:c="4"/></text:span><text:span text:style-name="T3">end</text:span></text:p>
      <text:p text:style-name="P6"><text:span text:style-name="T5"><text:s text:c="4"/></text:span><text:span text:style-name="T6">c = </text:span><text:span text:style-name="T16">@coordinates</text:span><text:span text:style-name="T7">[</text:span><text:span text:style-name="T6">index</text:span><text:span text:style-name="T7">]</text:span></text:p>
      <text:p text:style-name="P6"><text:span text:style-name="T7"><text:s text:c="4"/></text:span><text:span text:style-name="T6">image</text:span><text:span text:style-name="T7">.</text:span><text:span text:style-name="T6">draw_rot</text:span><text:span text:style-name="T7">(</text:span><text:span text:style-name="T6">c</text:span><text:span text:style-name="T7">[</text:span><text:span text:style-name="T10">0</text:span><text:span text:style-name="T7">], </text:span><text:span text:style-name="T6">c</text:span><text:span text:style-name="T7">[</text:span><text:span text:style-name="T10">1</text:span><text:span text:style-name="T7">], </text:span><text:span text:style-name="T6">ZOrder</text:span><text:span text:style-name="T7">::</text:span><text:span text:style-name="T6">Move</text:span><text:span text:style-name="T7">, </text:span><text:span text:style-name="T10">0.0</text:span><text:span text:style-name="T7">) </text:span><text:span text:style-name="T5">if </text:span><text:span text:style-name="T6">image != </text:span><text:span text:style-name="T17">nil</text:span></text:p>
      <text:p text:style-name="P6"><text:span text:style-name="T17"><text:s text:c="2"/></text:span><text:span text:style-name="T5">end</text:span></text:p>
      <text:p text:style-name="P8"><text:s text:c="4"/></text:p>
      <text:p text:style-name="P6"><text:span text:style-name="T5"><text:s text:c="2"/>def </text:span><text:span text:style-name="T6">button_down</text:span><text:span text:style-name="T7">(</text:span><text:span text:style-name="T6">id</text:span><text:span text:style-name="T7">)</text:span></text:p>
      <text:p text:style-name="P6"><text:span text:style-name="T7"><text:s text:c="4"/></text:span><text:span text:style-name="T5">if </text:span><text:span text:style-name="T6">id == Gosu</text:span><text:span text:style-name="T7">::</text:span><text:span text:style-name="T6">KbSpace</text:span></text:p>
      <text:p text:style-name="P6"><text:span text:style-name="T6"><text:s text:c="7"/>sleep</text:span><text:span text:style-name="T7">(</text:span><text:span text:style-name="T10">5</text:span><text:span text:style-name="T7">)</text:span></text:p>
      <text:p text:style-name="P7"><text:span text:style-name="T6"><text:s text:c="4"/></text:span><text:span text:style-name="T3">end</text:span></text:p>
      <text:p text:style-name="P6"><text:span text:style-name="T5"><text:s text:c="4"/>if </text:span><text:span text:style-name="T6">id == Gosu</text:span><text:span text:style-name="T7">::</text:span><text:span text:style-name="T6">KbEscape</text:span></text:p>
      <text:p text:style-name="P9"><text:s text:c="7"/>close</text:p>
      <text:p text:style-name="P6"><text:span text:style-name="T6"><text:s text:c="4"/></text:span><text:span text:style-name="T5">end</text:span></text:p>
      <text:p text:style-name="P8"><text:s text:c="2"/>end</text:p>
      <text:p text:style-name="P8">end</text:p>
      <text:p text:style-name="P6"/>
      <text:p text:style-name="P9">game = MuTorere_AI<text:span text:style-name="T1">.</text:span>new</text:p>
      <text:p text:style-name="P9">game<text:span text:style-name="T1">.</text:span>next_player</text:p>
      <text:p text:style-name="P9">game<text:span text:style-name="T1">.</text:span>show</text:p>
      <text:h text:style-name="Heading_20_1" text:outline-level="1"><text:bookmark-start text:name="__RefHeading__600_325049425"/><text:soft-page-break/>Mechanism<text:bookmark-end text:name="__RefHeading__600_325049425"/></text:h>
      <text:h text:style-name="Heading_20_2" text:outline-level="2"><text:bookmark-start text:name="__RefHeading__558_325049425"/>Board<text:bookmark-end text:name="__RefHeading__558_325049425"/></text:h>
      <text:p text:style-name="P4"># encoding: UTF-8</text:p>
      <text:p text:style-name="P6"><text:span text:style-name="T6">require_relative </text:span><text:span text:style-name="T8">'piece'</text:span></text:p>
      <text:p text:style-name="P6"><text:span text:style-name="T12"># Class </text:span><text:span text:style-name="T13">representign</text:span><text:span text:style-name="T12"> the board in a Mu_Torere game</text:span></text:p>
      <text:p text:style-name="P6"><text:span text:style-name="T5">class </text:span><text:span text:style-name="T6">GameBoard</text:span></text:p>
      <text:p text:style-name="P6"><text:span text:style-name="T6"><text:s text:c="2"/>attr_reader </text:span><text:span text:style-name="T11">:outer_board</text:span><text:span text:style-name="T7">, </text:span><text:span text:style-name="T11">:putahi</text:span></text:p>
      <text:p text:style-name="P6"/>
      <text:p text:style-name="P6"><text:span text:style-name="T11"><text:s text:c="2"/></text:span><text:span text:style-name="T5">def </text:span><text:span text:style-name="T6">initialize</text:span><text:span text:style-name="T7">(</text:span><text:span text:style-name="T6">outer_board = </text:span><text:span text:style-name="T17">nil</text:span><text:span text:style-name="T7">, </text:span><text:span text:style-name="T6">putahi = </text:span><text:span text:style-name="T17">nil</text:span><text:span text:style-name="T7">)</text:span></text:p>
      <text:p text:style-name="P6"><text:span text:style-name="T7"><text:s text:c="4"/></text:span><text:span text:style-name="T5">if </text:span><text:span text:style-name="T6">!outer_board</text:span></text:p>
      <text:p text:style-name="P6"><text:span text:style-name="T6"><text:s text:c="6"/></text:span><text:span text:style-name="T16">@outer_board </text:span><text:span text:style-name="T6">= </text:span><text:span text:style-name="T7">[]</text:span></text:p>
      <text:p text:style-name="P6"><text:span text:style-name="T7"><text:s text:c="6"/></text:span><text:span text:style-name="T10">8</text:span><text:span text:style-name="T7">.</text:span><text:span text:style-name="T6">times </text:span><text:span text:style-name="T5">do</text:span></text:p>
      <text:p text:style-name="P6"><text:span text:style-name="T5"><text:s text:c="8"/></text:span><text:span text:style-name="T16">@outer_board </text:span><text:span text:style-name="T6">&lt;&lt; Piece</text:span><text:span text:style-name="T7">.</text:span><text:span text:style-name="T5">new</text:span><text:span text:style-name="T7">(</text:span><text:span text:style-name="T16">@outer_board</text:span><text:span text:style-name="T7">.</text:span><text:span text:style-name="T6">length &gt; </text:span><text:span text:style-name="T10">3 </text:span><text:span text:style-name="T6">? </text:span><text:span text:style-name="T8">'B'</text:span><text:span text:style-name="T6"> : </text:span><text:span text:style-name="T8">'A'</text:span><text:span text:style-name="T7">)</text:span></text:p>
      <text:p text:style-name="P7"><text:span text:style-name="T6"><text:s text:c="6"/></text:span><text:span text:style-name="T3">end</text:span></text:p>
      <text:p text:style-name="P8"><text:s text:c="4"/>else</text:p>
      <text:p text:style-name="P6"><text:span text:style-name="T5"><text:s text:c="6"/></text:span><text:span text:style-name="T16">@outer_board </text:span><text:span text:style-name="T6">= outer_board</text:span></text:p>
      <text:p text:style-name="P6"><text:span text:style-name="T6"><text:s text:c="4"/></text:span><text:span text:style-name="T5">end</text:span></text:p>
      <text:p text:style-name="P6"><text:span text:style-name="T5"><text:s text:c="4"/></text:span><text:span text:style-name="T16">@putahi </text:span><text:span text:style-name="T6">= putahi</text:span></text:p>
      <text:p text:style-name="P6"><text:span text:style-name="T6"><text:s text:c="2"/></text:span><text:span text:style-name="T5">end</text:span></text:p>
      <text:p text:style-name="P6"/>
      <text:p text:style-name="P6"><text:span text:style-name="T5"><text:s text:c="2"/>def </text:span><text:span text:style-name="T6">clone</text:span></text:p>
      <text:p text:style-name="P6"><text:span text:style-name="T6"><text:s text:c="4"/>GameBoard</text:span><text:span text:style-name="T7">.</text:span><text:span text:style-name="T5">new</text:span><text:span text:style-name="T7">(</text:span></text:p>
      <text:p text:style-name="P6"><text:span text:style-name="T7"><text:s text:c="6"/></text:span><text:span text:style-name="T16">@outer_board</text:span><text:span text:style-name="T7">.</text:span><text:span text:style-name="T6">clone</text:span><text:span text:style-name="T7">,</text:span></text:p>
      <text:p text:style-name="P6"><text:span text:style-name="T7"><text:s text:c="6"/></text:span><text:span text:style-name="T16">@putahi </text:span><text:span text:style-name="T6">? </text:span><text:span text:style-name="T16">@putahi</text:span><text:span text:style-name="T7">.</text:span><text:span text:style-name="T6">clone : </text:span><text:span text:style-name="T17">nil</text:span></text:p>
      <text:p text:style-name="P6"><text:span text:style-name="T17"><text:s text:c="4"/></text:span><text:span text:style-name="T7">)</text:span></text:p>
      <text:p text:style-name="P7"><text:span text:style-name="T6"><text:s text:c="2"/></text:span><text:span text:style-name="T3">end</text:span></text:p>
      <text:p text:style-name="P6"/>
      <text:p text:style-name="P6"><text:span text:style-name="T5"><text:s text:c="2"/>def </text:span><text:span text:style-name="T6">get_string_value</text:span><text:span text:style-name="T7">(</text:span><text:span text:style-name="T6">piece</text:span><text:span text:style-name="T7">)</text:span></text:p>
      <text:p text:style-name="P6"><text:span text:style-name="T7"><text:s text:c="4"/></text:span><text:span text:style-name="T6">piece</text:span><text:span text:style-name="T7">.</text:span><text:span text:style-name="T6">nil? ? </text:span><text:span text:style-name="T8">'0'</text:span><text:span text:style-name="T6"> : piece</text:span><text:span text:style-name="T7">.</text:span><text:span text:style-name="T6">player</text:span></text:p>
      <text:p text:style-name="P6"><text:span text:style-name="T6"><text:s text:c="2"/></text:span><text:span text:style-name="T5">end</text:span></text:p>
      <text:p text:style-name="P6"/>
      <text:p text:style-name="P6"><text:span text:style-name="T5"><text:s text:c="2"/>def </text:span><text:span text:style-name="T6">to_s</text:span></text:p>
      <text:p text:style-name="P6"><text:span text:style-name="T6"><text:s text:c="4"/></text:span><text:span text:style-name="T7">(</text:span><text:span text:style-name="T10">0</text:span><text:span text:style-name="T6">..</text:span><text:span text:style-name="T10">6</text:span><text:span text:style-name="T7">).</text:span><text:span text:style-name="T6">inject</text:span><text:span text:style-name="T7">([]) </text:span><text:span text:style-name="T5">do </text:span><text:span text:style-name="T7">|</text:span><text:span text:style-name="T6">array</text:span><text:span text:style-name="T7">, </text:span><text:span text:style-name="T6">index</text:span><text:span text:style-name="T7">|</text:span></text:p>
      <text:p text:style-name="P6"><text:span text:style-name="T7"><text:s text:c="6"/></text:span><text:span text:style-name="T6">array &lt;&lt; </text:span><text:span text:style-name="T8">'.'</text:span><text:span text:style-name="T6">*</text:span><text:span text:style-name="T10">15</text:span></text:p>
      <text:p text:style-name="P7"><text:span text:style-name="T9"><text:s text:c="6"/></text:span><text:span text:style-name="T3">case</text:span></text:p>
      <text:p text:style-name="P6"><text:span text:style-name="T5"><text:s text:c="6"/>when </text:span><text:span text:style-name="T6">index == </text:span><text:span text:style-name="T10">3</text:span></text:p>
      <text:p text:style-name="P6"><text:span text:style-name="T10"><text:s text:c="8"/></text:span><text:span text:style-name="T6">array</text:span><text:span text:style-name="T7">.</text:span><text:span text:style-name="T6">last</text:span><text:span text:style-name="T7">[</text:span><text:span text:style-name="T10">7</text:span><text:span text:style-name="T7">] </text:span><text:span text:style-name="T6">= get_string_value</text:span><text:span text:style-name="T7">(</text:span><text:span text:style-name="T16">@putahi</text:span><text:span text:style-name="T7">)</text:span></text:p>
      <text:p text:style-name="P6"><text:span text:style-name="T7"><text:s text:c="6"/></text:span><text:span text:style-name="T5">when </text:span><text:span text:style-name="T6">index%</text:span><text:span text:style-name="T10">2 </text:span><text:span text:style-name="T6">== </text:span><text:span text:style-name="T10">0</text:span></text:p>
      <text:p text:style-name="P6"><text:span text:style-name="T10"><text:s text:c="8"/></text:span><text:span text:style-name="T6">array</text:span><text:span text:style-name="T7">.</text:span><text:span text:style-name="T6">last</text:span><text:span text:style-name="T7">[</text:span><text:span text:style-name="T10">2</text:span><text:span text:style-name="T7">] </text:span><text:span text:style-name="T6">= get_string_value</text:span><text:span text:style-name="T7">(</text:span><text:span text:style-name="T16">@outer_board</text:span><text:span text:style-name="T7">[</text:span><text:span text:style-name="T6">index/</text:span><text:span text:style-name="T10">2</text:span><text:span text:style-name="T7">])</text:span></text:p>
      <text:p text:style-name="P6"><text:span text:style-name="T7"><text:s text:c="8"/></text:span><text:span text:style-name="T6">array</text:span><text:span text:style-name="T7">.</text:span><text:span text:style-name="T6">last</text:span><text:span text:style-name="T7">[</text:span><text:span text:style-name="T10">12</text:span><text:span text:style-name="T7">] </text:span><text:span text:style-name="T6">= get_string_value</text:span><text:span text:style-name="T7">(</text:span><text:span text:style-name="T16">@outer_board</text:span><text:span text:style-name="T7">[</text:span><text:span text:style-name="T6">-</text:span><text:span text:style-name="T10">1 </text:span><text:span text:style-name="T6">- index/</text:span><text:span text:style-name="T10">2</text:span><text:span text:style-name="T7">])</text:span></text:p>
      <text:p text:style-name="P7"><text:span text:style-name="T6"><text:s text:c="6"/></text:span><text:span text:style-name="T3">end</text:span></text:p>
      <text:p text:style-name="P6"><text:span text:style-name="T5"><text:s text:c="6"/></text:span><text:span text:style-name="T6">array</text:span></text:p>
      <text:p text:style-name="P6"><text:span text:style-name="T6"><text:s text:c="4"/></text:span><text:span text:style-name="T5">end</text:span></text:p>
      <text:p text:style-name="P8"><text:s text:c="2"/>end</text:p>
      <text:p text:style-name="P6"/>
      <text:p text:style-name="P6"><text:span text:style-name="T5"><text:s text:c="2"/>def </text:span><text:span text:style-name="T6">get_piece</text:span><text:span text:style-name="T7">(</text:span><text:span text:style-name="T6">spot</text:span><text:span text:style-name="T7">)</text:span></text:p>
      <text:p text:style-name="P6"><text:span text:style-name="T7"><text:s text:c="4"/></text:span><text:span text:style-name="T6">spot == </text:span><text:span text:style-name="T10">9 </text:span><text:span text:style-name="T6">? </text:span><text:span text:style-name="T16">@putahi </text:span><text:span text:style-name="T6">: </text:span><text:span text:style-name="T16">@outer_board</text:span><text:span text:style-name="T7">[</text:span><text:span text:style-name="T6">spot - </text:span><text:span text:style-name="T10">1</text:span><text:span text:style-name="T7">]</text:span></text:p>
      <text:p text:style-name="P7"><text:span text:style-name="T6"><text:s text:c="2"/></text:span><text:span text:style-name="T3">end</text:span></text:p>
      <text:p text:style-name="P6"/>
      <text:p text:style-name="P6"><text:span text:style-name="T5"><text:s text:c="2"/>def </text:span><text:span text:style-name="T6">get_next</text:span><text:span text:style-name="T7">(</text:span><text:span text:style-name="T6">spot</text:span><text:span text:style-name="T7">)</text:span></text:p>
      <text:p text:style-name="P6"><text:span text:style-name="T7"><text:s text:c="4"/></text:span><text:span text:style-name="T12"># given spot is at index +1, same as length</text:span></text:p>
      <text:p text:style-name="P6"><text:span text:style-name="T6"><text:s text:c="4"/></text:span><text:span text:style-name="T5">if </text:span><text:span text:style-name="T6">spot &gt;= </text:span><text:span text:style-name="T16">@outer_board</text:span><text:span text:style-name="T7">.</text:span><text:span text:style-name="T6">length</text:span></text:p>
      <text:p text:style-name="P6"><text:span text:style-name="T6"><text:s text:c="6"/></text:span><text:span text:style-name="T16">@outer_board</text:span><text:span text:style-name="T7">[</text:span><text:span text:style-name="T10">0</text:span><text:span text:style-name="T7">]</text:span></text:p>
      <text:p text:style-name="P7"><text:span text:style-name="T6"><text:s text:c="4"/></text:span><text:span text:style-name="T3">else</text:span></text:p>
      <text:p text:style-name="P6"><text:span text:style-name="T5"><text:s text:c="6"/></text:span><text:span text:style-name="T16">@outer_board</text:span><text:span text:style-name="T7">[</text:span><text:span text:style-name="T6">spot</text:span><text:span text:style-name="T7">]</text:span></text:p>
      <text:p text:style-name="P7"><text:span text:style-name="T6"><text:s text:c="4"/></text:span><text:span text:style-name="T3">end</text:span></text:p>
      <text:p text:style-name="P8"><text:s text:c="2"/>end</text:p>
      <text:p text:style-name="P6"/>
      <text:p text:style-name="P6"><text:span text:style-name="T5"><text:s text:c="2"/>def </text:span><text:span text:style-name="T6">get_previous</text:span><text:span text:style-name="T7">(</text:span><text:span text:style-name="T6">spot</text:span><text:span text:style-name="T7">)</text:span></text:p>
      <text:p text:style-name="P6"><text:soft-page-break/><text:span text:style-name="T7"><text:s text:c="4"/></text:span><text:span text:style-name="T16">@outer_board</text:span><text:span text:style-name="T7">[</text:span><text:span text:style-name="T6">spot - </text:span><text:span text:style-name="T10">2</text:span><text:span text:style-name="T7">]</text:span></text:p>
      <text:p text:style-name="P7"><text:span text:style-name="T6"><text:s text:c="2"/></text:span><text:span text:style-name="T3">end</text:span></text:p>
      <text:p text:style-name="P6"/>
      <text:p text:style-name="P6"><text:span text:style-name="T5"><text:s text:c="2"/>def </text:span><text:span text:style-name="T6">can_be_moved</text:span><text:span text:style-name="T7">(</text:span><text:span text:style-name="T6">spot</text:span><text:span text:style-name="T7">, </text:span><text:span text:style-name="T6">cp</text:span><text:span text:style-name="T7">)</text:span></text:p>
      <text:p text:style-name="P9"><text:span text:style-name="T1"><text:s text:c="4"/></text:span>prev = get_previous<text:span text:style-name="T1">(</text:span>spot<text:span text:style-name="T1">)</text:span></text:p>
      <text:p text:style-name="P9"><text:span text:style-name="T1"><text:s text:c="4"/></text:span>nex = get_next<text:span text:style-name="T1">(</text:span>spot<text:span text:style-name="T1">)</text:span></text:p>
      <text:p text:style-name="P9"><text:span text:style-name="T1"><text:s text:c="4"/></text:span>piece = get_piece<text:span text:style-name="T1">(</text:span>spot<text:span text:style-name="T1">)</text:span></text:p>
      <text:p text:style-name="P7"><text:span text:style-name="T6"><text:s text:c="4"/></text:span><text:span text:style-name="T3">case</text:span></text:p>
      <text:p text:style-name="P6"><text:span text:style-name="T5"><text:s text:c="4"/>when </text:span><text:span text:style-name="T6">piece</text:span><text:span text:style-name="T7">.</text:span><text:span text:style-name="T6">nil?</text:span></text:p>
      <text:p text:style-name="P6"><text:span text:style-name="T6"><text:s text:c="6"/></text:span><text:span text:style-name="T5">return </text:span><text:span text:style-name="T17">false</text:span></text:p>
      <text:p text:style-name="P6"><text:span text:style-name="T17"><text:s text:c="4"/></text:span><text:span text:style-name="T5">when </text:span><text:span text:style-name="T6">piece</text:span><text:span text:style-name="T7">.</text:span><text:span text:style-name="T6">player != cp</text:span></text:p>
      <text:p text:style-name="P6"><text:span text:style-name="T6"><text:s text:c="6"/></text:span><text:span text:style-name="T5">return </text:span><text:span text:style-name="T17">false</text:span></text:p>
      <text:p text:style-name="P6"><text:span text:style-name="T17"><text:s text:c="4"/></text:span><text:span text:style-name="T5">when </text:span><text:span text:style-name="T6">spot == </text:span><text:span text:style-name="T10">9 </text:span><text:span text:style-name="T6">&amp;&amp; piece</text:span><text:span text:style-name="T7">.</text:span><text:span text:style-name="T6">player == cp</text:span></text:p>
      <text:p text:style-name="P6"><text:span text:style-name="T6"><text:s text:c="6"/></text:span><text:span text:style-name="T5">return </text:span><text:span text:style-name="T17">true</text:span></text:p>
      <text:p text:style-name="P6"><text:span text:style-name="T17"><text:s text:c="4"/></text:span><text:span text:style-name="T5">when </text:span><text:span text:style-name="T6">prev</text:span><text:span text:style-name="T7">.</text:span><text:span text:style-name="T6">nil? || nex</text:span><text:span text:style-name="T7">.</text:span><text:span text:style-name="T6">nil?</text:span></text:p>
      <text:p text:style-name="P6"><text:span text:style-name="T6"><text:s text:c="6"/></text:span><text:span text:style-name="T5">return </text:span><text:span text:style-name="T17">true</text:span></text:p>
      <text:p text:style-name="P6"><text:span text:style-name="T17"><text:s text:c="4"/></text:span><text:span text:style-name="T5">when </text:span><text:span text:style-name="T16">@putahi</text:span><text:span text:style-name="T7">.</text:span><text:span text:style-name="T6">nil? &amp;&amp;</text:span></text:p>
      <text:p text:style-name="P9"><text:s text:c="6"/><text:span text:style-name="T1">(</text:span>prev<text:span text:style-name="T1">.</text:span>player != cp || nex<text:span text:style-name="T1">.</text:span>player != cp<text:span text:style-name="T1">)</text:span></text:p>
      <text:p text:style-name="P6"><text:span text:style-name="T7"><text:s text:c="6"/></text:span><text:span text:style-name="T5">return </text:span><text:span text:style-name="T17">true</text:span></text:p>
      <text:p text:style-name="P6"><text:span text:style-name="T17"><text:s text:c="4"/></text:span><text:span text:style-name="T5">else</text:span></text:p>
      <text:p text:style-name="P6"><text:span text:style-name="T5"><text:s text:c="6"/>return </text:span><text:span text:style-name="T17">false</text:span></text:p>
      <text:p text:style-name="P6"><text:span text:style-name="T17"><text:s text:c="4"/></text:span><text:span text:style-name="T5">end</text:span></text:p>
      <text:p text:style-name="P8"><text:s text:c="2"/>end</text:p>
      <text:p text:style-name="P6"/>
      <text:p text:style-name="P6"><text:span text:style-name="T5"><text:s text:c="2"/>def </text:span><text:span text:style-name="T6">move</text:span><text:span text:style-name="T7">(</text:span><text:span text:style-name="T6">spot</text:span><text:span text:style-name="T7">)</text:span></text:p>
      <text:p text:style-name="P9"><text:span text:style-name="T1"><text:s text:c="4"/></text:span>piece = get_piece<text:span text:style-name="T1">(</text:span>spot<text:span text:style-name="T1">)</text:span></text:p>
      <text:p text:style-name="P7"><text:span text:style-name="T6"><text:s text:c="4"/></text:span><text:span text:style-name="T3">case</text:span></text:p>
      <text:p text:style-name="P6"><text:span text:style-name="T5"><text:s text:c="4"/>when </text:span><text:span text:style-name="T6">spot == </text:span><text:span text:style-name="T10">9</text:span></text:p>
      <text:p text:style-name="P6"><text:span text:style-name="T10"><text:s text:c="6"/></text:span><text:span text:style-name="T16">@outer_board</text:span><text:span text:style-name="T7">.</text:span><text:span text:style-name="T6">each_with_index </text:span><text:span text:style-name="T5">do </text:span><text:span text:style-name="T7">|</text:span><text:span text:style-name="T6">p</text:span><text:span text:style-name="T7">, </text:span><text:span text:style-name="T6">i</text:span><text:span text:style-name="T7">|</text:span></text:p>
      <text:p text:style-name="P6"><text:span text:style-name="T7"><text:s text:c="8"/></text:span><text:span text:style-name="T16">@outer_board</text:span><text:span text:style-name="T7">[</text:span><text:span text:style-name="T6">i</text:span><text:span text:style-name="T7">] </text:span><text:span text:style-name="T6">= piece </text:span><text:span text:style-name="T5">if </text:span><text:span text:style-name="T6">!p</text:span></text:p>
      <text:p text:style-name="P6"><text:span text:style-name="T6"><text:s text:c="6"/></text:span><text:span text:style-name="T5">end</text:span></text:p>
      <text:p text:style-name="P6"><text:span text:style-name="T5"><text:s text:c="4"/>when </text:span><text:span text:style-name="T6">!</text:span><text:span text:style-name="T16">@putahi</text:span></text:p>
      <text:p text:style-name="P6"><text:span text:style-name="T16"><text:s text:c="6"/>@putahi </text:span><text:span text:style-name="T6">= piece</text:span></text:p>
      <text:p text:style-name="P6"><text:span text:style-name="T6"><text:s text:c="4"/></text:span><text:span text:style-name="T5">when </text:span><text:span text:style-name="T6">!get_previous</text:span><text:span text:style-name="T7">(</text:span><text:span text:style-name="T6">spot</text:span><text:span text:style-name="T7">)</text:span></text:p>
      <text:p text:style-name="P6"><text:span text:style-name="T7"><text:s text:c="6"/></text:span><text:span text:style-name="T16">@outer_board</text:span><text:span text:style-name="T7">[</text:span><text:span text:style-name="T6">spot - </text:span><text:span text:style-name="T10">2</text:span><text:span text:style-name="T7">] </text:span><text:span text:style-name="T6">= piece</text:span></text:p>
      <text:p text:style-name="P6"><text:span text:style-name="T6"><text:s text:c="4"/></text:span><text:span text:style-name="T5">when </text:span><text:span text:style-name="T6">!get_next</text:span><text:span text:style-name="T7">(</text:span><text:span text:style-name="T6">spot</text:span><text:span text:style-name="T7">)</text:span></text:p>
      <text:p text:style-name="P6"><text:span text:style-name="T7"><text:s text:c="6"/></text:span><text:span text:style-name="T5">if </text:span><text:span text:style-name="T6">spot == </text:span><text:span text:style-name="T16">@outer_board</text:span><text:span text:style-name="T7">.</text:span><text:span text:style-name="T6">length</text:span></text:p>
      <text:p text:style-name="P6"><text:span text:style-name="T6"><text:s text:c="8"/></text:span><text:span text:style-name="T16">@outer_board</text:span><text:span text:style-name="T7">[</text:span><text:span text:style-name="T10">0</text:span><text:span text:style-name="T7">] </text:span><text:span text:style-name="T6">= piece</text:span></text:p>
      <text:p text:style-name="P6"><text:span text:style-name="T6"><text:s text:c="6"/></text:span><text:span text:style-name="T5">else</text:span></text:p>
      <text:p text:style-name="P6"><text:span text:style-name="T5"><text:s text:c="8"/></text:span><text:span text:style-name="T16">@outer_board</text:span><text:span text:style-name="T7">[</text:span><text:span text:style-name="T6">spot</text:span><text:span text:style-name="T7">] </text:span><text:span text:style-name="T6">= piece</text:span></text:p>
      <text:p text:style-name="P6"><text:span text:style-name="T6"><text:s text:c="6"/></text:span><text:span text:style-name="T5">end</text:span></text:p>
      <text:p text:style-name="P8"><text:s text:c="4"/>end</text:p>
      <text:p text:style-name="P6"><text:span text:style-name="T5"><text:s text:c="4"/></text:span><text:span text:style-name="T6">spot == </text:span><text:span text:style-name="T10">9 </text:span><text:span text:style-name="T6">? </text:span><text:span text:style-name="T16">@putahi </text:span><text:span text:style-name="T6">= </text:span><text:span text:style-name="T17">nil </text:span><text:span text:style-name="T6">: </text:span><text:span text:style-name="T16">@outer_board</text:span><text:span text:style-name="T7">[</text:span><text:span text:style-name="T6">spot - </text:span><text:span text:style-name="T10">1</text:span><text:span text:style-name="T7">] </text:span><text:span text:style-name="T6">= </text:span><text:span text:style-name="T17">nil</text:span></text:p>
      <text:p text:style-name="P6"><text:span text:style-name="T17"><text:s text:c="2"/></text:span><text:span text:style-name="T5">end</text:span></text:p>
      <text:p text:style-name="P6"/>
      <text:p text:style-name="P6"><text:span text:style-name="T5"><text:s text:c="2"/>def </text:span><text:span text:style-name="T6">lost?</text:span><text:span text:style-name="T7">(</text:span><text:span text:style-name="T6">cp</text:span><text:span text:style-name="T7">)</text:span></text:p>
      <text:p text:style-name="P6"><text:span text:style-name="T7"><text:s text:c="4"/></text:span><text:span text:style-name="T5">return </text:span><text:span text:style-name="T17">false </text:span><text:span text:style-name="T5">if </text:span><text:span text:style-name="T6">can_be_moved</text:span><text:span text:style-name="T7">(</text:span><text:span text:style-name="T10">9</text:span><text:span text:style-name="T7">, </text:span><text:span text:style-name="T6">cp</text:span><text:span text:style-name="T7">)</text:span></text:p>
      <text:p text:style-name="P6"><text:span text:style-name="T7"><text:s text:c="4"/></text:span><text:span text:style-name="T16">@outer_board</text:span><text:span text:style-name="T7">.</text:span><text:span text:style-name="T6">each_with_index </text:span><text:span text:style-name="T5">do </text:span><text:span text:style-name="T7">|</text:span><text:span text:style-name="T6">_</text:span><text:span text:style-name="T7">, </text:span><text:span text:style-name="T6">spot</text:span><text:span text:style-name="T7">|</text:span></text:p>
      <text:p text:style-name="P6"><text:span text:style-name="T7"><text:s text:c="6"/></text:span><text:span text:style-name="T5">return </text:span><text:span text:style-name="T17">false </text:span><text:span text:style-name="T5">if </text:span><text:span text:style-name="T6">can_be_moved</text:span><text:span text:style-name="T7">(</text:span><text:span text:style-name="T6">spot + </text:span><text:span text:style-name="T10">1</text:span><text:span text:style-name="T7">, </text:span><text:span text:style-name="T6">cp</text:span><text:span text:style-name="T7">)</text:span></text:p>
      <text:p text:style-name="P7"><text:span text:style-name="T6"><text:s text:c="4"/></text:span><text:span text:style-name="T3">end</text:span></text:p>
      <text:p text:style-name="P6"><text:span text:style-name="T5"><text:s text:c="4"/></text:span><text:span text:style-name="T17">true</text:span></text:p>
      <text:p text:style-name="P6"><text:span text:style-name="T17"><text:s text:c="2"/></text:span><text:span text:style-name="T5">end</text:span></text:p>
      <text:p text:style-name="P8">end</text:p>
      <text:p text:style-name="P3"/>
      <text:p text:style-name="P3"/>
      <text:p text:style-name="P3"/>
      <text:p text:style-name="P3"/>
      <text:h text:style-name="Heading_20_2" text:outline-level="2"><text:bookmark-start text:name="__RefHeading__560_325049425"/><text:soft-page-break/>MT Tools<text:bookmark-end text:name="__RefHeading__560_325049425"/></text:h>
      <text:p text:style-name="P3"><text:span text:style-name="T14">#encoding: UTF-8</text:span></text:p>
      <text:p text:style-name="P6"/>
      <text:p text:style-name="P6"><text:span text:style-name="T5">class </text:span><text:span text:style-name="T6">MT_Tools</text:span></text:p>
      <text:p text:style-name="P6"><text:span text:style-name="T6"><text:s text:c="8"/></text:span><text:span text:style-name="T5">def self</text:span><text:span text:style-name="T7">.</text:span><text:span text:style-name="T6">get_ennemy</text:span><text:span text:style-name="T7">(</text:span><text:span text:style-name="T6">player</text:span><text:span text:style-name="T7">)</text:span></text:p>
      <text:p text:style-name="P6"><text:span text:style-name="T7"><text:s text:c="16"/>{</text:span><text:span text:style-name="T8">"A"</text:span><text:span text:style-name="T6"> </text:span><text:span text:style-name="T7">=&gt; </text:span><text:span text:style-name="T8">"B"</text:span><text:span text:style-name="T7">, </text:span><text:span text:style-name="T8">"B"</text:span><text:span text:style-name="T6"> </text:span><text:span text:style-name="T7">=&gt; </text:span><text:span text:style-name="T8">"A"</text:span><text:span text:style-name="T7">}[</text:span><text:span text:style-name="T6">player</text:span><text:span text:style-name="T7">]</text:span></text:p>
      <text:p text:style-name="P7"><text:span text:style-name="T6"><text:s text:c="8"/></text:span><text:span text:style-name="T3">end</text:span></text:p>
      <text:p text:style-name="P6"/>
      <text:p text:style-name="P6"><text:span text:style-name="T5"><text:s text:c="8"/>def self</text:span><text:span text:style-name="T7">.</text:span><text:span text:style-name="T6">save_match</text:span><text:span text:style-name="T7">(</text:span><text:span text:style-name="T6">player1=</text:span><text:span text:style-name="T17">nil</text:span><text:span text:style-name="T7">, </text:span><text:span text:style-name="T6">player2=</text:span><text:span text:style-name="T17">nil</text:span><text:span text:style-name="T7">, </text:span><text:span text:style-name="T6">current_player</text:span><text:span text:style-name="T7">)</text:span></text:p>
      <text:p text:style-name="P6"><text:span text:style-name="T6"><text:s text:c="16"/></text:span><text:span text:style-name="T5">unless</text:span><text:span text:style-name="T7">(</text:span><text:span text:style-name="T6">player1==</text:span><text:span text:style-name="T17">nil</text:span><text:span text:style-name="T7">)</text:span></text:p>
      <text:p text:style-name="P6"><text:span text:style-name="T7"><text:s text:c="24"/></text:span><text:span text:style-name="T6">p1_name = </text:span><text:span text:style-name="T8">"#{</text:span><text:span text:style-name="T6">player1</text:span><text:span text:style-name="T7">.</text:span><text:span text:style-name="T6">algo</text:span><text:span text:style-name="T8">}-"</text:span><text:span text:style-name="T6"> + player1</text:span><text:span text:style-name="T7">.</text:span><text:span text:style-name="T6">heuristic</text:span><text:span text:style-name="T7">.</text:span><text:span text:style-name="T6">to_s</text:span></text:p>
      <text:p text:style-name="P6"><text:span text:style-name="T6"><text:s text:c="16"/></text:span><text:span text:style-name="T5">else</text:span></text:p>
      <text:p text:style-name="P6"><text:span text:style-name="T5"><text:s text:c="24"/></text:span><text:span text:style-name="T6">p1_name = </text:span><text:span text:style-name="T8">"Human"</text:span></text:p>
      <text:p text:style-name="P6"><text:span text:style-name="T6"><text:s text:c="16"/></text:span><text:span text:style-name="T5">end</text:span></text:p>
      <text:p text:style-name="P8"><text:s text:c="16"/></text:p>
      <text:p text:style-name="P6"><text:span text:style-name="T5"><text:s text:c="16"/>unless</text:span><text:span text:style-name="T7">(</text:span><text:span text:style-name="T6">player2==</text:span><text:span text:style-name="T17">nil</text:span><text:span text:style-name="T7">)</text:span></text:p>
      <text:p text:style-name="P6"><text:span text:style-name="T7"><text:s text:c="24"/></text:span><text:span text:style-name="T6">p2_name = </text:span><text:span text:style-name="T8">"#{</text:span><text:span text:style-name="T6">player2</text:span><text:span text:style-name="T7">.</text:span><text:span text:style-name="T6">algo</text:span><text:span text:style-name="T8">}-"</text:span><text:span text:style-name="T6"> + player2</text:span><text:span text:style-name="T7">.</text:span><text:span text:style-name="T6">heuristic</text:span><text:span text:style-name="T7">.</text:span><text:span text:style-name="T6">to_s</text:span></text:p>
      <text:p text:style-name="P6"><text:span text:style-name="T6"><text:s text:c="16"/></text:span><text:span text:style-name="T5">else</text:span></text:p>
      <text:p text:style-name="P6"><text:span text:style-name="T5"><text:s text:c="24"/></text:span><text:span text:style-name="T6">p2_name = </text:span><text:span text:style-name="T8">"Human"</text:span></text:p>
      <text:p text:style-name="P6"><text:span text:style-name="T6"><text:s text:c="16"/></text:span><text:span text:style-name="T5">end</text:span></text:p>
      <text:p text:style-name="P6"><text:span text:style-name="T5"><text:s text:c="25"/>if </text:span><text:span text:style-name="T6">p1_name == p2_name</text:span></text:p>
      <text:p text:style-name="P6"><text:span text:style-name="T6"><text:s text:c="32"/>p2_name = p2_name + </text:span><text:span text:style-name="T8">"_2"</text:span></text:p>
      <text:p text:style-name="P6"><text:span text:style-name="T6"><text:s text:c="25"/></text:span><text:span text:style-name="T5">end</text:span></text:p>
      <text:p text:style-name="P6"><text:span text:style-name="T5"><text:s text:c="16"/>if</text:span><text:span text:style-name="T7">(</text:span><text:span text:style-name="T6">current_player==</text:span><text:span text:style-name="T8">"A"</text:span><text:span text:style-name="T7">) </text:span><text:span text:style-name="T12">#</text:span><text:span text:style-name="T13">curent</text:span><text:span text:style-name="T12"> player is the loser</text:span></text:p>
      <text:p text:style-name="P9"><text:s text:c="24"/>winner = p2_name</text:p>
      <text:p text:style-name="P6"><text:span text:style-name="T6"><text:s text:c="16"/></text:span><text:span text:style-name="T5">else</text:span></text:p>
      <text:p text:style-name="P6"><text:span text:style-name="T5"><text:s text:c="24"/></text:span><text:span text:style-name="T6">winner = p1_name</text:span></text:p>
      <text:p text:style-name="P6"><text:span text:style-name="T6"><text:s text:c="16"/></text:span><text:span text:style-name="T5">end</text:span></text:p>
      <text:p text:style-name="P6"><text:span text:style-name="T5"><text:s text:c="16"/></text:span><text:span text:style-name="T6">file = File</text:span><text:span text:style-name="T7">.</text:span><text:span text:style-name="T5">new</text:span><text:span text:style-name="T7">(</text:span><text:span text:style-name="T8">"match_results.txt"</text:span><text:span text:style-name="T7">, </text:span><text:span text:style-name="T8">"a+"</text:span><text:span text:style-name="T7">)</text:span></text:p>
      <text:p text:style-name="P6"><text:span text:style-name="T7"><text:s text:c="24"/></text:span><text:span text:style-name="T6">file</text:span><text:span text:style-name="T7">.</text:span><text:span text:style-name="T6">puts </text:span><text:span text:style-name="T8">"#{</text:span><text:span text:style-name="T6">p1_name</text:span><text:span text:style-name="T8">} vs #{</text:span><text:span text:style-name="T6">p2_name</text:span><text:span text:style-name="T8">}: Win #{</text:span><text:span text:style-name="T6">winner</text:span><text:span text:style-name="T8">}"</text:span><text:span text:style-name="T6"> <text:s text:c="4"/></text:span></text:p>
      <text:p text:style-name="P9"><text:s text:c="16"/>file<text:span text:style-name="T1">.</text:span>close <text:s text:c="7"/></text:p>
      <text:p text:style-name="P6"><text:span text:style-name="T6"><text:s text:c="8"/></text:span><text:span text:style-name="T5">end</text:span></text:p>
      <text:p text:style-name="P8"><text:s text:c="8"/></text:p>
      <text:p text:style-name="P6"><text:span text:style-name="T5"><text:s text:c="8"/>def self</text:span><text:span text:style-name="T7">.</text:span><text:span text:style-name="T6">count_nodes</text:span><text:span text:style-name="T7">(</text:span><text:span text:style-name="T6">node</text:span><text:span text:style-name="T7">)</text:span></text:p>
      <text:p text:style-name="P6"><text:span text:style-name="T7"><text:s text:c="14"/></text:span><text:span text:style-name="T5">if </text:span><text:span text:style-name="T6">node</text:span><text:span text:style-name="T7">.</text:span><text:span text:style-name="T6">son == </text:span><text:span text:style-name="T17">nil </text:span><text:span text:style-name="T6">&amp;&amp; node</text:span><text:span text:style-name="T7">.</text:span><text:span text:style-name="T6">brother == </text:span><text:span text:style-name="T17">nil</text:span></text:p>
      <text:p text:style-name="P6"><text:span text:style-name="T17"><text:s text:c="22"/></text:span><text:span text:style-name="T5">return </text:span><text:span text:style-name="T10">1</text:span></text:p>
      <text:p text:style-name="P6"><text:span text:style-name="T10"><text:s text:c="14"/></text:span><text:span text:style-name="T5">elsif </text:span><text:span text:style-name="T6">node</text:span><text:span text:style-name="T7">.</text:span><text:span text:style-name="T6">son == </text:span><text:span text:style-name="T17">nil </text:span><text:span text:style-name="T6">&amp;&amp; node</text:span><text:span text:style-name="T7">.</text:span><text:span text:style-name="T6">brother != </text:span><text:span text:style-name="T17">nil</text:span></text:p>
      <text:p text:style-name="P6"><text:span text:style-name="T17"><text:s text:c="22"/></text:span><text:span text:style-name="T5">return </text:span><text:span text:style-name="T6">count_nodes</text:span><text:span text:style-name="T7">(</text:span><text:span text:style-name="T6">node</text:span><text:span text:style-name="T7">.</text:span><text:span text:style-name="T6">brother</text:span><text:span text:style-name="T7">) </text:span><text:span text:style-name="T6">+ </text:span><text:span text:style-name="T10">1</text:span></text:p>
      <text:p text:style-name="P6"><text:span text:style-name="T10"><text:s text:c="14"/></text:span><text:span text:style-name="T5">elsif </text:span><text:span text:style-name="T6">node</text:span><text:span text:style-name="T7">.</text:span><text:span text:style-name="T6">son != </text:span><text:span text:style-name="T17">nil </text:span><text:span text:style-name="T6">&amp;&amp; node</text:span><text:span text:style-name="T7">.</text:span><text:span text:style-name="T6">brother == </text:span><text:span text:style-name="T17">nil</text:span></text:p>
      <text:p text:style-name="P6"><text:span text:style-name="T17"><text:s text:c="22"/></text:span><text:span text:style-name="T5">return </text:span><text:span text:style-name="T6">count_nodes</text:span><text:span text:style-name="T7">(</text:span><text:span text:style-name="T6">node</text:span><text:span text:style-name="T7">.</text:span><text:span text:style-name="T6">son</text:span><text:span text:style-name="T7">) </text:span><text:span text:style-name="T6">+ </text:span><text:span text:style-name="T10">1</text:span></text:p>
      <text:p text:style-name="P6"><text:span text:style-name="T10"><text:s text:c="14"/></text:span><text:span text:style-name="T5">elsif </text:span><text:span text:style-name="T6">node</text:span><text:span text:style-name="T7">.</text:span><text:span text:style-name="T6">son!=</text:span><text:span text:style-name="T17">nil </text:span><text:span text:style-name="T6">&amp;&amp; node</text:span><text:span text:style-name="T7">.</text:span><text:span text:style-name="T6">brother !=</text:span><text:span text:style-name="T17">nil</text:span></text:p>
      <text:p text:style-name="P6"><text:span text:style-name="T17"><text:s text:c="22"/></text:span><text:span text:style-name="T5">return </text:span><text:span text:style-name="T6">count_nodes</text:span><text:span text:style-name="T7">(</text:span><text:span text:style-name="T6">node</text:span><text:span text:style-name="T7">.</text:span><text:span text:style-name="T6">son</text:span><text:span text:style-name="T7">) </text:span><text:span text:style-name="T6">+ count_nodes</text:span><text:span text:style-name="T7">(</text:span><text:span text:style-name="T6">node</text:span><text:span text:style-name="T7">.</text:span><text:span text:style-name="T6">brother</text:span><text:span text:style-name="T7">) </text:span><text:span text:style-name="T6">+ </text:span><text:span text:style-name="T10">1</text:span></text:p>
      <text:p text:style-name="P7"><text:span text:style-name="T9"><text:s text:c="14"/></text:span><text:span text:style-name="T3">end</text:span></text:p>
      <text:p text:style-name="P8"><text:s text:c="8"/>end</text:p>
      <text:p text:style-name="P8">end</text:p>
      <text:p text:style-name="P6"/>
      <text:h text:style-name="Heading_20_2" text:outline-level="2"><text:bookmark-start text:name="__RefHeading__562_325049425"/>Piece<text:bookmark-end text:name="__RefHeading__562_325049425"/></text:h>
      <text:p text:style-name="P3"><text:span text:style-name="T14"># encoding: UTF-8</text:span></text:p>
      <text:p text:style-name="P4"># A simple piece of the board.</text:p>
      <text:p text:style-name="P6"><text:span text:style-name="T5">class </text:span><text:span text:style-name="T6">Piece</text:span></text:p>
      <text:p text:style-name="P6"><text:span text:style-name="T6"><text:s text:c="2"/>attr_accessor </text:span><text:span text:style-name="T11">:player</text:span></text:p>
      <text:p text:style-name="P6"/>
      <text:p text:style-name="P6"><text:span text:style-name="T6"><text:s text:c="2"/></text:span><text:span text:style-name="T5">def </text:span><text:span text:style-name="T6">initialize</text:span><text:span text:style-name="T7">(</text:span><text:span text:style-name="T6">player</text:span><text:span text:style-name="T7">)</text:span></text:p>
      <text:p text:style-name="P6"><text:span text:style-name="T7"><text:s text:c="4"/></text:span><text:span text:style-name="T16">@player </text:span><text:span text:style-name="T6">= player</text:span></text:p>
      <text:p text:style-name="P6"><text:span text:style-name="T6"><text:s text:c="2"/></text:span><text:span text:style-name="T5">end</text:span></text:p>
      <text:p text:style-name="P3"><text:span text:style-name="T4">end</text:span></text:p>
      <text:h text:style-name="Heading_20_2" text:outline-level="2"><text:bookmark-start text:name="__RefHeading__564_325049425"/><text:soft-page-break/>Tool<text:bookmark-end text:name="__RefHeading__564_325049425"/></text:h>
      <text:p text:style-name="P3"/>
      <text:p text:style-name="P4">#encoding: UTF-8</text:p>
      <text:p text:style-name="P6"><text:span text:style-name="T6">require </text:span><text:span text:style-name="T8">"rexml/document"</text:span></text:p>
      <text:p text:style-name="P6"><text:span text:style-name="T6">require_relative </text:span><text:span text:style-name="T8">'mt_tools'</text:span></text:p>
      <text:p text:style-name="P6"><text:span text:style-name="T5">class </text:span><text:span text:style-name="T6">Tool</text:span></text:p>
      <text:p text:style-name="P6"><text:span text:style-name="T6"><text:s text:c="2"/></text:span><text:span text:style-name="T5">def </text:span><text:span text:style-name="T6">initialize</text:span><text:span text:style-name="T7">(</text:span><text:span text:style-name="T6">ai</text:span><text:span text:style-name="T7">)</text:span></text:p>
      <text:p text:style-name="P6"><text:span text:style-name="T7"><text:s text:c="4"/></text:span><text:span text:style-name="T16">@algo_name </text:span><text:span text:style-name="T6">= </text:span><text:span text:style-name="T8">"#{ai.algo}_"</text:span><text:span text:style-name="T6">+ ai</text:span><text:span text:style-name="T7">.</text:span><text:span text:style-name="T6">heuristic</text:span><text:span text:style-name="T7">.</text:span><text:span text:style-name="T6">to_s</text:span></text:p>
      <text:p text:style-name="P6"><text:span text:style-name="T6"><text:s text:c="4"/></text:span><text:span text:style-name="T16">@opponent </text:span><text:span text:style-name="T6">= </text:span><text:span text:style-name="T17">nil</text:span></text:p>
      <text:p text:style-name="P6"><text:span text:style-name="T17"><text:s text:c="4"/></text:span><text:span text:style-name="T16">@average_time_to_move </text:span><text:span text:style-name="T6">= </text:span><text:span text:style-name="T10">0</text:span></text:p>
      <text:p text:style-name="P6"><text:span text:style-name="T10"><text:s text:c="4"/></text:span><text:span text:style-name="T16">@weight_time_to_move </text:span><text:span text:style-name="T6">= </text:span><text:span text:style-name="T10">0</text:span></text:p>
      <text:p text:style-name="P6"><text:span text:style-name="T10"><text:s text:c="4"/></text:span><text:span text:style-name="T16">@average_number_of_node </text:span><text:span text:style-name="T6">= </text:span><text:span text:style-name="T10">0</text:span></text:p>
      <text:p text:style-name="P6"><text:span text:style-name="T10"><text:s text:c="4"/></text:span><text:span text:style-name="T16">@weight_number_of_node </text:span><text:span text:style-name="T6">= </text:span><text:span text:style-name="T10">0</text:span></text:p>
      <text:p text:style-name="P6"><text:span text:style-name="T10"><text:s text:c="4"/></text:span><text:span text:style-name="T5">self</text:span><text:span text:style-name="T7">.</text:span><text:span text:style-name="T6">load_data</text:span><text:span text:style-name="T7">()</text:span></text:p>
      <text:p text:style-name="P6"><text:span text:style-name="T6"><text:s text:c="2"/></text:span><text:span text:style-name="T5">end</text:span></text:p>
      <text:p text:style-name="P6"/>
      <text:p text:style-name="P6"><text:span text:style-name="T5"><text:s text:c="2"/>def </text:span><text:span text:style-name="T6">average_time</text:span><text:span text:style-name="T7">(</text:span><text:span text:style-name="T6">diff</text:span><text:span text:style-name="T7">)</text:span></text:p>
      <text:p text:style-name="P6"><text:span text:style-name="T7"><text:s text:c="4"/></text:span><text:span text:style-name="T16">@average_time_to_move </text:span><text:span text:style-name="T6">= </text:span><text:span text:style-name="T7">(</text:span><text:span text:style-name="T16">@average_time_to_move </text:span><text:span text:style-name="T6">* </text:span><text:span text:style-name="T16">@weight_time_to_move </text:span><text:span text:style-name="T6">+ diff</text:span><text:span text:style-name="T7">) </text:span><text:span text:style-name="T6">/ </text:span><text:span text:style-name="T7">(</text:span><text:span text:style-name="T16">@weight_time_to_move </text:span><text:span text:style-name="T6">+ </text:span><text:span text:style-name="T10">1</text:span><text:span text:style-name="T7">)</text:span></text:p>
      <text:p text:style-name="P6"><text:span text:style-name="T7"><text:s text:c="4"/></text:span><text:span text:style-name="T16">@weight_time_to_move </text:span><text:span text:style-name="T6">= </text:span><text:span text:style-name="T16">@weight_time_to_move </text:span><text:span text:style-name="T6">+ </text:span><text:span text:style-name="T10">1</text:span></text:p>
      <text:p text:style-name="P7"><text:span text:style-name="T9"><text:s text:c="2"/></text:span><text:span text:style-name="T3">end</text:span></text:p>
      <text:p text:style-name="P6"/>
      <text:p text:style-name="P6"><text:span text:style-name="T5"><text:s text:c="2"/>def <text:s/></text:span><text:span text:style-name="T6">average_node</text:span><text:span text:style-name="T7">(</text:span><text:span text:style-name="T6">node</text:span><text:span text:style-name="T7">)</text:span></text:p>
      <text:p text:style-name="P9"><text:span text:style-name="T1"><text:s text:c="4"/></text:span>nb_nodes = MT_Tools<text:span text:style-name="T1">.</text:span>count_nodes<text:span text:style-name="T1">(</text:span>node<text:span text:style-name="T1">)</text:span></text:p>
      <text:p text:style-name="P6"><text:span text:style-name="T7"><text:s text:c="4"/></text:span><text:span text:style-name="T16">@average_number_of_node </text:span><text:span text:style-name="T6">= </text:span><text:span text:style-name="T7">(</text:span><text:span text:style-name="T16">@average_number_of_node </text:span><text:span text:style-name="T6">* </text:span><text:span text:style-name="T16">@weight_number_of_node </text:span><text:span text:style-name="T6">+ nb_nodes</text:span><text:span text:style-name="T7">) </text:span><text:span text:style-name="T6">/ </text:span><text:span text:style-name="T7">(</text:span><text:span text:style-name="T16">@weight_number_of_node </text:span><text:span text:style-name="T6">+ </text:span><text:span text:style-name="T10">1</text:span><text:span text:style-name="T7">)</text:span></text:p>
      <text:p text:style-name="P6"><text:span text:style-name="T7"><text:s text:c="4"/></text:span><text:span text:style-name="T16">@weight_number_of_node </text:span><text:span text:style-name="T6">= </text:span><text:span text:style-name="T16">@weight_number_of_node </text:span><text:span text:style-name="T6">+ </text:span><text:span text:style-name="T10">1</text:span></text:p>
      <text:p text:style-name="P7"><text:span text:style-name="T9"><text:s text:c="2"/></text:span><text:span text:style-name="T3">end</text:span></text:p>
      <text:p text:style-name="P6"/>
      <text:p text:style-name="P6"><text:span text:style-name="T5"><text:s text:c="2"/>def </text:span><text:span text:style-name="T6">save_data</text:span><text:span text:style-name="T7">()</text:span></text:p>
      <text:p text:style-name="P6"><text:span text:style-name="T7"><text:s text:c="4"/></text:span><text:span text:style-name="T6">line = </text:span><text:span text:style-name="T8">"name:#{@algo_name}:"</text:span></text:p>
      <text:p text:style-name="P6"><text:span text:style-name="T6"><text:s text:c="4"/>line = line + </text:span><text:span text:style-name="T8">"time_to_move:t_average:#{@average_time_to_move}:t_weight:#{@weight_time_to_move}:"</text:span></text:p>
      <text:p text:style-name="P6"><text:span text:style-name="T6"><text:s text:c="4"/>line = line + </text:span><text:span text:style-name="T8">"number_of_node:n_average:#{@average_number_of_node}:n_weight:#{@weight_number_of_node}:"</text:span></text:p>
      <text:p text:style-name="P6"><text:span text:style-name="T6"><text:s text:c="4"/>file = File</text:span><text:span text:style-name="T7">.</text:span><text:span text:style-name="T5">new</text:span><text:span text:style-name="T7">(</text:span><text:span text:style-name="T8">'mu_torere_data.txt'</text:span><text:span text:style-name="T7">, </text:span><text:span text:style-name="T8">'a'</text:span><text:span text:style-name="T7">)</text:span></text:p>
      <text:p text:style-name="P9"><text:span text:style-name="T1"><text:s text:c="4"/></text:span>file<text:span text:style-name="T1">.</text:span>puts line</text:p>
      <text:p text:style-name="P9"><text:s text:c="4"/>file<text:span text:style-name="T1">.</text:span>close</text:p>
      <text:p text:style-name="P6"><text:span text:style-name="T6"><text:s text:c="2"/></text:span><text:span text:style-name="T5">end</text:span></text:p>
      <text:p text:style-name="P6"/>
      <text:p text:style-name="P6"><text:span text:style-name="T5"><text:s text:c="2"/>def </text:span><text:span text:style-name="T6">load_data</text:span><text:span text:style-name="T7">()</text:span></text:p>
      <text:p text:style-name="P6"><text:span text:style-name="T7"><text:s text:c="4"/></text:span><text:span text:style-name="T5">if </text:span><text:span text:style-name="T6">File</text:span><text:span text:style-name="T7">.</text:span><text:span text:style-name="T6">exist?</text:span><text:span text:style-name="T7">(</text:span><text:span text:style-name="T8">'mu_torere_data.txt'</text:span><text:span text:style-name="T7">)</text:span></text:p>
      <text:p text:style-name="P6"><text:span text:style-name="T7"><text:s text:c="6"/></text:span><text:span text:style-name="T6">file = File</text:span><text:span text:style-name="T7">.</text:span><text:span text:style-name="T5">new</text:span><text:span text:style-name="T7">(</text:span><text:span text:style-name="T8">'mu_torere_data.txt'</text:span><text:span text:style-name="T7">, </text:span><text:span text:style-name="T8">'r'</text:span><text:span text:style-name="T7">)</text:span></text:p>
      <text:p text:style-name="P6"><text:span text:style-name="T7"><text:s text:c="6"/></text:span><text:span text:style-name="T6">file</text:span><text:span text:style-name="T7">.</text:span><text:span text:style-name="T6">each_line </text:span><text:span text:style-name="T5">do </text:span><text:span text:style-name="T7">|</text:span><text:span text:style-name="T6">line</text:span><text:span text:style-name="T7">|</text:span></text:p>
      <text:p text:style-name="P6"><text:span text:style-name="T7"><text:s text:c="8"/></text:span><text:span text:style-name="T5">if </text:span><text:span text:style-name="T7">(</text:span><text:span text:style-name="T6">line =~ </text:span><text:span text:style-name="T8">/name:#{@algo_name}/</text:span><text:span text:style-name="T7">)</text:span></text:p>
      <text:p text:style-name="P6"><text:span text:style-name="T7"><text:s text:c="10"/></text:span><text:span text:style-name="T6">prev = </text:span><text:span text:style-name="T17">nil</text:span></text:p>
      <text:p text:style-name="P6"><text:span text:style-name="T17"><text:s text:c="10"/></text:span><text:span text:style-name="T6">line</text:span><text:span text:style-name="T7">.</text:span><text:span text:style-name="T6">each_line</text:span><text:span text:style-name="T7">(</text:span><text:span text:style-name="T8">':'</text:span><text:span text:style-name="T7">) </text:span><text:span text:style-name="T5">do </text:span><text:span text:style-name="T7">|</text:span><text:span text:style-name="T6">val</text:span><text:span text:style-name="T7">|</text:span></text:p>
      <text:p text:style-name="P6"><text:span text:style-name="T7"><text:s text:c="12"/></text:span><text:span text:style-name="T5">case </text:span><text:span text:style-name="T6">prev</text:span></text:p>
      <text:p text:style-name="P6"><text:span text:style-name="T6"><text:s text:c="12"/></text:span><text:span text:style-name="T5">when </text:span><text:span text:style-name="T8">'t_average:'</text:span></text:p>
      <text:p text:style-name="P6"><text:span text:style-name="T6"><text:s text:c="14"/></text:span><text:span text:style-name="T16">@average_time_to_move </text:span><text:span text:style-name="T6">= val</text:span><text:span text:style-name="T7">.</text:span><text:span text:style-name="T6">chop!</text:span><text:span text:style-name="T7">.</text:span><text:span text:style-name="T6">to_f</text:span></text:p>
      <text:p text:style-name="P6"><text:span text:style-name="T6"><text:s text:c="12"/></text:span><text:span text:style-name="T5">when </text:span><text:span text:style-name="T8">'t_weight:'</text:span></text:p>
      <text:p text:style-name="P6"><text:span text:style-name="T6"><text:s text:c="14"/></text:span><text:span text:style-name="T16">@weight_time_to_move </text:span><text:span text:style-name="T6">= val</text:span><text:span text:style-name="T7">.</text:span><text:span text:style-name="T6">chop!</text:span><text:span text:style-name="T7">.</text:span><text:span text:style-name="T6">to_f</text:span></text:p>
      <text:p text:style-name="P6"><text:span text:style-name="T6"><text:s text:c="12"/></text:span><text:span text:style-name="T5">when </text:span><text:span text:style-name="T8">'n_average:'</text:span></text:p>
      <text:p text:style-name="P6"><text:span text:style-name="T6"><text:s text:c="14"/></text:span><text:span text:style-name="T16">@average_number_of_node </text:span><text:span text:style-name="T6">= val</text:span><text:span text:style-name="T7">.</text:span><text:span text:style-name="T6">chop!</text:span><text:span text:style-name="T7">.</text:span><text:span text:style-name="T6">to_f</text:span></text:p>
      <text:p text:style-name="P6"><text:span text:style-name="T6"><text:s text:c="12"/></text:span><text:span text:style-name="T5">when </text:span><text:span text:style-name="T8">'n_weight:'</text:span></text:p>
      <text:p text:style-name="P6"><text:span text:style-name="T6"><text:s text:c="14"/></text:span><text:span text:style-name="T16">@weight_number_of_node </text:span><text:span text:style-name="T6">= val</text:span><text:span text:style-name="T7">.</text:span><text:span text:style-name="T6">chop!</text:span><text:span text:style-name="T7">.</text:span><text:span text:style-name="T6">to_f</text:span></text:p>
      <text:p text:style-name="P6"><text:span text:style-name="T6"><text:s text:c="12"/></text:span><text:span text:style-name="T5">end</text:span></text:p>
      <text:p text:style-name="P6"><text:span text:style-name="T5"><text:s text:c="12"/></text:span><text:span text:style-name="T6">prev = val</text:span></text:p>
      <text:p text:style-name="P6"><text:soft-page-break/><text:span text:style-name="T6"><text:s text:c="10"/></text:span><text:span text:style-name="T5">end</text:span></text:p>
      <text:p text:style-name="P8"><text:s text:c="8"/>end</text:p>
      <text:p text:style-name="P8"><text:s text:c="6"/>end</text:p>
      <text:p text:style-name="P6"><text:span text:style-name="T5"><text:s text:c="4"/></text:span><text:span text:style-name="T6">file</text:span><text:span text:style-name="T7">.</text:span><text:span text:style-name="T6">close</text:span></text:p>
      <text:p text:style-name="P6"><text:span text:style-name="T6"><text:s text:c="4"/></text:span><text:span text:style-name="T5">end</text:span></text:p>
      <text:p text:style-name="P8"><text:s text:c="2"/>end</text:p>
      <text:p text:style-name="P3"><text:span text:style-name="T4">end</text:span></text:p>
      <text:h text:style-name="Heading_20_1" text:outline-level="1"><text:bookmark-start text:name="__RefHeading__566_325049425"/>AI<text:bookmark-end text:name="__RefHeading__566_325049425"/></text:h>
      <text:p text:style-name="P6"><text:span text:style-name="T6">require </text:span><text:span text:style-name="T8">'benchmark'</text:span></text:p>
      <text:p text:style-name="P9">include Benchmark</text:p>
      <text:p text:style-name="P6"><text:span text:style-name="T6">require_relative </text:span><text:span text:style-name="T8">'./tree/node'</text:span></text:p>
      <text:p text:style-name="P6"><text:span text:style-name="T6">require_relative </text:span><text:span text:style-name="T8">'../Mechanism/mt_tools'</text:span></text:p>
      <text:p text:style-name="P6"><text:span text:style-name="T6">require_relative </text:span><text:span text:style-name="T8">'../Mechanism/Tool'</text:span></text:p>
      <text:p text:style-name="P6"><text:span text:style-name="T5">class </text:span><text:span text:style-name="T6">AI</text:span></text:p>
      <text:p text:style-name="P6"><text:span text:style-name="T6"><text:s text:c="8"/>attr_reader </text:span><text:span text:style-name="T11">:algo</text:span><text:span text:style-name="T7">, </text:span><text:span text:style-name="T11">:heuristic</text:span><text:span text:style-name="T7">, </text:span><text:span text:style-name="T11">:player</text:span><text:span text:style-name="T7">, </text:span><text:span text:style-name="T11">:tool</text:span></text:p>
      <text:p text:style-name="P6"/>
      <text:p text:style-name="P6"><text:span text:style-name="T11"><text:s text:c="8"/></text:span><text:span text:style-name="T5">def </text:span><text:span text:style-name="T6">initialize</text:span><text:span text:style-name="T7">(</text:span><text:span text:style-name="T6">algo</text:span><text:span text:style-name="T7">, </text:span><text:span text:style-name="T6">heuristic</text:span><text:span text:style-name="T7">, </text:span><text:span text:style-name="T6">player</text:span><text:span text:style-name="T7">)</text:span></text:p>
      <text:p text:style-name="P6"><text:span text:style-name="T7"><text:s text:c="16"/></text:span><text:span text:style-name="T16">@player </text:span><text:span text:style-name="T6">= player</text:span></text:p>
      <text:p text:style-name="P6"><text:span text:style-name="T6"><text:s text:c="16"/></text:span><text:span text:style-name="T16">@algo </text:span><text:span text:style-name="T6">= algo</text:span></text:p>
      <text:p text:style-name="P6"><text:span text:style-name="T6"><text:s text:c="16"/></text:span><text:span text:style-name="T16">@heuristic </text:span><text:span text:style-name="T6">= heuristic</text:span></text:p>
      <text:p text:style-name="P6"><text:span text:style-name="T6"><text:s text:c="16"/></text:span><text:span text:style-name="T16">@tool </text:span><text:span text:style-name="T6">= Tool</text:span><text:span text:style-name="T7">.</text:span><text:span text:style-name="T5">new</text:span><text:span text:style-name="T7">(</text:span><text:span text:style-name="T5">self</text:span><text:span text:style-name="T7">) <text:s/></text:span><text:span text:style-name="T12">#</text:span><text:span text:style-name="T18">TODO</text:span><text:span text:style-name="T12"> erase</text:span></text:p>
      <text:p text:style-name="P6"><text:span text:style-name="T6"><text:s text:c="8"/></text:span><text:span text:style-name="T5">end</text:span></text:p>
      <text:p text:style-name="P6"/>
      <text:p text:style-name="P6"><text:span text:style-name="T5"><text:s text:c="8"/>def </text:span><text:span text:style-name="T6">play</text:span><text:span text:style-name="T7">(</text:span><text:span text:style-name="T6">board</text:span><text:span text:style-name="T7">)</text:span></text:p>
      <text:p text:style-name="P6"><text:span text:style-name="T7"><text:s text:c="16"/></text:span><text:span text:style-name="T6">node = Node</text:span><text:span text:style-name="T7">.</text:span><text:span text:style-name="T5">new</text:span><text:span text:style-name="T7">(</text:span><text:span text:style-name="T17">nil</text:span><text:span text:style-name="T7">, </text:span><text:span text:style-name="T17">nil</text:span><text:span text:style-name="T7">, </text:span><text:span text:style-name="T6">board</text:span><text:span text:style-name="T7">, </text:span><text:span text:style-name="T6">heuristic</text:span><text:span text:style-name="T7">, </text:span><text:span text:style-name="T16">@player</text:span><text:span text:style-name="T7">, </text:span><text:span text:style-name="T17">nil</text:span><text:span text:style-name="T7">, </text:span><text:span text:style-name="T16">@player</text:span><text:span text:style-name="T7">)</text:span></text:p>
      <text:p text:style-name="P10"><text:s text:c="16"/></text:p>
      <text:p text:style-name="P10"><text:s text:c="16"/></text:p>
      <text:p text:style-name="P6"><text:span text:style-name="T7"><text:s text:c="16"/></text:span><text:span text:style-name="T6">move = </text:span><text:span text:style-name="T17">nil</text:span></text:p>
      <text:p text:style-name="P6"><text:span text:style-name="T17"><text:s text:c="16"/></text:span><text:span text:style-name="T6">diff = Benchmark</text:span><text:span text:style-name="T7">.</text:span><text:span text:style-name="T6">realtime</text:span><text:span text:style-name="T7">(){</text:span></text:p>
      <text:p text:style-name="P6"><text:span text:style-name="T7"><text:s text:c="24"/></text:span><text:span text:style-name="T16">@algo</text:span><text:span text:style-name="T7">.</text:span><text:span text:style-name="T6">build_next_board_states</text:span><text:span text:style-name="T7">(</text:span><text:span text:style-name="T6">node</text:span><text:span text:style-name="T7">)</text:span></text:p>
      <text:p text:style-name="P6"><text:span text:style-name="T7"><text:s text:c="24"/></text:span><text:span text:style-name="T6">move = </text:span><text:span text:style-name="T16">@algo</text:span><text:span text:style-name="T7">.</text:span><text:span text:style-name="T6">search_best_move</text:span><text:span text:style-name="T7">(</text:span><text:span text:style-name="T6">node</text:span><text:span text:style-name="T7">)</text:span></text:p>
      <text:p text:style-name="P10"><text:s text:c="16"/>}</text:p>
      <text:p text:style-name="P10"><text:s text:c="16"/></text:p>
      <text:p text:style-name="P10"><text:s text:c="16"/></text:p>
      <text:p text:style-name="P6"><text:span text:style-name="T7"><text:s text:c="16"/></text:span><text:span text:style-name="T16">@tool</text:span><text:span text:style-name="T7">.</text:span><text:span text:style-name="T6">average_time</text:span><text:span text:style-name="T7">(</text:span><text:span text:style-name="T6">diff</text:span><text:span text:style-name="T7">) </text:span><text:span text:style-name="T12">#</text:span><text:span text:style-name="T18">TODO</text:span><text:span text:style-name="T12"> erase</text:span></text:p>
      <text:p text:style-name="P6"><text:span text:style-name="T6"><text:s text:c="16"/></text:span><text:span text:style-name="T16">@tool</text:span><text:span text:style-name="T7">.</text:span><text:span text:style-name="T6">average_node</text:span><text:span text:style-name="T7">(</text:span><text:span text:style-name="T6">node</text:span><text:span text:style-name="T7">) <text:s/></text:span><text:span text:style-name="T12">#</text:span><text:span text:style-name="T18">TODO</text:span><text:span text:style-name="T12"> erase</text:span></text:p>
      <text:p text:style-name="P9"><text:s text:c="16"/></text:p>
      <text:p text:style-name="P9"><text:s text:c="16"/>board<text:span text:style-name="T1">.</text:span>move<text:span text:style-name="T1">(</text:span>move<text:span text:style-name="T1">)</text:span></text:p>
      <text:p text:style-name="P7"><text:span text:style-name="T6"><text:s text:c="8"/></text:span><text:span text:style-name="T3">end</text:span></text:p>
      <text:p text:style-name="P6"/>
      <text:p text:style-name="P8">end</text:p>
      <text:p text:style-name="P3"/>
      <text:h text:style-name="Heading_20_2" text:outline-level="2"><text:bookmark-start text:name="__RefHeading__602_325049425"/>Tree - Node<text:bookmark-end text:name="__RefHeading__602_325049425"/></text:h>
      <text:p text:style-name="P4"># encoding: UTF-8</text:p>
      <text:p text:style-name="P6"/>
      <text:p text:style-name="P6"><text:span text:style-name="T5">class </text:span><text:span text:style-name="T6">Node</text:span></text:p>
      <text:p text:style-name="P6"><text:span text:style-name="T6"><text:s text:c="2"/>attr_accessor </text:span><text:span text:style-name="T11">:son</text:span><text:span text:style-name="T7">, </text:span><text:span text:style-name="T11">:brother</text:span><text:span text:style-name="T7">, </text:span><text:span text:style-name="T11">:heuristic_value</text:span></text:p>
      <text:p text:style-name="P6"><text:span text:style-name="T11"><text:s text:c="2"/></text:span><text:span text:style-name="T6">attr_reader </text:span><text:span text:style-name="T11">:board</text:span><text:span text:style-name="T7">, </text:span><text:span text:style-name="T11">:heuristic</text:span><text:span text:style-name="T7">, </text:span><text:span text:style-name="T11">:current_player</text:span><text:span text:style-name="T7">, </text:span><text:span text:style-name="T11">:piece_played</text:span><text:span text:style-name="T7">, </text:span><text:span text:style-name="T11">:ai_player</text:span></text:p>
      <text:p text:style-name="P6"/>
      <text:p text:style-name="P6"><text:span text:style-name="T11"><text:s text:c="2"/></text:span><text:span text:style-name="T5">def </text:span><text:span text:style-name="T6">initialize</text:span><text:span text:style-name="T7">(</text:span><text:span text:style-name="T6">son</text:span><text:span text:style-name="T7">, </text:span><text:span text:style-name="T6">brother</text:span><text:span text:style-name="T7">, </text:span><text:span text:style-name="T6">board</text:span><text:span text:style-name="T7">, </text:span><text:span text:style-name="T6">heuristic</text:span><text:span text:style-name="T7">, </text:span><text:span text:style-name="T6">current_player</text:span><text:span text:style-name="T7">,</text:span></text:p>
      <text:p text:style-name="P6"><text:span text:style-name="T7"><text:s text:c="17"/></text:span><text:span text:style-name="T6">piece_played = </text:span><text:span text:style-name="T17">nil</text:span><text:span text:style-name="T7">, </text:span><text:span text:style-name="T6">ai_player</text:span></text:p>
      <text:p text:style-name="P9"><text:s text:c="16"/><text:span text:style-name="T1">)</text:span></text:p>
      <text:p text:style-name="P6"><text:span text:style-name="T7"><text:s text:c="4"/></text:span><text:span text:style-name="T16">@son </text:span><text:span text:style-name="T6">= son</text:span></text:p>
      <text:p text:style-name="P6"><text:span text:style-name="T6"><text:s text:c="4"/></text:span><text:span text:style-name="T16">@brother </text:span><text:span text:style-name="T6">= brother</text:span></text:p>
      <text:p text:style-name="P6"><text:span text:style-name="T6"><text:s text:c="4"/></text:span><text:span text:style-name="T16">@board </text:span><text:span text:style-name="T6">= board</text:span></text:p>
      <text:p text:style-name="P6"><text:span text:style-name="T6"><text:s text:c="4"/></text:span><text:span text:style-name="T16">@current_player </text:span><text:span text:style-name="T6">= current_player</text:span></text:p>
      <text:p text:style-name="P6"><text:soft-page-break/><text:span text:style-name="T6"><text:s text:c="4"/></text:span><text:span text:style-name="T16">@heuristic </text:span><text:span text:style-name="T6">= heuristic</text:span></text:p>
      <text:p text:style-name="P6"><text:span text:style-name="T6"><text:s text:c="4"/></text:span><text:span text:style-name="T16">@piece_played </text:span><text:span text:style-name="T6">= piece_played</text:span></text:p>
      <text:p text:style-name="P6"><text:span text:style-name="T6"><text:s text:c="4"/></text:span><text:span text:style-name="T16">@heuristic_value </text:span><text:span text:style-name="T6">= </text:span><text:span text:style-name="T17">nil</text:span></text:p>
      <text:p text:style-name="P6"><text:span text:style-name="T17"><text:s text:c="4"/></text:span><text:span text:style-name="T16">@ai_player </text:span><text:span text:style-name="T6">= ai_player</text:span></text:p>
      <text:p text:style-name="P6"><text:span text:style-name="T6"><text:s text:c="2"/></text:span><text:span text:style-name="T5">end</text:span></text:p>
      <text:p text:style-name="P8"><text:s text:c="2"/></text:p>
      <text:p text:style-name="P6"><text:span text:style-name="T5"><text:s text:c="2"/>def </text:span><text:span text:style-name="T6">calculate_heuristic_value</text:span></text:p>
      <text:p text:style-name="P6"><text:span text:style-name="T6"><text:s text:c="4"/></text:span><text:span text:style-name="T16">@heuristic_value </text:span><text:span text:style-name="T6">= heuristic</text:span><text:span text:style-name="T7">.</text:span><text:span text:style-name="T6">calculate_value</text:span><text:span text:style-name="T7">(</text:span><text:span text:style-name="T16">@board</text:span><text:span text:style-name="T7">, </text:span><text:span text:style-name="T16">@ai_player</text:span><text:span text:style-name="T7">)</text:span></text:p>
      <text:p text:style-name="P7"><text:span text:style-name="T6"><text:s text:c="2"/></text:span><text:span text:style-name="T3">end</text:span></text:p>
      <text:p text:style-name="P3"><text:span text:style-name="T4">end</text:span></text:p>
      <text:h text:style-name="Heading_20_1" text:outline-level="1"><text:bookmark-start text:name="__RefHeading__604_325049425"/>Heuristiques<text:bookmark-end text:name="__RefHeading__604_325049425"/></text:h>
      <text:h text:style-name="Heading_20_2" text:outline-level="2"><text:bookmark-start text:name="__RefHeading__606_325049425"/>Complex Heuristic<text:bookmark-end text:name="__RefHeading__606_325049425"/></text:h>
      <text:p text:style-name="P4"># encoding: UTF-8</text:p>
      <text:p text:style-name="P6"><text:span text:style-name="T12"># A complex heuristic, made of few other ones.</text:span></text:p>
      <text:p text:style-name="P6"><text:span text:style-name="T5">class </text:span><text:span text:style-name="T6">ComplexHeuristic</text:span></text:p>
      <text:p text:style-name="P6"><text:span text:style-name="T6"><text:s text:c="2"/></text:span><text:span text:style-name="T5">def self</text:span><text:span text:style-name="T7">.</text:span><text:span text:style-name="T6">calculate_value</text:span><text:span text:style-name="T7">(</text:span><text:span text:style-name="T6">board</text:span><text:span text:style-name="T7">, </text:span><text:span text:style-name="T6">player</text:span><text:span text:style-name="T7">)</text:span></text:p>
      <text:p text:style-name="P6"><text:span text:style-name="T7"><text:s text:c="4"/></text:span><text:span text:style-name="T12"># The </text:span><text:span text:style-name="T13">putahi</text:span><text:span text:style-name="T12"> doesn't matter here, since it's not next</text:span></text:p>
      <text:p text:style-name="P6"><text:span text:style-name="T6"><text:s text:c="4"/></text:span><text:span text:style-name="T12"># any other piece.</text:span></text:p>
      <text:p text:style-name="P6"><text:span text:style-name="T6"><text:s text:c="4"/></text:span><text:span text:style-name="T7">(</text:span><text:span text:style-name="T10">1</text:span><text:span text:style-name="T6">..</text:span><text:span text:style-name="T10">9</text:span><text:span text:style-name="T7">).</text:span><text:span text:style-name="T6">inject</text:span><text:span text:style-name="T7">(</text:span><text:span text:style-name="T10">0</text:span><text:span text:style-name="T7">) </text:span><text:span text:style-name="T5">do </text:span><text:span text:style-name="T7">|</text:span><text:span text:style-name="T6">total</text:span><text:span text:style-name="T7">, </text:span><text:span text:style-name="T6">spot</text:span><text:span text:style-name="T7">|</text:span></text:p>
      <text:p text:style-name="P6"><text:span text:style-name="T7"><text:s text:c="6"/></text:span><text:span text:style-name="T12"># If the piece belongs to the current player</text:span></text:p>
      <text:p text:style-name="P9"><text:s text:c="6"/>piece = board<text:span text:style-name="T1">.</text:span>get_string_value<text:span text:style-name="T1">(</text:span>board<text:span text:style-name="T1">.</text:span>get_piece<text:span text:style-name="T1">(</text:span>spot<text:span text:style-name="T1">))</text:span></text:p>
      <text:p text:style-name="P6"><text:span text:style-name="T7"><text:s text:c="6"/></text:span><text:span text:style-name="T5">if </text:span><text:span text:style-name="T6">piece == player</text:span></text:p>
      <text:p text:style-name="P6"><text:span text:style-name="T6"><text:s text:c="8"/></text:span><text:span text:style-name="T5">if </text:span><text:span text:style-name="T6">spot == </text:span><text:span text:style-name="T10">9</text:span></text:p>
      <text:p text:style-name="P6"><text:span text:style-name="T10"><text:s text:c="10"/></text:span><text:span text:style-name="T6">total += </text:span><text:span text:style-name="T10">5</text:span></text:p>
      <text:p text:style-name="P7"><text:span text:style-name="T9"><text:s text:c="8"/></text:span><text:span text:style-name="T3">else</text:span></text:p>
      <text:p text:style-name="P6"><text:span text:style-name="T5"><text:s text:c="10"/></text:span><text:span text:style-name="T6">prev = board</text:span><text:span text:style-name="T7">.</text:span><text:span text:style-name="T6">get_string_value</text:span><text:span text:style-name="T7">(</text:span><text:span text:style-name="T6">board</text:span><text:span text:style-name="T7">.</text:span><text:span text:style-name="T6">get_previous</text:span><text:span text:style-name="T7">(</text:span><text:span text:style-name="T6">spot</text:span><text:span text:style-name="T7">))</text:span></text:p>
      <text:p text:style-name="P9"><text:span text:style-name="T1"><text:s text:c="10"/></text:span>nex = board<text:span text:style-name="T1">.</text:span>get_string_value<text:span text:style-name="T1">(</text:span>board<text:span text:style-name="T1">.</text:span>get_next<text:span text:style-name="T1">(</text:span>spot<text:span text:style-name="T1">))</text:span></text:p>
      <text:p text:style-name="P6"><text:span text:style-name="T7"><text:s text:c="10"/>[</text:span><text:span text:style-name="T6">prev</text:span><text:span text:style-name="T7">, </text:span><text:span text:style-name="T6">nex</text:span><text:span text:style-name="T7">].</text:span><text:span text:style-name="T6">each </text:span><text:span text:style-name="T7">{ </text:span><text:span text:style-name="T6">|x| total += </text:span><text:span text:style-name="T10">2 </text:span><text:span text:style-name="T5">if </text:span><text:span text:style-name="T6">x == player || x == </text:span><text:span text:style-name="T8">'0'</text:span><text:span text:style-name="T6"> </text:span><text:span text:style-name="T7">}</text:span></text:p>
      <text:p text:style-name="P7"><text:span text:style-name="T6"><text:s text:c="8"/></text:span><text:span text:style-name="T3">end</text:span></text:p>
      <text:p text:style-name="P8"><text:s text:c="6"/>end</text:p>
      <text:p text:style-name="P6"><text:span text:style-name="T5"><text:s text:c="6"/></text:span><text:span text:style-name="T6">total</text:span></text:p>
      <text:p text:style-name="P6"><text:span text:style-name="T6"><text:s text:c="4"/></text:span><text:span text:style-name="T5">end</text:span></text:p>
      <text:p text:style-name="P8"><text:s text:c="2"/>end</text:p>
      <text:p text:style-name="P8">end</text:p>
      <text:p text:style-name="P3"/>
      <text:h text:style-name="Heading_20_2" text:outline-level="2"><text:bookmark-start text:name="__RefHeading__570_325049425"/>Difference Around Empty Spot<text:bookmark-end text:name="__RefHeading__570_325049425"/></text:h>
      <text:p text:style-name="P6"><text:span text:style-name="T12"># encoding: UTF-8</text:span></text:p>
      <text:p text:style-name="P6"><text:span text:style-name="T5">class </text:span><text:span text:style-name="T6">DifferenceAroundEmptySpot</text:span></text:p>
      <text:p text:style-name="P6"><text:span text:style-name="T6"><text:s text:c="2"/></text:span><text:span text:style-name="T5">def self</text:span><text:span text:style-name="T7">.</text:span><text:span text:style-name="T6">calculate_value</text:span><text:span text:style-name="T7">(</text:span><text:span text:style-name="T6">board</text:span><text:span text:style-name="T7">, </text:span><text:span text:style-name="T6">player</text:span><text:span text:style-name="T7">)</text:span></text:p>
      <text:p text:style-name="P6"><text:span text:style-name="T7"><text:s text:c="4"/>(</text:span><text:span text:style-name="T10">1</text:span><text:span text:style-name="T6">..</text:span><text:span text:style-name="T10">8</text:span><text:span text:style-name="T7">).</text:span><text:span text:style-name="T6">inject</text:span><text:span text:style-name="T7">(</text:span><text:span text:style-name="T10">0</text:span><text:span text:style-name="T7">) </text:span><text:span text:style-name="T5">do </text:span><text:span text:style-name="T7">|</text:span><text:span text:style-name="T6">total</text:span><text:span text:style-name="T7">, </text:span><text:span text:style-name="T6">spot</text:span><text:span text:style-name="T7">|</text:span></text:p>
      <text:p text:style-name="P6"><text:span text:style-name="T7"><text:s text:c="6"/></text:span><text:span text:style-name="T5">if </text:span><text:span text:style-name="T6">board</text:span><text:span text:style-name="T7">.</text:span><text:span text:style-name="T6">get_string_value</text:span><text:span text:style-name="T7">(</text:span><text:span text:style-name="T6">board</text:span><text:span text:style-name="T7">.</text:span><text:span text:style-name="T6">get_piece</text:span><text:span text:style-name="T7">(</text:span><text:span text:style-name="T6">spot</text:span><text:span text:style-name="T7">)) </text:span><text:span text:style-name="T6">== </text:span><text:span text:style-name="T8">'0'</text:span></text:p>
      <text:p text:style-name="P9"><text:s text:c="8"/>prev = board<text:span text:style-name="T1">.</text:span>get_string_value<text:span text:style-name="T1">(</text:span>board<text:span text:style-name="T1">.</text:span>get_previous<text:span text:style-name="T1">(</text:span>spot<text:span text:style-name="T1">))</text:span></text:p>
      <text:p text:style-name="P9"><text:span text:style-name="T1"><text:s text:c="8"/></text:span>nex = board<text:span text:style-name="T1">.</text:span>get_string_value<text:span text:style-name="T1">(</text:span>board<text:span text:style-name="T1">.</text:span>get_next<text:span text:style-name="T1">(</text:span>spot<text:span text:style-name="T1">))</text:span></text:p>
      <text:p text:style-name="P6"/>
      <text:p text:style-name="P6"><text:span text:style-name="T7"><text:s text:c="8"/></text:span><text:span text:style-name="T6">total += prev == player ? </text:span><text:span text:style-name="T10">2 </text:span><text:span text:style-name="T6">: -</text:span><text:span text:style-name="T10">2</text:span></text:p>
      <text:p text:style-name="P6"><text:span text:style-name="T10"><text:s text:c="8"/></text:span><text:span text:style-name="T6">total += nex == player ? </text:span><text:span text:style-name="T10">2 </text:span><text:span text:style-name="T6">: -</text:span><text:span text:style-name="T10">2</text:span></text:p>
      <text:p text:style-name="P7"><text:span text:style-name="T9"><text:s text:c="6"/></text:span><text:span text:style-name="T3">end</text:span></text:p>
      <text:p text:style-name="P6"><text:span text:style-name="T5"><text:s text:c="6"/></text:span><text:span text:style-name="T6">total</text:span></text:p>
      <text:p text:style-name="P6"><text:span text:style-name="T6"><text:s text:c="4"/></text:span><text:span text:style-name="T5">end</text:span></text:p>
      <text:p text:style-name="P8"><text:s text:c="2"/>end</text:p>
      <text:p text:style-name="P8">end</text:p>
      <text:p text:style-name="P3"/>
      <text:p text:style-name="P3"/>
      <text:p text:style-name="P3"/>
      <text:h text:style-name="Heading_20_2" text:outline-level="2"><text:bookmark-start text:name="__RefHeading__572_325049425"/><text:soft-page-break/>Maximize Heterogeneity<text:bookmark-end text:name="__RefHeading__572_325049425"/></text:h>
      <text:p text:style-name="P6"><text:span text:style-name="T12"># encoding: UTF-8</text:span></text:p>
      <text:p text:style-name="P6"><text:span text:style-name="T5">class </text:span><text:span text:style-name="T6">MaximizeHeterogeneity</text:span></text:p>
      <text:p text:style-name="P6"><text:span text:style-name="T6"><text:s text:c="2"/></text:span><text:span text:style-name="T5">def self</text:span><text:span text:style-name="T7">.</text:span><text:span text:style-name="T6">calculate_value</text:span><text:span text:style-name="T7">(</text:span><text:span text:style-name="T6">board</text:span><text:span text:style-name="T7">, </text:span><text:span text:style-name="T6">player</text:span><text:span text:style-name="T7">)</text:span></text:p>
      <text:p text:style-name="P6"><text:span text:style-name="T7"><text:s text:c="4"/></text:span><text:span text:style-name="T12"># The </text:span><text:span text:style-name="T13">putahi</text:span><text:span text:style-name="T12"> doesn't matter here, since it's not next</text:span></text:p>
      <text:p text:style-name="P6"><text:span text:style-name="T6"><text:s text:c="4"/></text:span><text:span text:style-name="T12"># any other piece.</text:span></text:p>
      <text:p text:style-name="P6"><text:span text:style-name="T6"><text:s text:c="4"/></text:span><text:span text:style-name="T7">(</text:span><text:span text:style-name="T10">1</text:span><text:span text:style-name="T6">..</text:span><text:span text:style-name="T10">8</text:span><text:span text:style-name="T7">).</text:span><text:span text:style-name="T6">inject</text:span><text:span text:style-name="T7">(</text:span><text:span text:style-name="T10">0</text:span><text:span text:style-name="T7">) </text:span><text:span text:style-name="T5">do </text:span><text:span text:style-name="T7">|</text:span><text:span text:style-name="T6">total</text:span><text:span text:style-name="T7">, </text:span><text:span text:style-name="T6">spot</text:span><text:span text:style-name="T7">|</text:span></text:p>
      <text:p text:style-name="P6"><text:span text:style-name="T7"><text:s text:c="6"/></text:span><text:span text:style-name="T5">if </text:span><text:span text:style-name="T6">board</text:span><text:span text:style-name="T7">.</text:span><text:span text:style-name="T6">get_string_value</text:span><text:span text:style-name="T7">(</text:span><text:span text:style-name="T6">board</text:span><text:span text:style-name="T7">.</text:span><text:span text:style-name="T6">get_piece</text:span><text:span text:style-name="T7">(</text:span><text:span text:style-name="T6">spot</text:span><text:span text:style-name="T7">)) </text:span><text:span text:style-name="T6">== player</text:span></text:p>
      <text:p text:style-name="P9"><text:s text:c="8"/>prev = board<text:span text:style-name="T1">.</text:span>get_string_value<text:span text:style-name="T1">(</text:span>board<text:span text:style-name="T1">.</text:span>get_previous<text:span text:style-name="T1">(</text:span>spot<text:span text:style-name="T1">))</text:span></text:p>
      <text:p text:style-name="P6"><text:span text:style-name="T7"><text:s text:c="8"/></text:span><text:span text:style-name="T6">nex = board</text:span><text:span text:style-name="T7">.</text:span><text:span text:style-name="T6">get_string_value</text:span><text:span text:style-name="T7">(</text:span><text:span text:style-name="T6">board</text:span><text:span text:style-name="T7">.</text:span><text:span text:style-name="T6">get_next</text:span><text:span text:style-name="T7">(</text:span><text:span text:style-name="T6">spot</text:span><text:span text:style-name="T7">))</text:span></text:p>
      <text:p text:style-name="P6"><text:span text:style-name="T7"><text:s text:c="8"/></text:span><text:span text:style-name="T6">total += prev != player ? </text:span><text:span text:style-name="T10">0 </text:span><text:span text:style-name="T6">: </text:span><text:span text:style-name="T10">1</text:span></text:p>
      <text:p text:style-name="P6"><text:span text:style-name="T10"><text:s text:c="8"/></text:span><text:span text:style-name="T6">total += nex != player ? </text:span><text:span text:style-name="T10">0 </text:span><text:span text:style-name="T6">: </text:span><text:span text:style-name="T10">1</text:span></text:p>
      <text:p text:style-name="P7"><text:span text:style-name="T9"><text:s text:c="6"/></text:span><text:span text:style-name="T3">end</text:span></text:p>
      <text:p text:style-name="P6"><text:span text:style-name="T5"><text:s text:c="6"/></text:span><text:span text:style-name="T6">total</text:span></text:p>
      <text:p text:style-name="P6"><text:span text:style-name="T6"><text:s text:c="4"/></text:span><text:span text:style-name="T5">end</text:span></text:p>
      <text:p text:style-name="P8"><text:s text:c="2"/>end</text:p>
      <text:p text:style-name="P8">end</text:p>
      <text:p text:style-name="P8"/>
      <text:h text:style-name="Heading_20_2" text:outline-level="2"><text:bookmark-start text:name="__RefHeading__574_325049425"/>Minimize Heterogeneity<text:bookmark-end text:name="__RefHeading__574_325049425"/></text:h>
      <text:p text:style-name="P8"><text:span text:style-name="T14"/></text:p>
      <text:p text:style-name="P4"># encoding: UTF-8</text:p>
      <text:p text:style-name="P6"/>
      <text:p text:style-name="P6"><text:span text:style-name="T5">class </text:span><text:span text:style-name="T6">MinimizeHeterogeneity</text:span></text:p>
      <text:p text:style-name="P6"><text:span text:style-name="T6"><text:s text:c="2"/></text:span><text:span text:style-name="T5">def self</text:span><text:span text:style-name="T7">.</text:span><text:span text:style-name="T6">calculate_value</text:span><text:span text:style-name="T7">(</text:span><text:span text:style-name="T6">board</text:span><text:span text:style-name="T7">, </text:span><text:span text:style-name="T6">player</text:span><text:span text:style-name="T7">)</text:span></text:p>
      <text:p text:style-name="P6"><text:span text:style-name="T7"><text:s text:c="4"/></text:span><text:span text:style-name="T12"># The </text:span><text:span text:style-name="T13">putahi</text:span><text:span text:style-name="T12"> doesn't matter here, since it's not next</text:span></text:p>
      <text:p text:style-name="P6"><text:span text:style-name="T6"><text:s text:c="4"/></text:span><text:span text:style-name="T12"># any other piece.</text:span></text:p>
      <text:p text:style-name="P6"><text:span text:style-name="T6"><text:s text:c="4"/></text:span><text:span text:style-name="T7">(</text:span><text:span text:style-name="T10">1</text:span><text:span text:style-name="T6">..</text:span><text:span text:style-name="T10">8</text:span><text:span text:style-name="T7">).</text:span><text:span text:style-name="T6">inject</text:span><text:span text:style-name="T7">(</text:span><text:span text:style-name="T10">0</text:span><text:span text:style-name="T7">) </text:span><text:span text:style-name="T5">do </text:span><text:span text:style-name="T7">|</text:span><text:span text:style-name="T6">total</text:span><text:span text:style-name="T7">, </text:span><text:span text:style-name="T6">spot</text:span><text:span text:style-name="T7">|</text:span></text:p>
      <text:p text:style-name="P6"><text:span text:style-name="T7"><text:s text:c="6"/></text:span><text:span text:style-name="T12"># If the piece belongs to the current player</text:span></text:p>
      <text:p text:style-name="P6"><text:span text:style-name="T6"><text:s text:c="6"/></text:span><text:span text:style-name="T5">if </text:span><text:span text:style-name="T6">board</text:span><text:span text:style-name="T7">.</text:span><text:span text:style-name="T6">get_string_value</text:span><text:span text:style-name="T7">(</text:span><text:span text:style-name="T6">board</text:span><text:span text:style-name="T7">.</text:span><text:span text:style-name="T6">get_piece</text:span><text:span text:style-name="T7">(</text:span><text:span text:style-name="T6">spot</text:span><text:span text:style-name="T7">)) </text:span><text:span text:style-name="T6">== player</text:span></text:p>
      <text:p text:style-name="P9"><text:s text:c="8"/>prev = board<text:span text:style-name="T1">.</text:span>get_string_value<text:span text:style-name="T1">(</text:span>board<text:span text:style-name="T1">.</text:span>get_previous<text:span text:style-name="T1">(</text:span>spot<text:span text:style-name="T1">))</text:span></text:p>
      <text:p text:style-name="P9"><text:span text:style-name="T1"><text:s text:c="8"/></text:span>nex = board<text:span text:style-name="T1">.</text:span>get_string_value<text:span text:style-name="T1">(</text:span>board<text:span text:style-name="T1">.</text:span>get_next<text:span text:style-name="T1">(</text:span>spot<text:span text:style-name="T1">))</text:span></text:p>
      <text:p text:style-name="P6"/>
      <text:p text:style-name="P6"><text:span text:style-name="T7"><text:s text:c="8"/></text:span><text:span text:style-name="T12"># Decrement total for each piece the</text:span></text:p>
      <text:p text:style-name="P6"><text:span text:style-name="T6"><text:s text:c="8"/></text:span><text:span text:style-name="T12"># </text:span><text:span text:style-name="T13">enne</text:span><text:span text:style-name="T12"> my </text:span><text:span text:style-name="T13">ahs</text:span><text:span text:style-name="T12"> close to the current player's</text:span></text:p>
      <text:p text:style-name="P6"><text:span text:style-name="T6"><text:s text:c="8"/></text:span><text:span text:style-name="T12"># one.</text:span></text:p>
      <text:p text:style-name="P6"><text:span text:style-name="T6"><text:s text:c="8"/>total += prev == player ? </text:span><text:span text:style-name="T10">1 </text:span><text:span text:style-name="T6">: </text:span><text:span text:style-name="T10">0</text:span></text:p>
      <text:p text:style-name="P6"><text:span text:style-name="T10"><text:s text:c="8"/></text:span><text:span text:style-name="T6">total += nex == player ? </text:span><text:span text:style-name="T10">1 </text:span><text:span text:style-name="T6">: </text:span><text:span text:style-name="T10">0</text:span></text:p>
      <text:p text:style-name="P7"><text:span text:style-name="T9"><text:s text:c="6"/></text:span><text:span text:style-name="T3">end</text:span></text:p>
      <text:p text:style-name="P6"><text:span text:style-name="T5"><text:s text:c="6"/></text:span><text:span text:style-name="T6">total</text:span></text:p>
      <text:p text:style-name="P6"><text:span text:style-name="T6"><text:s text:c="4"/></text:span><text:span text:style-name="T5">end</text:span></text:p>
      <text:p text:style-name="P8"><text:s text:c="2"/>end</text:p>
      <text:p text:style-name="P8">end</text:p>
      <text:p text:style-name="P8"/>
      <text:h text:style-name="Heading_20_2" text:outline-level="2"><text:bookmark-start text:name="__RefHeading__576_325049425"/>Maximize Plays<text:bookmark-end text:name="__RefHeading__576_325049425"/></text:h>
      <text:p text:style-name="P8"/>
      <text:p text:style-name="P3"><text:span text:style-name="T14"># encoding: UTF-8</text:span></text:p>
      <text:p text:style-name="P6"><text:span text:style-name="T5">class </text:span><text:span text:style-name="T6">MaximizePlays</text:span></text:p>
      <text:p text:style-name="P6"><text:span text:style-name="T6"><text:s text:c="2"/></text:span><text:span text:style-name="T5">def self</text:span><text:span text:style-name="T7">.</text:span><text:span text:style-name="T6">calculate_value</text:span><text:span text:style-name="T7">(</text:span><text:span text:style-name="T6">board</text:span><text:span text:style-name="T7">, </text:span><text:span text:style-name="T6">player</text:span><text:span text:style-name="T7">)</text:span></text:p>
      <text:p text:style-name="P6"><text:span text:style-name="T7"><text:s text:c="4"/>(</text:span><text:span text:style-name="T10">1</text:span><text:span text:style-name="T6">..</text:span><text:span text:style-name="T10">9</text:span><text:span text:style-name="T7">).</text:span><text:span text:style-name="T6">inject</text:span><text:span text:style-name="T7">(</text:span><text:span text:style-name="T10">0</text:span><text:span text:style-name="T7">) </text:span><text:span text:style-name="T5">do </text:span><text:span text:style-name="T7">|</text:span><text:span text:style-name="T6">total</text:span><text:span text:style-name="T7">, </text:span><text:span text:style-name="T6">spot</text:span><text:span text:style-name="T7">|</text:span></text:p>
      <text:p text:style-name="P6"><text:span text:style-name="T7"><text:s text:c="6"/></text:span><text:span text:style-name="T6">total += board</text:span><text:span text:style-name="T7">.</text:span><text:span text:style-name="T6">can_be_moved</text:span><text:span text:style-name="T7">(</text:span><text:span text:style-name="T6">spot</text:span><text:span text:style-name="T7">, </text:span><text:span text:style-name="T6">player</text:span><text:span text:style-name="T7">) </text:span><text:span text:style-name="T6">? </text:span><text:span text:style-name="T10">1 </text:span><text:span text:style-name="T6">: </text:span><text:span text:style-name="T10">0</text:span></text:p>
      <text:p text:style-name="P7"><text:span text:style-name="T9"><text:s text:c="4"/></text:span><text:span text:style-name="T3">end</text:span></text:p>
      <text:p text:style-name="P8"><text:s text:c="2"/>end</text:p>
      <text:p text:style-name="P8">end</text:p>
      <text:p text:style-name="P3"/>
      <text:p text:style-name="P3"/>
      <text:p text:style-name="P3"/>
      <text:h text:style-name="Heading_20_1" text:outline-level="1"><text:bookmark-start text:name="__RefHeading__608_325049425"/><text:soft-page-break/>Algorithmes<text:bookmark-end text:name="__RefHeading__608_325049425"/></text:h>
      <text:h text:style-name="Heading_20_2" text:outline-level="2"><text:bookmark-start text:name="__RefHeading__578_325049425"/>Alpha Beta<text:bookmark-end text:name="__RefHeading__578_325049425"/></text:h>
      <text:p text:style-name="P4"># encoding: UTF-8</text:p>
      <text:p text:style-name="P6"><text:span text:style-name="T5">class </text:span><text:span text:style-name="T6">AlphaBeta</text:span></text:p>
      <text:p text:style-name="P6"><text:span text:style-name="T6"><text:s text:c="2"/></text:span><text:span text:style-name="T12"># Here we are creating the next nodes, which are function</text:span></text:p>
      <text:p text:style-name="P6"><text:span text:style-name="T6"><text:s text:c="2"/></text:span><text:span text:style-name="T12"># of the number of playable pieces</text:span></text:p>
      <text:p text:style-name="P6"><text:span text:style-name="T6"><text:s text:c="2"/></text:span><text:span text:style-name="T5">def self</text:span><text:span text:style-name="T7">.</text:span><text:span text:style-name="T6">build_next_board_states</text:span><text:span text:style-name="T7">(</text:span><text:span text:style-name="T6">node</text:span><text:span text:style-name="T7">,</text:span></text:p>
      <text:p text:style-name="P6"><text:span text:style-name="T7"><text:s text:c="4"/></text:span><text:span text:style-name="T6">depth = </text:span><text:span text:style-name="T10">19</text:span><text:span text:style-name="T7">,</text:span></text:p>
      <text:p text:style-name="P9"><text:span text:style-name="T1"><text:s text:c="4"/></text:span>alpha = -Float<text:span text:style-name="T1">::</text:span>INFINITY<text:span text:style-name="T1">,</text:span></text:p>
      <text:p text:style-name="P9"><text:span text:style-name="T1"><text:s text:c="4"/></text:span>beta = Float<text:span text:style-name="T1">::</text:span>INFINITY<text:span text:style-name="T1">,</text:span></text:p>
      <text:p text:style-name="P6"><text:span text:style-name="T7"><text:s text:c="4"/></text:span><text:span text:style-name="T6">max_node_bool = </text:span><text:span text:style-name="T17">true</text:span></text:p>
      <text:p text:style-name="P6"><text:span text:style-name="T17"><text:s text:c="4"/></text:span><text:span text:style-name="T7">)</text:span></text:p>
      <text:p text:style-name="P6"/>
      <text:p text:style-name="P9"><text:span text:style-name="T1"><text:s text:c="4"/></text:span>next_step_max_node_bool = !max_node_bool</text:p>
      <text:p text:style-name="P9"><text:s text:c="4"/>initial_board = node<text:span text:style-name="T1">.</text:span>board</text:p>
      <text:p text:style-name="P9"><text:s text:c="4"/>current_node = node</text:p>
      <text:p text:style-name="P6"><text:span text:style-name="T6"><text:s text:c="4"/>new_node = </text:span><text:span text:style-name="T17">nil</text:span></text:p>
      <text:p text:style-name="P6"><text:span text:style-name="T17"><text:s text:c="4"/></text:span><text:span text:style-name="T6">player = node</text:span><text:span text:style-name="T7">.</text:span><text:span text:style-name="T6">current_player</text:span></text:p>
      <text:p text:style-name="P9"><text:s text:c="4"/>ennemy = MT_Tools<text:span text:style-name="T1">.</text:span>get_ennemy<text:span text:style-name="T1">(</text:span>node<text:span text:style-name="T1">.</text:span>current_player<text:span text:style-name="T1">)</text:span></text:p>
      <text:p text:style-name="P6"><text:span text:style-name="T7"><text:s text:c="4"/></text:span><text:span text:style-name="T6">alpha = alpha </text:span><text:span text:style-name="T12"># max</text:span></text:p>
      <text:p text:style-name="P6"><text:span text:style-name="T6"><text:s text:c="4"/>beta = beta </text:span><text:span text:style-name="T12"># </text:span><text:span text:style-name="T13">min</text:span></text:p>
      <text:p text:style-name="P9"><text:s text:c="4"/>depth = depth</text:p>
      <text:p text:style-name="P6"/>
      <text:p text:style-name="P6"><text:span text:style-name="T6"><text:s text:c="4"/></text:span><text:span text:style-name="T12"># ------------ Stop if someone has </text:span><text:span text:style-name="T13">won</text:span><text:span text:style-name="T12"> on this node ------------------</text:span></text:p>
      <text:p text:style-name="P6"><text:span text:style-name="T6"><text:s text:c="4"/></text:span><text:span text:style-name="T5">if </text:span><text:span text:style-name="T6">initial_board</text:span><text:span text:style-name="T7">.</text:span><text:span text:style-name="T6">lost?</text:span><text:span text:style-name="T7">(</text:span><text:span text:style-name="T6">player</text:span><text:span text:style-name="T7">)</text:span></text:p>
      <text:p text:style-name="P9"><text:span text:style-name="T1"><text:s text:c="4"/></text:span>value_to_return = node<text:span text:style-name="T1">.</text:span>calculate_heuristic_value</text:p>
      <text:p text:style-name="P6"><text:span text:style-name="T6"><text:s text:c="4"/></text:span><text:span text:style-name="T5">return </text:span><text:span text:style-name="T6">value_to_return</text:span></text:p>
      <text:p text:style-name="P6"><text:span text:style-name="T6"><text:s text:c="4"/></text:span><text:span text:style-name="T12"># ------------ Else, </text:span><text:span text:style-name="T13">initialise</text:span><text:span text:style-name="T12"> the value to return ------------------</text:span></text:p>
      <text:p text:style-name="P6"><text:span text:style-name="T6"><text:s text:c="4"/></text:span><text:span text:style-name="T5">elsif </text:span><text:span text:style-name="T6">max_node_bool</text:span></text:p>
      <text:p text:style-name="P9"><text:s text:c="6"/>value_to_return = -Float<text:span text:style-name="T1">::</text:span>INFINITY</text:p>
      <text:p text:style-name="P6"><text:span text:style-name="T6"><text:s text:c="4"/></text:span><text:span text:style-name="T5">elsif </text:span><text:span text:style-name="T6">!max_node_bool</text:span></text:p>
      <text:p text:style-name="P9"><text:s text:c="6"/>value_to_return = Float<text:span text:style-name="T1">::</text:span>INFINITY</text:p>
      <text:p text:style-name="P6"><text:span text:style-name="T6"><text:s text:c="4"/></text:span><text:span text:style-name="T5">end</text:span></text:p>
      <text:p text:style-name="P6"/>
      <text:p text:style-name="P6"><text:span text:style-name="T5"><text:s text:c="4"/></text:span><text:span text:style-name="T12">#------------- Iterate over every spot of the game. ------------------</text:span></text:p>
      <text:p text:style-name="P6"><text:span text:style-name="T6"><text:s text:c="4"/></text:span><text:span text:style-name="T7">(</text:span><text:span text:style-name="T10">1</text:span><text:span text:style-name="T6">..</text:span><text:span text:style-name="T10">9</text:span><text:span text:style-name="T7">).</text:span><text:span text:style-name="T6">each </text:span><text:span text:style-name="T5">do </text:span><text:span text:style-name="T7">|</text:span><text:span text:style-name="T6">spot</text:span><text:span text:style-name="T7">|</text:span></text:p>
      <text:p text:style-name="P6"><text:span text:style-name="T7"><text:s text:c="4"/></text:span><text:span text:style-name="T12">#------------------ <text:s/>cutting branches ----------------</text:span></text:p>
      <text:p text:style-name="P6"><text:span text:style-name="T6"><text:s text:c="6"/></text:span><text:span text:style-name="T5">if </text:span><text:span text:style-name="T6">alpha &gt;= beta</text:span></text:p>
      <text:p text:style-name="P6"><text:span text:style-name="T6"><text:s text:c="6"/></text:span><text:span text:style-name="T12">#puts "BREAK"</text:span></text:p>
      <text:p text:style-name="P6"><text:span text:style-name="T6"><text:s text:c="6"/></text:span><text:span text:style-name="T5">break</text:span></text:p>
      <text:p text:style-name="P8"><text:s text:c="6"/>end</text:p>
      <text:p text:style-name="P6"/>
      <text:p text:style-name="P6"><text:span text:style-name="T5"><text:s text:c="6"/></text:span><text:span text:style-name="T12">#----- Create new node with new board state -----------</text:span></text:p>
      <text:p text:style-name="P6"><text:span text:style-name="T6"><text:s text:c="6"/></text:span><text:span text:style-name="T5">if </text:span><text:span text:style-name="T6">initial_board</text:span><text:span text:style-name="T7">.</text:span><text:span text:style-name="T6">can_be_moved</text:span><text:span text:style-name="T7">(</text:span><text:span text:style-name="T6">spot</text:span><text:span text:style-name="T7">, </text:span><text:span text:style-name="T6">player</text:span><text:span text:style-name="T7">)</text:span></text:p>
      <text:p text:style-name="P6"><text:span text:style-name="T7"><text:s text:c="8"/></text:span><text:span text:style-name="T12">#puts "#{'**'*(5-depth)}New iteration at depth #{depth} on </text:span><text:span text:style-name="T13">pion</text:span><text:span text:style-name="T12"> #{spot}"</text:span></text:p>
      <text:p text:style-name="P9"><text:s text:c="8"/>node_board = initial_board<text:span text:style-name="T1">.</text:span>clone</text:p>
      <text:p text:style-name="P6"><text:span text:style-name="T6"><text:s text:c="8"/></text:span><text:span text:style-name="T12">#----- The piece being on the current spot is moved ---</text:span></text:p>
      <text:p text:style-name="P9"><text:s text:c="8"/>node_board<text:span text:style-name="T1">.</text:span>move<text:span text:style-name="T1">(</text:span>spot<text:span text:style-name="T1">)</text:span></text:p>
      <text:p text:style-name="P6"><text:span text:style-name="T7"><text:s text:c="8"/></text:span><text:span text:style-name="T6">new_node = Node</text:span><text:span text:style-name="T7">.</text:span><text:span text:style-name="T5">new</text:span><text:span text:style-name="T7">(</text:span></text:p>
      <text:p text:style-name="P6"><text:span text:style-name="T7"><text:s text:c="8"/></text:span><text:span text:style-name="T17">nil</text:span><text:span text:style-name="T7">,</text:span></text:p>
      <text:p text:style-name="P6"><text:span text:style-name="T7"><text:s text:c="8"/></text:span><text:span text:style-name="T17">nil</text:span><text:span text:style-name="T7">,</text:span></text:p>
      <text:p text:style-name="P9"><text:span text:style-name="T1"><text:s text:c="8"/></text:span>node_board<text:span text:style-name="T1">,</text:span></text:p>
      <text:p text:style-name="P9"><text:span text:style-name="T1"><text:s text:c="8"/></text:span>node<text:span text:style-name="T1">.</text:span>heuristic<text:span text:style-name="T1">,</text:span></text:p>
      <text:p text:style-name="P9"><text:span text:style-name="T1"><text:s text:c="8"/></text:span>ennemy<text:span text:style-name="T1">,</text:span></text:p>
      <text:p text:style-name="P9"><text:span text:style-name="T1"><text:s text:c="8"/></text:span>spot<text:span text:style-name="T1">,</text:span></text:p>
      <text:p text:style-name="P9"><text:span text:style-name="T1"><text:s text:c="8"/></text:span>node<text:span text:style-name="T1">.</text:span>ai_player</text:p>
      <text:p text:style-name="P9"><text:s text:c="8"/><text:span text:style-name="T1">)</text:span></text:p>
      <text:p text:style-name="P6"><text:span text:style-name="T7"><text:s text:c="8"/></text:span><text:span text:style-name="T12">#---- If this new node is a leaf, calculate its value -</text:span></text:p>
      <text:p text:style-name="P6"><text:span text:style-name="T6"><text:s text:c="8"/></text:span><text:span text:style-name="T5">if </text:span><text:span text:style-name="T6">depth == </text:span><text:span text:style-name="T10">1</text:span></text:p>
      <text:p text:style-name="P6"><text:soft-page-break/><text:span text:style-name="T10"><text:s text:c="8"/></text:span><text:span text:style-name="T6">new_node</text:span><text:span text:style-name="T7">.</text:span><text:span text:style-name="T6">calculate_heuristic_value</text:span><text:span text:style-name="T7">()</text:span></text:p>
      <text:p text:style-name="P6"><text:span text:style-name="T7"><text:s text:c="8"/></text:span><text:span text:style-name="T12">#puts "#{'---'*(5-depth)}HERE depth : #{depth}, </text:span><text:span text:style-name="T13">pion</text:span><text:span text:style-name="T12"> : #{spot} value : #{new_node.heuristic_value}"</text:span></text:p>
      <text:p text:style-name="P6"><text:span text:style-name="T6"><text:s text:c="8"/></text:span><text:span text:style-name="T5">else</text:span></text:p>
      <text:p text:style-name="P6"><text:span text:style-name="T5"><text:s text:c="8"/></text:span><text:span text:style-name="T12">#------- Otherwise recursively build a new one --------</text:span></text:p>
      <text:p text:style-name="P6"><text:span text:style-name="T6"><text:s text:c="8"/></text:span><text:span text:style-name="T12">#puts "#{' <text:s/>'*(5-depth)}enter recursive call at depth : #{depth}, value : #{new_node.heuristic_value} alpha : #{alpha}, beta : #{beta}"</text:span></text:p>
      <text:p text:style-name="P6"><text:span text:style-name="T6"><text:s text:c="8"/>new_node</text:span><text:span text:style-name="T7">.</text:span><text:span text:style-name="T6">heuristic_value = </text:span><text:span text:style-name="T5">self</text:span><text:span text:style-name="T7">.</text:span><text:span text:style-name="T6">build_next_board_states</text:span><text:span text:style-name="T7">(</text:span></text:p>
      <text:p text:style-name="P9"><text:span text:style-name="T1"><text:s text:c="8"/></text:span>new_node<text:span text:style-name="T1">,</text:span></text:p>
      <text:p text:style-name="P6"><text:span text:style-name="T7"><text:s text:c="8"/></text:span><text:span text:style-name="T6">depth-</text:span><text:span text:style-name="T10">1</text:span><text:span text:style-name="T7">,</text:span></text:p>
      <text:p text:style-name="P9"><text:span text:style-name="T1"><text:s text:c="8"/></text:span>alpha<text:span text:style-name="T1">,</text:span></text:p>
      <text:p text:style-name="P9"><text:span text:style-name="T1"><text:s text:c="8"/></text:span>beta<text:span text:style-name="T1">,</text:span></text:p>
      <text:p text:style-name="P9"><text:span text:style-name="T1"><text:s text:c="8"/></text:span>next_step_max_node_bool</text:p>
      <text:p text:style-name="P9"><text:s text:c="8"/><text:span text:style-name="T1">)</text:span></text:p>
      <text:p text:style-name="P6"><text:span text:style-name="T7"><text:s text:c="8"/></text:span><text:span text:style-name="T12">#puts "#{' <text:s/>'*(5-depth)}Out of recursive call at depth : #{depth}, value : #{new_node.heuristic_value}, alpha : #{alpha}, beta : #{beta}"</text:span></text:p>
      <text:p text:style-name="P6"><text:span text:style-name="T6"><text:s text:c="8"/></text:span><text:span text:style-name="T5">end</text:span></text:p>
      <text:p text:style-name="P6"/>
      <text:p text:style-name="P6"><text:span text:style-name="T5"><text:s text:c="8"/></text:span><text:span text:style-name="T12"># Shortening lines</text:span></text:p>
      <text:p text:style-name="P9"><text:s text:c="8"/>nnhv = new_node<text:span text:style-name="T1">.</text:span>heuristic_value</text:p>
      <text:p text:style-name="P6"/>
      <text:p text:style-name="P6"><text:span text:style-name="T6"><text:s text:c="8"/></text:span><text:span text:style-name="T12">#- If the last node created, recursively or not, is the</text:span></text:p>
      <text:p text:style-name="P6"><text:span text:style-name="T6"><text:s text:c="8"/></text:span><text:span text:style-name="T12">#- father node's first son, bind it to him as its son -</text:span></text:p>
      <text:p text:style-name="P6"><text:span text:style-name="T6"><text:s text:c="8"/></text:span><text:span text:style-name="T5">if </text:span><text:span text:style-name="T6">!node</text:span><text:span text:style-name="T7">.</text:span><text:span text:style-name="T6">son</text:span></text:p>
      <text:p text:style-name="P9"><text:s text:c="8"/>current_node<text:span text:style-name="T1">.</text:span>son = new_node</text:p>
      <text:p text:style-name="P9"><text:s text:c="8"/>current_node = new_node</text:p>
      <text:p text:style-name="P6"><text:span text:style-name="T6"><text:s text:c="8"/></text:span><text:span text:style-name="T5">else</text:span></text:p>
      <text:p text:style-name="P6"><text:span text:style-name="T5"><text:s text:c="8"/></text:span><text:span text:style-name="T12">#- Otherwise bind it to the current node, meaning any -</text:span></text:p>
      <text:p text:style-name="P6"><text:span text:style-name="T6"><text:s text:c="8"/></text:span><text:span text:style-name="T12"># node in the brother chain on the father's first son -</text:span></text:p>
      <text:p text:style-name="P9"><text:s text:c="8"/>current_node<text:span text:style-name="T1">.</text:span>brother = new_node</text:p>
      <text:p text:style-name="P9"><text:s text:c="8"/>current_node = new_node</text:p>
      <text:p text:style-name="P6"><text:span text:style-name="T6"><text:s text:c="8"/></text:span><text:span text:style-name="T5">end</text:span></text:p>
      <text:p text:style-name="P6"/>
      <text:p text:style-name="P6"><text:span text:style-name="T5"><text:s text:c="8"/></text:span><text:span text:style-name="T12"># ------------ Finally, do two things : ---------------</text:span></text:p>
      <text:p text:style-name="P6"><text:span text:style-name="T6"><text:s text:c="8"/></text:span><text:span text:style-name="T12"># --- First, Get the max or </text:span><text:span text:style-name="T13">min</text:span><text:span text:style-name="T12"> of the alpha or beta</text:span></text:p>
      <text:p text:style-name="P6"><text:span text:style-name="T6"><text:s text:c="8"/></text:span><text:span text:style-name="T12"># <text:s/>and the new node heuristic value ----------------</text:span></text:p>
      <text:p text:style-name="P6"><text:span text:style-name="T6"><text:s text:c="8"/></text:span><text:span text:style-name="T12"># --- Second, set the value to return at the max or </text:span><text:span text:style-name="T13">min</text:span></text:p>
      <text:p text:style-name="P6"><text:span text:style-name="T6"><text:s text:c="8"/></text:span><text:span text:style-name="T12"># between the alpha or beta and the new node heuristic</text:span></text:p>
      <text:p text:style-name="P6"><text:span text:style-name="T6"><text:s text:c="8"/></text:span><text:span text:style-name="T12"># value -----------------------------------------------</text:span></text:p>
      <text:p text:style-name="P6"><text:span text:style-name="T6"><text:s text:c="8"/></text:span><text:span text:style-name="T5">if </text:span><text:span text:style-name="T6">max_node_bool</text:span></text:p>
      <text:p text:style-name="P9"><text:s text:c="10"/>alpha = <text:span text:style-name="T1">[</text:span>alpha<text:span text:style-name="T1">, </text:span>nnhv<text:span text:style-name="T1">].</text:span>max</text:p>
      <text:p text:style-name="P9"><text:s text:c="10"/>value_to_return = <text:span text:style-name="T1">[</text:span></text:p>
      <text:p text:style-name="P9"><text:span text:style-name="T1"><text:s text:c="12"/></text:span>value_to_return<text:span text:style-name="T1">,</text:span></text:p>
      <text:p text:style-name="P9"><text:span text:style-name="T1"><text:s text:c="12"/></text:span>nnhv</text:p>
      <text:p text:style-name="P9"><text:s text:c="10"/><text:span text:style-name="T1">].</text:span>max</text:p>
      <text:p text:style-name="P6"><text:span text:style-name="T6"><text:s text:c="8"/></text:span><text:span text:style-name="T5">else</text:span></text:p>
      <text:p text:style-name="P6"><text:span text:style-name="T5"><text:s text:c="10"/></text:span><text:span text:style-name="T6">beta = </text:span><text:span text:style-name="T7">[</text:span><text:span text:style-name="T6">beta</text:span><text:span text:style-name="T7">, </text:span><text:span text:style-name="T6">nnhv</text:span><text:span text:style-name="T7">].</text:span><text:span text:style-name="T6">min</text:span></text:p>
      <text:p text:style-name="P9"><text:s text:c="10"/>value_to_return = <text:span text:style-name="T1">[</text:span></text:p>
      <text:p text:style-name="P9"><text:span text:style-name="T1"><text:s text:c="12"/></text:span>value_to_return<text:span text:style-name="T1">,</text:span></text:p>
      <text:p text:style-name="P9"><text:span text:style-name="T1"><text:s text:c="12"/></text:span>nnhv</text:p>
      <text:p text:style-name="P9"><text:s text:c="10"/><text:span text:style-name="T1">].</text:span>min</text:p>
      <text:p text:style-name="P6"><text:span text:style-name="T6"><text:s text:c="8"/></text:span><text:span text:style-name="T5">end</text:span></text:p>
      <text:p text:style-name="P8"><text:s text:c="6"/>end</text:p>
      <text:p text:style-name="P8"><text:s text:c="4"/>end</text:p>
      <text:p text:style-name="P6"><text:span text:style-name="T5"><text:s text:c="4"/>return </text:span><text:span text:style-name="T6">value_to_return</text:span></text:p>
      <text:p text:style-name="P6"><text:span text:style-name="T6"><text:s text:c="2"/></text:span><text:span text:style-name="T5">end</text:span></text:p>
      <text:p text:style-name="P6"/>
      <text:p text:style-name="P6"><text:span text:style-name="T5"><text:s text:c="2"/></text:span><text:span text:style-name="T12"># Then play the move with the highest value</text:span></text:p>
      <text:p text:style-name="P6"><text:span text:style-name="T6"><text:s text:c="2"/></text:span><text:span text:style-name="T5">def self</text:span><text:span text:style-name="T7">.</text:span><text:span text:style-name="T6">search_best_move</text:span><text:span text:style-name="T7">(</text:span><text:span text:style-name="T6">node</text:span><text:span text:style-name="T7">)</text:span></text:p>
      <text:p text:style-name="P9"><text:span text:style-name="T1"><text:s text:c="4"/></text:span>node = node<text:span text:style-name="T1">.</text:span>son</text:p>
      <text:p text:style-name="P9"><text:s text:c="4"/>piece_to_play = node<text:span text:style-name="T1">.</text:span>piece_played</text:p>
      <text:p text:style-name="P6"><text:soft-page-break/><text:span text:style-name="T6"><text:s text:c="4"/>best_heuristic_found = node</text:span><text:span text:style-name="T7">.</text:span><text:span text:style-name="T6">heuristic_value</text:span></text:p>
      <text:p text:style-name="P6"><text:span text:style-name="T6"><text:s text:c="4"/></text:span><text:span text:style-name="T5">while </text:span><text:span text:style-name="T6">node</text:span><text:span text:style-name="T7">.</text:span><text:span text:style-name="T6">brother</text:span></text:p>
      <text:p text:style-name="P9"><text:s text:c="6"/>node = node<text:span text:style-name="T1">.</text:span>brother</text:p>
      <text:p text:style-name="P6"><text:span text:style-name="T6"><text:s text:c="6"/></text:span><text:span text:style-name="T5">if </text:span><text:span text:style-name="T6">best_heuristic_found &lt; node</text:span><text:span text:style-name="T7">.</text:span><text:span text:style-name="T6">heuristic_value</text:span></text:p>
      <text:p text:style-name="P9"><text:s text:c="6"/>best_heuristic_found = node<text:span text:style-name="T1">.</text:span>heuristic_value</text:p>
      <text:p text:style-name="P9"><text:s text:c="6"/>piece_to_play = node<text:span text:style-name="T1">.</text:span>piece_played</text:p>
      <text:p text:style-name="P6"><text:span text:style-name="T6"><text:s text:c="6"/></text:span><text:span text:style-name="T5">end</text:span></text:p>
      <text:p text:style-name="P6"><text:span text:style-name="T6"><text:s text:c="4"/></text:span><text:span text:style-name="T5">end</text:span></text:p>
      <text:p text:style-name="P6"><text:span text:style-name="T5"><text:s text:c="4"/>return </text:span><text:span text:style-name="T6">piece_to_play</text:span></text:p>
      <text:p text:style-name="P6"><text:span text:style-name="T6"><text:s text:c="2"/></text:span><text:span text:style-name="T5">end</text:span></text:p>
      <text:p text:style-name="P8">end</text:p>
      <text:p text:style-name="P8"/>
      <text:h text:style-name="Heading_20_2" text:outline-level="2"><text:bookmark-start text:name="__RefHeading__580_325049425"/>Hill Climbing<text:bookmark-end text:name="__RefHeading__580_325049425"/></text:h>
      <text:p text:style-name="P5"># encoding: UTF-8</text:p>
      <text:p text:style-name="P4"># Simple <text:span text:style-name="T2">algorithme</text:span>, which doesn't go deep - 1st floor actually.</text:p>
      <text:p text:style-name="P6"><text:span text:style-name="T5">class </text:span><text:span text:style-name="T6">HillClimbing</text:span></text:p>
      <text:p text:style-name="P6"><text:span text:style-name="T6"><text:s text:c="2"/></text:span><text:span text:style-name="T12"># Here we are creating the next nodes, which are function</text:span></text:p>
      <text:p text:style-name="P6"><text:span text:style-name="T6"><text:s text:c="2"/></text:span><text:span text:style-name="T12"># of the number of playable pieces</text:span></text:p>
      <text:p text:style-name="P6"><text:span text:style-name="T6"><text:s text:c="2"/></text:span><text:span text:style-name="T5">def self</text:span><text:span text:style-name="T7">.</text:span><text:span text:style-name="T6">build_next_board_states</text:span><text:span text:style-name="T7">(</text:span><text:span text:style-name="T6">current_node</text:span><text:span text:style-name="T7">)</text:span></text:p>
      <text:p text:style-name="P9"><text:span text:style-name="T1"><text:s text:c="4"/></text:span>initial_board = current_node<text:span text:style-name="T1">.</text:span>board</text:p>
      <text:p text:style-name="P6"><text:span text:style-name="T6"><text:s text:c="4"/>new_node = </text:span><text:span text:style-name="T17">nil</text:span></text:p>
      <text:p text:style-name="P6"><text:span text:style-name="T17"><text:s text:c="4"/></text:span><text:span text:style-name="T6">player = current_node</text:span><text:span text:style-name="T7">.</text:span><text:span text:style-name="T6">current_player</text:span></text:p>
      <text:p text:style-name="P6"><text:span text:style-name="T6"><text:s text:c="4"/>first_son = </text:span><text:span text:style-name="T17">false</text:span></text:p>
      <text:p text:style-name="P6"/>
      <text:p text:style-name="P6"><text:span text:style-name="T17"><text:s text:c="4"/></text:span><text:span text:style-name="T12"># For each move you can play,</text:span></text:p>
      <text:p text:style-name="P6"><text:span text:style-name="T6"><text:s text:c="4"/></text:span><text:span text:style-name="T12"># Create a son node with the heuristic value of</text:span></text:p>
      <text:p text:style-name="P6"><text:span text:style-name="T6"><text:s text:c="4"/></text:span><text:span text:style-name="T12"># that play.</text:span></text:p>
      <text:p text:style-name="P6"><text:span text:style-name="T6"><text:s text:c="4"/></text:span><text:span text:style-name="T7">(</text:span><text:span text:style-name="T10">1</text:span><text:span text:style-name="T6">..</text:span><text:span text:style-name="T10">9</text:span><text:span text:style-name="T7">).</text:span><text:span text:style-name="T6">each </text:span><text:span text:style-name="T5">do </text:span><text:span text:style-name="T7">|</text:span><text:span text:style-name="T6">spot</text:span><text:span text:style-name="T7">|</text:span></text:p>
      <text:p text:style-name="P6"><text:span text:style-name="T7"><text:s text:c="6"/></text:span><text:span text:style-name="T5">next unless </text:span><text:span text:style-name="T6">initial_board</text:span><text:span text:style-name="T7">.</text:span><text:span text:style-name="T6">can_be_moved</text:span><text:span text:style-name="T7">(</text:span><text:span text:style-name="T6">spot</text:span><text:span text:style-name="T7">, </text:span><text:span text:style-name="T6">player</text:span><text:span text:style-name="T7">)</text:span></text:p>
      <text:p text:style-name="P9"><text:span text:style-name="T1"><text:s text:c="6"/></text:span>node_board = current_node<text:span text:style-name="T1">.</text:span>board<text:span text:style-name="T1">.</text:span>clone</text:p>
      <text:p text:style-name="P9"><text:s text:c="6"/>node_board<text:span text:style-name="T1">.</text:span>move<text:span text:style-name="T1">(</text:span>spot<text:span text:style-name="T1">)</text:span></text:p>
      <text:p text:style-name="P6"><text:span text:style-name="T7"><text:s text:c="6"/></text:span><text:span text:style-name="T6">new_node = Node</text:span><text:span text:style-name="T7">.</text:span><text:span text:style-name="T5">new</text:span><text:span text:style-name="T7">(</text:span></text:p>
      <text:p text:style-name="P6"><text:span text:style-name="T7"><text:s text:c="6"/></text:span><text:span text:style-name="T17">nil</text:span><text:span text:style-name="T7">,</text:span></text:p>
      <text:p text:style-name="P6"><text:span text:style-name="T7"><text:s text:c="6"/></text:span><text:span text:style-name="T17">nil</text:span><text:span text:style-name="T7">,</text:span></text:p>
      <text:p text:style-name="P9"><text:span text:style-name="T1"><text:s text:c="6"/></text:span>node_board<text:span text:style-name="T1">,</text:span></text:p>
      <text:p text:style-name="P9"><text:span text:style-name="T1"><text:s text:c="6"/></text:span>current_node<text:span text:style-name="T1">.</text:span>heuristic<text:span text:style-name="T1">,</text:span></text:p>
      <text:p text:style-name="P6"><text:span text:style-name="T7"><text:s text:c="6"/></text:span><text:span text:style-name="T12"># Setting the son node to</text:span></text:p>
      <text:p text:style-name="P6"><text:span text:style-name="T6"><text:s text:c="6"/></text:span><text:span text:style-name="T12"># </text:span><text:span text:style-name="T13">ennemy</text:span><text:span text:style-name="T12"> enable us to chain</text:span></text:p>
      <text:p text:style-name="P6"><text:span text:style-name="T6"><text:s text:c="6"/></text:span><text:span text:style-name="T12"># this method.</text:span></text:p>
      <text:p text:style-name="P9"><text:s text:c="6"/>player<text:span text:style-name="T1">,</text:span></text:p>
      <text:p text:style-name="P9"><text:span text:style-name="T1"><text:s text:c="6"/></text:span>spot<text:span text:style-name="T1">,</text:span></text:p>
      <text:p text:style-name="P9"><text:span text:style-name="T1"><text:s text:c="6"/></text:span>current_node<text:span text:style-name="T1">.</text:span>ai_player</text:p>
      <text:p text:style-name="P9"><text:s text:c="6"/><text:span text:style-name="T1">)</text:span></text:p>
      <text:p text:style-name="P9"><text:span text:style-name="T1"><text:s text:c="6"/></text:span>new_node<text:span text:style-name="T1">.</text:span>calculate_heuristic_value</text:p>
      <text:p text:style-name="P6"/>
      <text:p text:style-name="P6"><text:span text:style-name="T6"><text:s text:c="6"/></text:span><text:span text:style-name="T12"># First node is the son, others are his</text:span></text:p>
      <text:p text:style-name="P6"><text:span text:style-name="T6"><text:s text:c="6"/></text:span><text:span text:style-name="T12"># brothers.</text:span></text:p>
      <text:p text:style-name="P6"><text:span text:style-name="T6"><text:s text:c="6"/></text:span><text:span text:style-name="T5">if </text:span><text:span text:style-name="T6">first_son</text:span></text:p>
      <text:p text:style-name="P9"><text:s text:c="6"/>current_node<text:span text:style-name="T1">.</text:span>brother = new_node</text:p>
      <text:p text:style-name="P9"><text:s text:c="6"/>current_node = current_node<text:span text:style-name="T1">.</text:span>brother</text:p>
      <text:p text:style-name="P6"><text:span text:style-name="T6"><text:s text:c="6"/></text:span><text:span text:style-name="T5">else</text:span></text:p>
      <text:p text:style-name="P6"><text:span text:style-name="T5"><text:s text:c="6"/></text:span><text:span text:style-name="T6">current_node</text:span><text:span text:style-name="T7">.</text:span><text:span text:style-name="T6">son = new_node</text:span></text:p>
      <text:p text:style-name="P9"><text:s text:c="6"/>current_node = current_node<text:span text:style-name="T1">.</text:span>son</text:p>
      <text:p text:style-name="P6"><text:span text:style-name="T6"><text:s text:c="6"/>first_son = </text:span><text:span text:style-name="T17">true</text:span></text:p>
      <text:p text:style-name="P6"><text:span text:style-name="T17"><text:s text:c="6"/></text:span><text:span text:style-name="T5">end</text:span></text:p>
      <text:p text:style-name="P8"><text:s text:c="4"/>end</text:p>
      <text:p text:style-name="P8"><text:s text:c="2"/>end</text:p>
      <text:p text:style-name="P6"/>
      <text:p text:style-name="P6"><text:span text:style-name="T5"><text:s text:c="2"/></text:span><text:span text:style-name="T12"># Then play the move with the highest value</text:span></text:p>
      <text:p text:style-name="P6"><text:soft-page-break/><text:span text:style-name="T6"><text:s text:c="2"/></text:span><text:span text:style-name="T5">def self</text:span><text:span text:style-name="T7">.</text:span><text:span text:style-name="T6">search_best_move</text:span><text:span text:style-name="T7">(</text:span><text:span text:style-name="T6">node</text:span><text:span text:style-name="T7">)</text:span></text:p>
      <text:p text:style-name="P9"><text:span text:style-name="T1"><text:s text:c="4"/></text:span>node = node<text:span text:style-name="T1">.</text:span>son</text:p>
      <text:p text:style-name="P9"><text:s text:c="4"/>piece_to_play = node<text:span text:style-name="T1">.</text:span>piece_played</text:p>
      <text:p text:style-name="P9"><text:s text:c="4"/>best_heuristic_found = node<text:span text:style-name="T1">.</text:span>heuristic_value</text:p>
      <text:p text:style-name="P6"><text:span text:style-name="T6"><text:s text:c="4"/></text:span><text:span text:style-name="T12">#puts "Piece played : #{node.piece_played}"</text:span></text:p>
      <text:p text:style-name="P6"><text:span text:style-name="T6"><text:s text:c="4"/></text:span><text:span text:style-name="T12">#puts "Heuristic : #{node.heuristic_value}"</text:span></text:p>
      <text:p text:style-name="P6"><text:span text:style-name="T6"><text:s text:c="4"/></text:span><text:span text:style-name="T5">while </text:span><text:span text:style-name="T6">node</text:span><text:span text:style-name="T7">.</text:span><text:span text:style-name="T6">brother</text:span></text:p>
      <text:p text:style-name="P9"><text:s text:c="6"/>node = node<text:span text:style-name="T1">.</text:span>brother</text:p>
      <text:p text:style-name="P6"><text:span text:style-name="T6"><text:s text:c="6"/></text:span><text:span text:style-name="T5">if </text:span><text:span text:style-name="T6">best_heuristic_found &lt; node</text:span><text:span text:style-name="T7">.</text:span><text:span text:style-name="T6">heuristic_value</text:span></text:p>
      <text:p text:style-name="P9"><text:s text:c="6"/>best_heuristic_found = node<text:span text:style-name="T1">.</text:span>heuristic_value</text:p>
      <text:p text:style-name="P9"><text:s text:c="6"/>piece_to_play = node<text:span text:style-name="T1">.</text:span>piece_played</text:p>
      <text:p text:style-name="P6"><text:span text:style-name="T6"><text:s text:c="6"/></text:span><text:span text:style-name="T5">end</text:span></text:p>
      <text:p text:style-name="P6"><text:span text:style-name="T5"><text:s text:c="4"/></text:span><text:span text:style-name="T12">#puts "Piece played : #{node.piece_played}"</text:span></text:p>
      <text:p text:style-name="P6"><text:span text:style-name="T6"><text:s text:c="4"/></text:span><text:span text:style-name="T12">#puts "Heuristic : #{node.heuristic_value}"</text:span></text:p>
      <text:p text:style-name="P6"><text:span text:style-name="T6"><text:s text:c="4"/></text:span><text:span text:style-name="T5">end</text:span></text:p>
      <text:p text:style-name="P6"><text:span text:style-name="T5"><text:s text:c="4"/>return </text:span><text:span text:style-name="T6">piece_to_play</text:span></text:p>
      <text:p text:style-name="P6"><text:span text:style-name="T6"><text:s text:c="2"/></text:span><text:span text:style-name="T5">end</text:span></text:p>
      <text:p text:style-name="P8">end</text:p>
      <text:p text:style-name="P8"/>
      <text:h text:style-name="Heading_20_2" text:outline-level="2"><text:bookmark-start text:name="__RefHeading__582_325049425"/>Min Max<text:bookmark-end text:name="__RefHeading__582_325049425"/></text:h>
      <text:p text:style-name="P4">#encoding: UTF-8</text:p>
      <text:p text:style-name="P6"><text:span text:style-name="T5">class </text:span><text:span text:style-name="T6">MinMax</text:span></text:p>
      <text:p text:style-name="P6"><text:span text:style-name="T6"><text:s text:c="2"/></text:span><text:span text:style-name="T12"># Here we are creating the next nodes, which are function</text:span></text:p>
      <text:p text:style-name="P6"><text:span text:style-name="T6"><text:s text:c="2"/></text:span><text:span text:style-name="T12"># of the number of playable pieces</text:span></text:p>
      <text:p text:style-name="P6"><text:span text:style-name="T6"><text:s text:c="2"/></text:span><text:span text:style-name="T5">def self</text:span><text:span text:style-name="T7">.</text:span><text:span text:style-name="T6">build_next_board_states</text:span><text:span text:style-name="T7">(</text:span><text:span text:style-name="T6">node</text:span><text:span text:style-name="T7">,</text:span></text:p>
      <text:p text:style-name="P6"><text:span text:style-name="T7"><text:s text:c="4"/></text:span><text:span text:style-name="T6">depth = </text:span><text:span text:style-name="T10">2</text:span><text:span text:style-name="T7">,</text:span></text:p>
      <text:p text:style-name="P9"><text:span text:style-name="T1"><text:s text:c="4"/></text:span>max = -Float<text:span text:style-name="T1">::</text:span>INFINITY<text:span text:style-name="T1">,</text:span></text:p>
      <text:p text:style-name="P9"><text:span text:style-name="T1"><text:s text:c="4"/></text:span>min = Float<text:span text:style-name="T1">::</text:span>INFINITY<text:span text:style-name="T1">,</text:span></text:p>
      <text:p text:style-name="P6"><text:span text:style-name="T7"><text:s text:c="4"/></text:span><text:span text:style-name="T6">max_node_bool = </text:span><text:span text:style-name="T17">true</text:span></text:p>
      <text:p text:style-name="P6"><text:span text:style-name="T17"><text:s text:c="4"/></text:span><text:span text:style-name="T7">)</text:span></text:p>
      <text:p text:style-name="P6"/>
      <text:p text:style-name="P9"><text:span text:style-name="T1"><text:s text:c="4"/></text:span>next_step_max_node_bool = !max_node_bool</text:p>
      <text:p text:style-name="P9"><text:s text:c="4"/>initial_board = node<text:span text:style-name="T1">.</text:span>board</text:p>
      <text:p text:style-name="P9"><text:s text:c="4"/>current_node = node</text:p>
      <text:p text:style-name="P6"><text:span text:style-name="T6"><text:s text:c="4"/>new_node = </text:span><text:span text:style-name="T17">nil</text:span></text:p>
      <text:p text:style-name="P6"><text:span text:style-name="T17"><text:s text:c="4"/></text:span><text:span text:style-name="T6">player = node</text:span><text:span text:style-name="T7">.</text:span><text:span text:style-name="T6">current_player</text:span></text:p>
      <text:p text:style-name="P9"><text:s text:c="4"/>ennemy = MT_Tools<text:span text:style-name="T1">.</text:span>get_ennemy<text:span text:style-name="T1">(</text:span>node<text:span text:style-name="T1">.</text:span>current_player<text:span text:style-name="T1">)</text:span></text:p>
      <text:p text:style-name="P6"><text:span text:style-name="T7"><text:s text:c="4"/></text:span><text:span text:style-name="T6">max = max </text:span><text:span text:style-name="T12"># max</text:span></text:p>
      <text:p text:style-name="P6"><text:span text:style-name="T6"><text:s text:c="4"/>min = min </text:span><text:span text:style-name="T12"># </text:span><text:span text:style-name="T13">min</text:span></text:p>
      <text:p text:style-name="P9"><text:s text:c="4"/>depth = depth</text:p>
      <text:p text:style-name="P6"/>
      <text:p text:style-name="P6"><text:span text:style-name="T6"><text:s text:c="4"/></text:span><text:span text:style-name="T12"># ------------ Stop if someone has </text:span><text:span text:style-name="T13">won</text:span><text:span text:style-name="T12"> on this node ------------------</text:span></text:p>
      <text:p text:style-name="P6"><text:span text:style-name="T6"><text:s text:c="4"/></text:span><text:span text:style-name="T5">if </text:span><text:span text:style-name="T6">initial_board</text:span><text:span text:style-name="T7">.</text:span><text:span text:style-name="T6">lost?</text:span><text:span text:style-name="T7">(</text:span><text:span text:style-name="T6">player</text:span><text:span text:style-name="T7">)</text:span></text:p>
      <text:p text:style-name="P9"><text:span text:style-name="T1"><text:s text:c="4"/></text:span>value_to_return = node<text:span text:style-name="T1">.</text:span>calculate_heuristic_value</text:p>
      <text:p text:style-name="P6"><text:span text:style-name="T6"><text:s text:c="4"/></text:span><text:span text:style-name="T5">return </text:span><text:span text:style-name="T6">value_to_return</text:span></text:p>
      <text:p text:style-name="P6"><text:span text:style-name="T6"><text:s text:c="4"/></text:span><text:span text:style-name="T12"># ------------ Else, </text:span><text:span text:style-name="T13">initialise</text:span><text:span text:style-name="T12"> the value to return ------------------</text:span></text:p>
      <text:p text:style-name="P6"><text:span text:style-name="T6"><text:s text:c="4"/></text:span><text:span text:style-name="T5">elsif </text:span><text:span text:style-name="T6">max_node_bool</text:span></text:p>
      <text:p text:style-name="P9"><text:s text:c="6"/>value_to_return = -Float<text:span text:style-name="T1">::</text:span>INFINITY</text:p>
      <text:p text:style-name="P6"><text:span text:style-name="T6"><text:s text:c="4"/></text:span><text:span text:style-name="T5">elsif </text:span><text:span text:style-name="T6">!max_node_bool</text:span></text:p>
      <text:p text:style-name="P9"><text:s text:c="6"/>value_to_return = Float<text:span text:style-name="T1">::</text:span>INFINITY</text:p>
      <text:p text:style-name="P6"><text:span text:style-name="T6"><text:s text:c="4"/></text:span><text:span text:style-name="T5">end</text:span></text:p>
      <text:p text:style-name="P6"/>
      <text:p text:style-name="P6"><text:span text:style-name="T5"><text:s text:c="4"/></text:span><text:span text:style-name="T12">#------------- Iterate over every spot of the game. ------------------</text:span></text:p>
      <text:p text:style-name="P6"><text:span text:style-name="T6"><text:s text:c="4"/></text:span><text:span text:style-name="T7">(</text:span><text:span text:style-name="T10">1</text:span><text:span text:style-name="T6">..</text:span><text:span text:style-name="T10">9</text:span><text:span text:style-name="T7">).</text:span><text:span text:style-name="T6">each </text:span><text:span text:style-name="T5">do </text:span><text:span text:style-name="T7">|</text:span><text:span text:style-name="T6">spot</text:span><text:span text:style-name="T7">|</text:span></text:p>
      <text:p text:style-name="P6"/>
      <text:p text:style-name="P6"><text:span text:style-name="T7"><text:s text:c="6"/></text:span><text:span text:style-name="T12">#----- Create new node with new board state -----------</text:span></text:p>
      <text:p text:style-name="P6"><text:span text:style-name="T6"><text:s text:c="6"/></text:span><text:span text:style-name="T5">if </text:span><text:span text:style-name="T6">initial_board</text:span><text:span text:style-name="T7">.</text:span><text:span text:style-name="T6">can_be_moved</text:span><text:span text:style-name="T7">(</text:span><text:span text:style-name="T6">spot</text:span><text:span text:style-name="T7">, </text:span><text:span text:style-name="T6">player</text:span><text:span text:style-name="T7">)</text:span></text:p>
      <text:p text:style-name="P6"><text:span text:style-name="T7"><text:s text:c="8"/></text:span><text:span text:style-name="T12">#puts "#{'**'*(5-depth)}New iteration at depth #{depth} on </text:span><text:span text:style-name="T13">pion</text:span><text:span text:style-name="T12"> #{spot}"</text:span></text:p>
      <text:p text:style-name="P9"><text:s text:c="8"/>node_board = initial_board<text:span text:style-name="T1">.</text:span>clone</text:p>
      <text:p text:style-name="P6"><text:soft-page-break/><text:span text:style-name="T6"><text:s text:c="8"/></text:span><text:span text:style-name="T12">#----- The piece being on the current spot is moved ---</text:span></text:p>
      <text:p text:style-name="P9"><text:s text:c="8"/>node_board<text:span text:style-name="T1">.</text:span>move<text:span text:style-name="T1">(</text:span>spot<text:span text:style-name="T1">)</text:span></text:p>
      <text:p text:style-name="P6"><text:span text:style-name="T7"><text:s text:c="8"/></text:span><text:span text:style-name="T6">new_node = Node</text:span><text:span text:style-name="T7">.</text:span><text:span text:style-name="T5">new</text:span><text:span text:style-name="T7">(</text:span></text:p>
      <text:p text:style-name="P6"><text:span text:style-name="T7"><text:s text:c="8"/></text:span><text:span text:style-name="T17">nil</text:span><text:span text:style-name="T7">,</text:span></text:p>
      <text:p text:style-name="P6"><text:span text:style-name="T7"><text:s text:c="8"/></text:span><text:span text:style-name="T17">nil</text:span><text:span text:style-name="T7">,</text:span></text:p>
      <text:p text:style-name="P9"><text:span text:style-name="T1"><text:s text:c="8"/></text:span>node_board<text:span text:style-name="T1">,</text:span></text:p>
      <text:p text:style-name="P9"><text:span text:style-name="T1"><text:s text:c="8"/></text:span>node<text:span text:style-name="T1">.</text:span>heuristic<text:span text:style-name="T1">,</text:span></text:p>
      <text:p text:style-name="P9"><text:span text:style-name="T1"><text:s text:c="8"/></text:span>ennemy<text:span text:style-name="T1">,</text:span></text:p>
      <text:p text:style-name="P9"><text:span text:style-name="T1"><text:s text:c="8"/></text:span>spot<text:span text:style-name="T1">,</text:span></text:p>
      <text:p text:style-name="P9"><text:span text:style-name="T1"><text:s text:c="8"/></text:span>node<text:span text:style-name="T1">.</text:span>ai_player</text:p>
      <text:p text:style-name="P9"><text:s text:c="8"/><text:span text:style-name="T1">)</text:span></text:p>
      <text:p text:style-name="P6"><text:span text:style-name="T7"><text:s text:c="8"/></text:span><text:span text:style-name="T12">#---- If this new node is a leaf, calculate its value -</text:span></text:p>
      <text:p text:style-name="P6"><text:span text:style-name="T6"><text:s text:c="8"/></text:span><text:span text:style-name="T5">if </text:span><text:span text:style-name="T6">depth == </text:span><text:span text:style-name="T10">1</text:span></text:p>
      <text:p text:style-name="P6"><text:span text:style-name="T10"><text:s text:c="8"/></text:span><text:span text:style-name="T6">new_node</text:span><text:span text:style-name="T7">.</text:span><text:span text:style-name="T6">calculate_heuristic_value</text:span><text:span text:style-name="T7">()</text:span></text:p>
      <text:p text:style-name="P6"><text:span text:style-name="T7"><text:s text:c="8"/></text:span><text:span text:style-name="T12">#puts "#{'---'*(5-depth)}HERE depth : #{depth}, </text:span><text:span text:style-name="T13">pion</text:span><text:span text:style-name="T12"> : #{spot} value : #{new_node.heuristic_value}"</text:span></text:p>
      <text:p text:style-name="P6"><text:span text:style-name="T6"><text:s text:c="8"/></text:span><text:span text:style-name="T5">else</text:span></text:p>
      <text:p text:style-name="P6"><text:span text:style-name="T5"><text:s text:c="8"/></text:span><text:span text:style-name="T12">#------- Otherwise recursively build a new one --------</text:span></text:p>
      <text:p text:style-name="P6"><text:span text:style-name="T6"><text:s text:c="8"/></text:span><text:span text:style-name="T12">#puts "#{' <text:s/>'*(5-depth)}enter recursive call at depth : #{depth}, value : #{new_node.heuristic_value} alpha : #{alpha}, beta : #{beta}"</text:span></text:p>
      <text:p text:style-name="P6"><text:span text:style-name="T6"><text:s text:c="8"/>new_node</text:span><text:span text:style-name="T7">.</text:span><text:span text:style-name="T6">heuristic_value = </text:span><text:span text:style-name="T5">self</text:span><text:span text:style-name="T7">.</text:span><text:span text:style-name="T6">build_next_board_states</text:span><text:span text:style-name="T7">(</text:span></text:p>
      <text:p text:style-name="P9"><text:span text:style-name="T1"><text:s text:c="8"/></text:span>new_node<text:span text:style-name="T1">,</text:span></text:p>
      <text:p text:style-name="P6"><text:span text:style-name="T7"><text:s text:c="8"/></text:span><text:span text:style-name="T6">depth-</text:span><text:span text:style-name="T10">1</text:span><text:span text:style-name="T7">,</text:span></text:p>
      <text:p text:style-name="P9"><text:span text:style-name="T1"><text:s text:c="8"/></text:span>max<text:span text:style-name="T1">,</text:span></text:p>
      <text:p text:style-name="P9"><text:span text:style-name="T1"><text:s text:c="8"/></text:span>min<text:span text:style-name="T1">,</text:span></text:p>
      <text:p text:style-name="P9"><text:span text:style-name="T1"><text:s text:c="8"/></text:span>next_step_max_node_bool</text:p>
      <text:p text:style-name="P9"><text:s text:c="8"/><text:span text:style-name="T1">)</text:span></text:p>
      <text:p text:style-name="P6"><text:span text:style-name="T7"><text:s text:c="8"/></text:span><text:span text:style-name="T12">#puts "#{' <text:s/>'*(5-depth)}Out of recursive call at depth : #{depth}, value : #{new_node.heuristic_value}, alpha : #{alpha}, beta : #{beta}"</text:span></text:p>
      <text:p text:style-name="P6"><text:span text:style-name="T6"><text:s text:c="8"/></text:span><text:span text:style-name="T5">end</text:span></text:p>
      <text:p text:style-name="P6"/>
      <text:p text:style-name="P6"><text:span text:style-name="T5"><text:s text:c="8"/></text:span><text:span text:style-name="T12"># Shortening lines</text:span></text:p>
      <text:p text:style-name="P9"><text:s text:c="8"/>nnhv = new_node<text:span text:style-name="T1">.</text:span>heuristic_value</text:p>
      <text:p text:style-name="P6"/>
      <text:p text:style-name="P6"><text:span text:style-name="T6"><text:s text:c="8"/></text:span><text:span text:style-name="T12">#- If the last node created, recursively or not, is the</text:span></text:p>
      <text:p text:style-name="P6"><text:span text:style-name="T6"><text:s text:c="8"/></text:span><text:span text:style-name="T12">#- father node's first son, bind it to him as its son -</text:span></text:p>
      <text:p text:style-name="P6"><text:span text:style-name="T6"><text:s text:c="8"/></text:span><text:span text:style-name="T5">if </text:span><text:span text:style-name="T6">!node</text:span><text:span text:style-name="T7">.</text:span><text:span text:style-name="T6">son</text:span></text:p>
      <text:p text:style-name="P9"><text:s text:c="8"/>current_node<text:span text:style-name="T1">.</text:span>son = new_node</text:p>
      <text:p text:style-name="P9"><text:s text:c="8"/>current_node = new_node</text:p>
      <text:p text:style-name="P6"><text:span text:style-name="T6"><text:s text:c="8"/></text:span><text:span text:style-name="T5">else</text:span></text:p>
      <text:p text:style-name="P6"><text:span text:style-name="T5"><text:s text:c="8"/></text:span><text:span text:style-name="T12">#- Otherwise bind it to the current node, meaning any -</text:span></text:p>
      <text:p text:style-name="P6"><text:span text:style-name="T6"><text:s text:c="8"/></text:span><text:span text:style-name="T12"># node in the brother chain on the father's first son -</text:span></text:p>
      <text:p text:style-name="P9"><text:s text:c="8"/>current_node<text:span text:style-name="T1">.</text:span>brother = new_node</text:p>
      <text:p text:style-name="P9"><text:s text:c="8"/>current_node = new_node</text:p>
      <text:p text:style-name="P6"><text:span text:style-name="T6"><text:s text:c="8"/></text:span><text:span text:style-name="T5">end</text:span></text:p>
      <text:p text:style-name="P6"/>
      <text:p text:style-name="P6"><text:span text:style-name="T5"><text:s text:c="8"/></text:span><text:span text:style-name="T12"># ------------ Finally, do two things : ---------------</text:span></text:p>
      <text:p text:style-name="P6"><text:span text:style-name="T6"><text:s text:c="8"/></text:span><text:span text:style-name="T12"># --- First, Get the max or </text:span><text:span text:style-name="T13">min</text:span><text:span text:style-name="T12"> of the alpha or beta</text:span></text:p>
      <text:p text:style-name="P6"><text:span text:style-name="T6"><text:s text:c="8"/></text:span><text:span text:style-name="T12"># <text:s/>and the new node heuristic value ----------------</text:span></text:p>
      <text:p text:style-name="P6"><text:span text:style-name="T6"><text:s text:c="8"/></text:span><text:span text:style-name="T12"># --- Second, set the value to return at the max or </text:span><text:span text:style-name="T13">min</text:span></text:p>
      <text:p text:style-name="P6"><text:span text:style-name="T6"><text:s text:c="8"/></text:span><text:span text:style-name="T12"># between the alpha or beta and the new node heuristic</text:span></text:p>
      <text:p text:style-name="P6"><text:span text:style-name="T6"><text:s text:c="8"/></text:span><text:span text:style-name="T12"># value -----------------------------------------------</text:span></text:p>
      <text:p text:style-name="P6"><text:span text:style-name="T6"><text:s text:c="8"/></text:span><text:span text:style-name="T5">if </text:span><text:span text:style-name="T6">max_node_bool</text:span></text:p>
      <text:p text:style-name="P9"><text:s text:c="10"/>max = <text:span text:style-name="T1">[</text:span>max<text:span text:style-name="T1">, </text:span>nnhv<text:span text:style-name="T1">].</text:span>max</text:p>
      <text:p text:style-name="P9"><text:s text:c="10"/>value_to_return = <text:span text:style-name="T1">[</text:span></text:p>
      <text:p text:style-name="P9"><text:span text:style-name="T1"><text:s text:c="12"/></text:span>value_to_return<text:span text:style-name="T1">,</text:span></text:p>
      <text:p text:style-name="P9"><text:span text:style-name="T1"><text:s text:c="12"/></text:span>nnhv</text:p>
      <text:p text:style-name="P9"><text:s text:c="10"/><text:span text:style-name="T1">].</text:span>max</text:p>
      <text:p text:style-name="P6"><text:span text:style-name="T6"><text:s text:c="8"/></text:span><text:span text:style-name="T5">else</text:span></text:p>
      <text:p text:style-name="P6"><text:span text:style-name="T5"><text:s text:c="10"/></text:span><text:span text:style-name="T6">min = </text:span><text:span text:style-name="T7">[</text:span><text:span text:style-name="T6">min</text:span><text:span text:style-name="T7">, </text:span><text:span text:style-name="T6">nnhv</text:span><text:span text:style-name="T7">].</text:span><text:span text:style-name="T6">min</text:span></text:p>
      <text:p text:style-name="P9"><text:s text:c="10"/>value_to_return = <text:span text:style-name="T1">[</text:span></text:p>
      <text:p text:style-name="P9"><text:soft-page-break/><text:span text:style-name="T1"><text:s text:c="12"/></text:span>value_to_return<text:span text:style-name="T1">,</text:span></text:p>
      <text:p text:style-name="P9"><text:span text:style-name="T1"><text:s text:c="12"/></text:span>nnhv</text:p>
      <text:p text:style-name="P9"><text:s text:c="10"/><text:span text:style-name="T1">].</text:span>min</text:p>
      <text:p text:style-name="P6"><text:span text:style-name="T6"><text:s text:c="8"/></text:span><text:span text:style-name="T5">end</text:span></text:p>
      <text:p text:style-name="P8"><text:s text:c="6"/>end</text:p>
      <text:p text:style-name="P8"><text:s text:c="4"/>end</text:p>
      <text:p text:style-name="P6"><text:span text:style-name="T5"><text:s text:c="4"/>return </text:span><text:span text:style-name="T6">value_to_return</text:span></text:p>
      <text:p text:style-name="P6"><text:span text:style-name="T6"><text:s text:c="2"/></text:span><text:span text:style-name="T5">end</text:span></text:p>
      <text:p text:style-name="P6"/>
      <text:p text:style-name="P6"><text:span text:style-name="T5"><text:s text:c="2"/></text:span><text:span text:style-name="T12"># Then play the move with the highest value</text:span></text:p>
      <text:p text:style-name="P6"><text:span text:style-name="T6"><text:s text:c="2"/></text:span><text:span text:style-name="T5">def self</text:span><text:span text:style-name="T7">.</text:span><text:span text:style-name="T6">search_best_move</text:span><text:span text:style-name="T7">(</text:span><text:span text:style-name="T6">node</text:span><text:span text:style-name="T7">)</text:span></text:p>
      <text:p text:style-name="P9"><text:span text:style-name="T1"><text:s text:c="4"/></text:span>node = node<text:span text:style-name="T1">.</text:span>son</text:p>
      <text:p text:style-name="P9"><text:s text:c="4"/>piece_to_play = node<text:span text:style-name="T1">.</text:span>piece_played</text:p>
      <text:p text:style-name="P9"><text:s text:c="4"/>best_heuristic_found = node<text:span text:style-name="T1">.</text:span>heuristic_value</text:p>
      <text:p text:style-name="P6"><text:span text:style-name="T6"><text:s text:c="4"/></text:span><text:span text:style-name="T12">#puts "Piece played : #{node.piece_played}"</text:span></text:p>
      <text:p text:style-name="P6"><text:span text:style-name="T6"><text:s text:c="4"/></text:span><text:span text:style-name="T12">#puts "Heuristic : #{node.heuristic_value}"</text:span></text:p>
      <text:p text:style-name="P6"><text:span text:style-name="T6"><text:s text:c="4"/></text:span><text:span text:style-name="T5">while </text:span><text:span text:style-name="T6">node</text:span><text:span text:style-name="T7">.</text:span><text:span text:style-name="T6">brother</text:span></text:p>
      <text:p text:style-name="P9"><text:s text:c="6"/>node = node<text:span text:style-name="T1">.</text:span>brother</text:p>
      <text:p text:style-name="P6"><text:span text:style-name="T6"><text:s text:c="6"/></text:span><text:span text:style-name="T5">if </text:span><text:span text:style-name="T6">best_heuristic_found &lt; node</text:span><text:span text:style-name="T7">.</text:span><text:span text:style-name="T6">heuristic_value</text:span></text:p>
      <text:p text:style-name="P9"><text:s text:c="6"/>best_heuristic_found = node<text:span text:style-name="T1">.</text:span>heuristic_value</text:p>
      <text:p text:style-name="P9"><text:s text:c="6"/>piece_to_play = node<text:span text:style-name="T1">.</text:span>piece_played</text:p>
      <text:p text:style-name="P6"><text:span text:style-name="T6"><text:s text:c="6"/></text:span><text:span text:style-name="T5">end</text:span></text:p>
      <text:p text:style-name="P6"><text:span text:style-name="T5"><text:s text:c="4"/></text:span><text:span text:style-name="T12">#puts "Piece played : #{node.piece_played}"</text:span></text:p>
      <text:p text:style-name="P6"><text:span text:style-name="T6"><text:s text:c="4"/></text:span><text:span text:style-name="T12">#puts "Heuristic : #{node.heuristic_value}"</text:span></text:p>
      <text:p text:style-name="P6"><text:span text:style-name="T6"><text:s text:c="4"/></text:span><text:span text:style-name="T5">end</text:span></text:p>
      <text:p text:style-name="P6"><text:span text:style-name="T5"><text:s text:c="4"/>return </text:span><text:span text:style-name="T6">piece_to_play</text:span></text:p>
      <text:p text:style-name="P6"><text:span text:style-name="T6"><text:s text:c="2"/></text:span><text:span text:style-name="T5">end</text:span></text:p>
      <text:p text:style-name="P3"><text:span text:style-name="T4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background-color="#dddddd" fo:padding="0.049cm" fo:border="0.002cm solid #000000" style:shadow="none">
        <style:background-image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" style:family="paragraph">
      <style:paragraph-properties style:writing-mode="lr-tb"/>
      <style:text-properties style:font-name="Liberation Serif" fo:font-size="12pt" fo:language="fr" fo:country="FR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/<text:page-count>1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31T18:33:03.892000000</meta:creation-date>
    <dc:date>2015-12-01T16:27:12.02</dc:date>
    <meta:editing-duration>P2DT15M23S</meta:editing-duration>
    <meta:editing-cycles>166</meta:editing-cycles>
    <meta:generator>OpenOffice/4.1.1$Win32 OpenOffice.org_project/411m6$Build-9775</meta:generator>
    <meta:document-statistic meta:table-count="0" meta:image-count="0" meta:object-count="0" meta:page-count="17" meta:paragraph-count="833" meta:word-count="2701" meta:character-count="24614"/>
  </office:meta>
</office:document-meta>
</file>